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2AAB7C94030DC146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mperature_1621247856" table:style-name="ta1">
        <table:shapes>
          <draw:frame draw:z-index="0" draw:style-name="gr1" draw:text-style-name="P1" svg:width="15.5083in" svg:height="7.1217in" svg:x="3.9201in" svg:y="0.9933in">
            <draw:object draw:notify-on-update-of-ranges="temperature_1621247856.B1:temperature_1621247856.B1 temperature_1621247856.B2:temperature_1621247856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5083in" svg:height="7.1217in" svg:x="3.9752in" svg:y="8.3976in">
            <draw:object draw:notify-on-update-of-ranges="temperature_1621247856.C1:temperature_1621247856.C1 temperature_1621247856.C2:temperature_1621247856.C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5083in" svg:height="7.1217in" svg:x="4.05in" svg:y="15.7071in">
            <draw:object draw:notify-on-update-of-ranges="temperature_1621247856.D1:temperature_1621247856.D1 temperature_1621247856.D2:temperature_1621247856.D5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Raw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Hmm</text:p>
          </table:table-cell>
          <table:table-cell table:number-columns-repeated="5"/>
          <table:table-cell office:value-type="string" calcext:value-type="string">
            <text:p>Aver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float" office:value="49388" calcext:value-type="float">
            <text:p>49388</text:p>
          </table:table-cell>
          <table:table-cell table:formula="of:=[.A2]/1000" office:value-type="float" office:value="49.388" calcext:value-type="float">
            <text:p>49.388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5"/>
          <table:table-cell table:formula="of:=AVERAGE([.B2:.B502])" office:value-type="float" office:value="61.9756966067863" calcext:value-type="float">
            <text:p>61.9756966067863</text:p>
          </table:table-cell>
          <table:table-cell table:formula="of:=MAX([.B2:.B502])" office:value-type="float" office:value="63.914" calcext:value-type="float">
            <text:p>63.914</text:p>
          </table:table-cell>
          <table:table-cell table:formula="of:=MIN([.B2:.B502])" office:value-type="float" office:value="49.388" calcext:value-type="float">
            <text:p>49.388</text:p>
          </table:table-cell>
        </table:table-row>
        <table:table-row table:style-name="ro1">
          <table:table-cell office:value-type="float" office:value="54768" calcext:value-type="float">
            <text:p>54768</text:p>
          </table:table-cell>
          <table:table-cell table:formula="of:=[.A3]/1000" office:value-type="float" office:value="54.768" calcext:value-type="float">
            <text:p>54.768</text:p>
          </table:table-cell>
          <table:table-cell table:formula="of:=[.B3]-[.B2]" office:value-type="float" office:value="5.38" calcext:value-type="float">
            <text:p>5.38</text:p>
          </table:table-cell>
          <table:table-cell table:formula="of:=[.D2]+[.C3]" office:value-type="float" office:value="5.38" calcext:value-type="float">
            <text:p>5.38</text:p>
          </table:table-cell>
          <table:table-cell table:number-columns-repeated="8"/>
        </table:table-row>
        <table:table-row table:style-name="ro1">
          <table:table-cell office:value-type="float" office:value="54768" calcext:value-type="float">
            <text:p>54768</text:p>
          </table:table-cell>
          <table:table-cell table:formula="of:=[.A4]/1000" office:value-type="float" office:value="54.768" calcext:value-type="float">
            <text:p>54.768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D3]+[.C4]" office:value-type="float" office:value="5.38" calcext:value-type="float">
            <text:p>5.38</text:p>
          </table:table-cell>
          <table:table-cell table:number-columns-repeated="8"/>
        </table:table-row>
        <table:table-row table:style-name="ro1">
          <table:table-cell office:value-type="float" office:value="54230" calcext:value-type="float">
            <text:p>54230</text:p>
          </table:table-cell>
          <table:table-cell table:formula="of:=[.A5]/1000" office:value-type="float" office:value="54.23" calcext:value-type="float">
            <text:p>54.23</text:p>
          </table:table-cell>
          <table:table-cell table:formula="of:=[.B5]-[.B4]" office:value-type="float" office:value="-0.538000000000004" calcext:value-type="float">
            <text:p>-0.538000000000004</text:p>
          </table:table-cell>
          <table:table-cell table:formula="of:=[.D4]+[.C5]" office:value-type="float" office:value="4.842" calcext:value-type="float">
            <text:p>4.842</text:p>
          </table:table-cell>
          <table:table-cell table:number-columns-repeated="8"/>
        </table:table-row>
        <table:table-row table:style-name="ro1">
          <table:table-cell office:value-type="float" office:value="54230" calcext:value-type="float">
            <text:p>54230</text:p>
          </table:table-cell>
          <table:table-cell table:formula="of:=[.A6]/1000" office:value-type="float" office:value="54.23" calcext:value-type="float">
            <text:p>54.23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D5]+[.C6]" office:value-type="float" office:value="4.842" calcext:value-type="float">
            <text:p>4.842</text:p>
          </table:table-cell>
          <table:table-cell table:number-columns-repeated="8"/>
        </table:table-row>
        <table:table-row table:style-name="ro1">
          <table:table-cell office:value-type="float" office:value="54230" calcext:value-type="float">
            <text:p>54230</text:p>
          </table:table-cell>
          <table:table-cell table:formula="of:=[.A7]/1000" office:value-type="float" office:value="54.23" calcext:value-type="float">
            <text:p>54.23</text:p>
          </table:table-cell>
          <table:table-cell table:formula="of:=[.B7]-[.B6]" office:value-type="float" office:value="0" calcext:value-type="float">
            <text:p>0</text:p>
          </table:table-cell>
          <table:table-cell table:formula="of:=[.D6]+[.C7]" office:value-type="float" office:value="4.842" calcext:value-type="float">
            <text:p>4.842</text:p>
          </table:table-cell>
          <table:table-cell table:number-columns-repeated="8"/>
        </table:table-row>
        <table:table-row table:style-name="ro1">
          <table:table-cell office:value-type="float" office:value="54768" calcext:value-type="float">
            <text:p>54768</text:p>
          </table:table-cell>
          <table:table-cell table:formula="of:=[.A8]/1000" office:value-type="float" office:value="54.768" calcext:value-type="float">
            <text:p>54.768</text:p>
          </table:table-cell>
          <table:table-cell table:formula="of:=[.B8]-[.B7]" office:value-type="float" office:value="0.538000000000004" calcext:value-type="float">
            <text:p>0.538000000000004</text:p>
          </table:table-cell>
          <table:table-cell table:formula="of:=[.D7]+[.C8]" office:value-type="float" office:value="5.38" calcext:value-type="float">
            <text:p>5.38</text:p>
          </table:table-cell>
          <table:table-cell table:number-columns-repeated="8"/>
        </table:table-row>
        <table:table-row table:style-name="ro1">
          <table:table-cell office:value-type="float" office:value="54768" calcext:value-type="float">
            <text:p>54768</text:p>
          </table:table-cell>
          <table:table-cell table:formula="of:=[.A9]/1000" office:value-type="float" office:value="54.768" calcext:value-type="float">
            <text:p>54.768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D8]+[.C9]" office:value-type="float" office:value="5.38" calcext:value-type="float">
            <text:p>5.38</text:p>
          </table:table-cell>
          <table:table-cell table:number-columns-repeated="8"/>
        </table:table-row>
        <table:table-row table:style-name="ro1">
          <table:table-cell office:value-type="float" office:value="54768" calcext:value-type="float">
            <text:p>54768</text:p>
          </table:table-cell>
          <table:table-cell table:formula="of:=[.A10]/1000" office:value-type="float" office:value="54.768" calcext:value-type="float">
            <text:p>54.768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D9]+[.C10]" office:value-type="float" office:value="5.38" calcext:value-type="float">
            <text:p>5.38</text:p>
          </table:table-cell>
          <table:table-cell table:number-columns-repeated="8"/>
        </table:table-row>
        <table:table-row table:style-name="ro1">
          <table:table-cell office:value-type="float" office:value="54768" calcext:value-type="float">
            <text:p>54768</text:p>
          </table:table-cell>
          <table:table-cell table:formula="of:=[.A11]/1000" office:value-type="float" office:value="54.768" calcext:value-type="float">
            <text:p>54.768</text:p>
          </table:table-cell>
          <table:table-cell table:formula="of:=[.B11]-[.B10]" office:value-type="float" office:value="0" calcext:value-type="float">
            <text:p>0</text:p>
          </table:table-cell>
          <table:table-cell table:formula="of:=[.D10]+[.C11]" office:value-type="float" office:value="5.38" calcext:value-type="float">
            <text:p>5.38</text:p>
          </table:table-cell>
          <table:table-cell table:number-columns-repeated="8"/>
        </table:table-row>
        <table:table-row table:style-name="ro1">
          <table:table-cell office:value-type="float" office:value="55844" calcext:value-type="float">
            <text:p>55844</text:p>
          </table:table-cell>
          <table:table-cell table:formula="of:=[.A12]/1000" office:value-type="float" office:value="55.844" calcext:value-type="float">
            <text:p>55.844</text:p>
          </table:table-cell>
          <table:table-cell table:formula="of:=[.B12]-[.B11]" office:value-type="float" office:value="1.076" calcext:value-type="float">
            <text:p>1.076</text:p>
          </table:table-cell>
          <table:table-cell table:formula="of:=[.D11]+[.C12]" office:value-type="float" office:value="6.456" calcext:value-type="float">
            <text:p>6.456</text:p>
          </table:table-cell>
          <table:table-cell table:number-columns-repeated="8"/>
        </table:table-row>
        <table:table-row table:style-name="ro1">
          <table:table-cell office:value-type="float" office:value="55844" calcext:value-type="float">
            <text:p>55844</text:p>
          </table:table-cell>
          <table:table-cell table:formula="of:=[.A13]/1000" office:value-type="float" office:value="55.844" calcext:value-type="float">
            <text:p>55.844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D12]+[.C13]" office:value-type="float" office:value="6.456" calcext:value-type="float">
            <text:p>6.456</text:p>
          </table:table-cell>
          <table:table-cell table:number-columns-repeated="8"/>
        </table:table-row>
        <table:table-row table:style-name="ro1">
          <table:table-cell office:value-type="float" office:value="55844" calcext:value-type="float">
            <text:p>55844</text:p>
          </table:table-cell>
          <table:table-cell table:formula="of:=[.A14]/1000" office:value-type="float" office:value="55.844" calcext:value-type="float">
            <text:p>55.844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D13]+[.C14]" office:value-type="float" office:value="6.456" calcext:value-type="float">
            <text:p>6.456</text:p>
          </table:table-cell>
          <table:table-cell table:number-columns-repeated="8"/>
        </table:table-row>
        <table:table-row table:style-name="ro1">
          <table:table-cell office:value-type="float" office:value="55844" calcext:value-type="float">
            <text:p>55844</text:p>
          </table:table-cell>
          <table:table-cell table:formula="of:=[.A15]/1000" office:value-type="float" office:value="55.844" calcext:value-type="float">
            <text:p>55.844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D14]+[.C15]" office:value-type="float" office:value="6.456" calcext:value-type="float">
            <text:p>6.456</text:p>
          </table:table-cell>
          <table:table-cell table:number-columns-repeated="8"/>
        </table:table-row>
        <table:table-row table:style-name="ro1">
          <table:table-cell office:value-type="float" office:value="56382" calcext:value-type="float">
            <text:p>56382</text:p>
          </table:table-cell>
          <table:table-cell table:formula="of:=[.A16]/1000" office:value-type="float" office:value="56.382" calcext:value-type="float">
            <text:p>56.382</text:p>
          </table:table-cell>
          <table:table-cell table:formula="of:=[.B16]-[.B15]" office:value-type="float" office:value="0.537999999999997" calcext:value-type="float">
            <text:p>0.537999999999997</text:p>
          </table:table-cell>
          <table:table-cell table:formula="of:=[.D15]+[.C16]" office:value-type="float" office:value="6.994" calcext:value-type="float">
            <text:p>6.994</text:p>
          </table:table-cell>
          <table:table-cell table:number-columns-repeated="8"/>
        </table:table-row>
        <table:table-row table:style-name="ro1">
          <table:table-cell office:value-type="float" office:value="56382" calcext:value-type="float">
            <text:p>56382</text:p>
          </table:table-cell>
          <table:table-cell table:formula="of:=[.A17]/1000" office:value-type="float" office:value="56.382" calcext:value-type="float">
            <text:p>56.382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D16]+[.C17]" office:value-type="float" office:value="6.994" calcext:value-type="float">
            <text:p>6.994</text:p>
          </table:table-cell>
          <table:table-cell table:number-columns-repeated="8"/>
        </table:table-row>
        <table:table-row table:style-name="ro1">
          <table:table-cell office:value-type="float" office:value="56920" calcext:value-type="float">
            <text:p>56920</text:p>
          </table:table-cell>
          <table:table-cell table:formula="of:=[.A18]/1000" office:value-type="float" office:value="56.92" calcext:value-type="float">
            <text:p>56.92</text:p>
          </table:table-cell>
          <table:table-cell table:formula="of:=[.B18]-[.B17]" office:value-type="float" office:value="0.538000000000004" calcext:value-type="float">
            <text:p>0.538000000000004</text:p>
          </table:table-cell>
          <table:table-cell table:formula="of:=[.D17]+[.C18]" office:value-type="float" office:value="7.532" calcext:value-type="float">
            <text:p>7.532</text:p>
          </table:table-cell>
          <table:table-cell table:number-columns-repeated="8"/>
        </table:table-row>
        <table:table-row table:style-name="ro1">
          <table:table-cell office:value-type="float" office:value="56920" calcext:value-type="float">
            <text:p>56920</text:p>
          </table:table-cell>
          <table:table-cell table:formula="of:=[.A19]/1000" office:value-type="float" office:value="56.92" calcext:value-type="float">
            <text:p>56.92</text:p>
          </table:table-cell>
          <table:table-cell table:formula="of:=[.B19]-[.B18]" office:value-type="float" office:value="0" calcext:value-type="float">
            <text:p>0</text:p>
          </table:table-cell>
          <table:table-cell table:formula="of:=[.D18]+[.C19]" office:value-type="float" office:value="7.532" calcext:value-type="float">
            <text:p>7.532</text:p>
          </table:table-cell>
          <table:table-cell table:number-columns-repeated="8"/>
        </table:table-row>
        <table:table-row table:style-name="ro1">
          <table:table-cell office:value-type="float" office:value="56920" calcext:value-type="float">
            <text:p>56920</text:p>
          </table:table-cell>
          <table:table-cell table:formula="of:=[.A20]/1000" office:value-type="float" office:value="56.92" calcext:value-type="float">
            <text:p>56.92</text:p>
          </table:table-cell>
          <table:table-cell table:formula="of:=[.B20]-[.B19]" office:value-type="float" office:value="0" calcext:value-type="float">
            <text:p>0</text:p>
          </table:table-cell>
          <table:table-cell table:formula="of:=[.D19]+[.C20]" office:value-type="float" office:value="7.532" calcext:value-type="float">
            <text:p>7.532</text:p>
          </table:table-cell>
          <table:table-cell table:number-columns-repeated="8"/>
        </table:table-row>
        <table:table-row table:style-name="ro1">
          <table:table-cell office:value-type="float" office:value="56920" calcext:value-type="float">
            <text:p>56920</text:p>
          </table:table-cell>
          <table:table-cell table:formula="of:=[.A21]/1000" office:value-type="float" office:value="56.92" calcext:value-type="float">
            <text:p>56.92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D20]+[.C21]" office:value-type="float" office:value="7.532" calcext:value-type="float">
            <text:p>7.532</text:p>
          </table:table-cell>
          <table:table-cell table:number-columns-repeated="8"/>
        </table:table-row>
        <table:table-row table:style-name="ro1">
          <table:table-cell office:value-type="float" office:value="57458" calcext:value-type="float">
            <text:p>57458</text:p>
          </table:table-cell>
          <table:table-cell table:formula="of:=[.A22]/1000" office:value-type="float" office:value="57.458" calcext:value-type="float">
            <text:p>57.458</text:p>
          </table:table-cell>
          <table:table-cell table:formula="of:=[.B22]-[.B21]" office:value-type="float" office:value="0.537999999999997" calcext:value-type="float">
            <text:p>0.537999999999997</text:p>
          </table:table-cell>
          <table:table-cell table:formula="of:=[.D21]+[.C22]" office:value-type="float" office:value="8.07" calcext:value-type="float">
            <text:p>8.07</text:p>
          </table:table-cell>
          <table:table-cell table:number-columns-repeated="8"/>
        </table:table-row>
        <table:table-row table:style-name="ro1">
          <table:table-cell office:value-type="float" office:value="57458" calcext:value-type="float">
            <text:p>57458</text:p>
          </table:table-cell>
          <table:table-cell table:formula="of:=[.A23]/1000" office:value-type="float" office:value="57.458" calcext:value-type="float">
            <text:p>57.458</text:p>
          </table:table-cell>
          <table:table-cell table:formula="of:=[.B23]-[.B22]" office:value-type="float" office:value="0" calcext:value-type="float">
            <text:p>0</text:p>
          </table:table-cell>
          <table:table-cell table:formula="of:=[.D22]+[.C23]" office:value-type="float" office:value="8.07" calcext:value-type="float">
            <text:p>8.07</text:p>
          </table:table-cell>
          <table:table-cell table:number-columns-repeated="8"/>
        </table:table-row>
        <table:table-row table:style-name="ro1">
          <table:table-cell office:value-type="float" office:value="57458" calcext:value-type="float">
            <text:p>57458</text:p>
          </table:table-cell>
          <table:table-cell table:formula="of:=[.A24]/1000" office:value-type="float" office:value="57.458" calcext:value-type="float">
            <text:p>57.458</text:p>
          </table:table-cell>
          <table:table-cell table:formula="of:=[.B24]-[.B23]" office:value-type="float" office:value="0" calcext:value-type="float">
            <text:p>0</text:p>
          </table:table-cell>
          <table:table-cell table:formula="of:=[.D23]+[.C24]" office:value-type="float" office:value="8.07" calcext:value-type="float">
            <text:p>8.07</text:p>
          </table:table-cell>
          <table:table-cell table:number-columns-repeated="8"/>
        </table:table-row>
        <table:table-row table:style-name="ro1">
          <table:table-cell office:value-type="float" office:value="57996" calcext:value-type="float">
            <text:p>57996</text:p>
          </table:table-cell>
          <table:table-cell table:formula="of:=[.A25]/1000" office:value-type="float" office:value="57.996" calcext:value-type="float">
            <text:p>57.996</text:p>
          </table:table-cell>
          <table:table-cell table:formula="of:=[.B25]-[.B24]" office:value-type="float" office:value="0.538000000000004" calcext:value-type="float">
            <text:p>0.538000000000004</text:p>
          </table:table-cell>
          <table:table-cell table:formula="of:=[.D24]+[.C25]" office:value-type="float" office:value="8.608" calcext:value-type="float">
            <text:p>8.608</text:p>
          </table:table-cell>
          <table:table-cell table:number-columns-repeated="8"/>
        </table:table-row>
        <table:table-row table:style-name="ro1">
          <table:table-cell office:value-type="float" office:value="57458" calcext:value-type="float">
            <text:p>57458</text:p>
          </table:table-cell>
          <table:table-cell table:formula="of:=[.A26]/1000" office:value-type="float" office:value="57.458" calcext:value-type="float">
            <text:p>57.458</text:p>
          </table:table-cell>
          <table:table-cell table:formula="of:=[.B26]-[.B25]" office:value-type="float" office:value="-0.538000000000004" calcext:value-type="float">
            <text:p>-0.538000000000004</text:p>
          </table:table-cell>
          <table:table-cell table:formula="of:=[.D25]+[.C26]" office:value-type="float" office:value="8.07" calcext:value-type="float">
            <text:p>8.07</text:p>
          </table:table-cell>
          <table:table-cell table:number-columns-repeated="8"/>
        </table:table-row>
        <table:table-row table:style-name="ro1">
          <table:table-cell office:value-type="float" office:value="57996" calcext:value-type="float">
            <text:p>57996</text:p>
          </table:table-cell>
          <table:table-cell table:formula="of:=[.A27]/1000" office:value-type="float" office:value="57.996" calcext:value-type="float">
            <text:p>57.996</text:p>
          </table:table-cell>
          <table:table-cell table:formula="of:=[.B27]-[.B26]" office:value-type="float" office:value="0.538000000000004" calcext:value-type="float">
            <text:p>0.538000000000004</text:p>
          </table:table-cell>
          <table:table-cell table:formula="of:=[.D26]+[.C27]" office:value-type="float" office:value="8.608" calcext:value-type="float">
            <text:p>8.608</text:p>
          </table:table-cell>
          <table:table-cell table:number-columns-repeated="8"/>
        </table:table-row>
        <table:table-row table:style-name="ro1">
          <table:table-cell office:value-type="float" office:value="57996" calcext:value-type="float">
            <text:p>57996</text:p>
          </table:table-cell>
          <table:table-cell table:formula="of:=[.A28]/1000" office:value-type="float" office:value="57.996" calcext:value-type="float">
            <text:p>57.996</text:p>
          </table:table-cell>
          <table:table-cell table:formula="of:=[.B28]-[.B27]" office:value-type="float" office:value="0" calcext:value-type="float">
            <text:p>0</text:p>
          </table:table-cell>
          <table:table-cell table:formula="of:=[.D27]+[.C28]" office:value-type="float" office:value="8.608" calcext:value-type="float">
            <text:p>8.608</text:p>
          </table:table-cell>
          <table:table-cell table:number-columns-repeated="8"/>
        </table:table-row>
        <table:table-row table:style-name="ro1">
          <table:table-cell office:value-type="float" office:value="57996" calcext:value-type="float">
            <text:p>57996</text:p>
          </table:table-cell>
          <table:table-cell table:formula="of:=[.A29]/1000" office:value-type="float" office:value="57.996" calcext:value-type="float">
            <text:p>57.996</text:p>
          </table:table-cell>
          <table:table-cell table:formula="of:=[.B29]-[.B28]" office:value-type="float" office:value="0" calcext:value-type="float">
            <text:p>0</text:p>
          </table:table-cell>
          <table:table-cell table:formula="of:=[.D28]+[.C29]" office:value-type="float" office:value="8.608" calcext:value-type="float">
            <text:p>8.608</text:p>
          </table:table-cell>
          <table:table-cell table:number-columns-repeated="8"/>
        </table:table-row>
        <table:table-row table:style-name="ro1">
          <table:table-cell office:value-type="float" office:value="57996" calcext:value-type="float">
            <text:p>57996</text:p>
          </table:table-cell>
          <table:table-cell table:formula="of:=[.A30]/1000" office:value-type="float" office:value="57.996" calcext:value-type="float">
            <text:p>57.996</text:p>
          </table:table-cell>
          <table:table-cell table:formula="of:=[.B30]-[.B29]" office:value-type="float" office:value="0" calcext:value-type="float">
            <text:p>0</text:p>
          </table:table-cell>
          <table:table-cell table:formula="of:=[.D29]+[.C30]" office:value-type="float" office:value="8.608" calcext:value-type="float">
            <text:p>8.608</text:p>
          </table:table-cell>
          <table:table-cell table:number-columns-repeated="8"/>
        </table:table-row>
        <table:table-row table:style-name="ro1">
          <table:table-cell office:value-type="float" office:value="57996" calcext:value-type="float">
            <text:p>57996</text:p>
          </table:table-cell>
          <table:table-cell table:formula="of:=[.A31]/1000" office:value-type="float" office:value="57.996" calcext:value-type="float">
            <text:p>57.996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D30]+[.C31]" office:value-type="float" office:value="8.608" calcext:value-type="float">
            <text:p>8.608</text:p>
          </table:table-cell>
          <table:table-cell table:number-columns-repeated="8"/>
        </table:table-row>
        <table:table-row table:style-name="ro1">
          <table:table-cell office:value-type="float" office:value="58534" calcext:value-type="float">
            <text:p>58534</text:p>
          </table:table-cell>
          <table:table-cell table:formula="of:=[.A32]/1000" office:value-type="float" office:value="58.534" calcext:value-type="float">
            <text:p>58.534</text:p>
          </table:table-cell>
          <table:table-cell table:formula="of:=[.B32]-[.B31]" office:value-type="float" office:value="0.537999999999997" calcext:value-type="float">
            <text:p>0.537999999999997</text:p>
          </table:table-cell>
          <table:table-cell table:formula="of:=[.D31]+[.C32]" office:value-type="float" office:value="9.146" calcext:value-type="float">
            <text:p>9.146</text:p>
          </table:table-cell>
          <table:table-cell table:number-columns-repeated="8"/>
        </table:table-row>
        <table:table-row table:style-name="ro1">
          <table:table-cell office:value-type="float" office:value="58534" calcext:value-type="float">
            <text:p>58534</text:p>
          </table:table-cell>
          <table:table-cell table:formula="of:=[.A33]/1000" office:value-type="float" office:value="58.534" calcext:value-type="float">
            <text:p>58.534</text:p>
          </table:table-cell>
          <table:table-cell table:formula="of:=[.B33]-[.B32]" office:value-type="float" office:value="0" calcext:value-type="float">
            <text:p>0</text:p>
          </table:table-cell>
          <table:table-cell table:formula="of:=[.D32]+[.C33]" office:value-type="float" office:value="9.146" calcext:value-type="float">
            <text:p>9.146</text:p>
          </table:table-cell>
          <table:table-cell table:number-columns-repeated="8"/>
        </table:table-row>
        <table:table-row table:style-name="ro1">
          <table:table-cell office:value-type="float" office:value="58534" calcext:value-type="float">
            <text:p>58534</text:p>
          </table:table-cell>
          <table:table-cell table:formula="of:=[.A34]/1000" office:value-type="float" office:value="58.534" calcext:value-type="float">
            <text:p>58.534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D33]+[.C34]" office:value-type="float" office:value="9.146" calcext:value-type="float">
            <text:p>9.146</text:p>
          </table:table-cell>
          <table:table-cell table:number-columns-repeated="8"/>
        </table:table-row>
        <table:table-row table:style-name="ro1">
          <table:table-cell office:value-type="float" office:value="58534" calcext:value-type="float">
            <text:p>58534</text:p>
          </table:table-cell>
          <table:table-cell table:formula="of:=[.A35]/1000" office:value-type="float" office:value="58.534" calcext:value-type="float">
            <text:p>58.534</text:p>
          </table:table-cell>
          <table:table-cell table:formula="of:=[.B35]-[.B34]" office:value-type="float" office:value="0" calcext:value-type="float">
            <text:p>0</text:p>
          </table:table-cell>
          <table:table-cell table:formula="of:=[.D34]+[.C35]" office:value-type="float" office:value="9.146" calcext:value-type="float">
            <text:p>9.146</text:p>
          </table:table-cell>
          <table:table-cell table:number-columns-repeated="8"/>
        </table:table-row>
        <table:table-row table:style-name="ro1">
          <table:table-cell office:value-type="float" office:value="58534" calcext:value-type="float">
            <text:p>58534</text:p>
          </table:table-cell>
          <table:table-cell table:formula="of:=[.A36]/1000" office:value-type="float" office:value="58.534" calcext:value-type="float">
            <text:p>58.534</text:p>
          </table:table-cell>
          <table:table-cell table:formula="of:=[.B36]-[.B35]" office:value-type="float" office:value="0" calcext:value-type="float">
            <text:p>0</text:p>
          </table:table-cell>
          <table:table-cell table:formula="of:=[.D35]+[.C36]" office:value-type="float" office:value="9.146" calcext:value-type="float">
            <text:p>9.146</text:p>
          </table:table-cell>
          <table:table-cell table:number-columns-repeated="8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formula="of:=[.A37]/1000" office:value-type="float" office:value="59.072" calcext:value-type="float">
            <text:p>59.072</text:p>
          </table:table-cell>
          <table:table-cell table:formula="of:=[.B37]-[.B36]" office:value-type="float" office:value="0.538000000000004" calcext:value-type="float">
            <text:p>0.538000000000004</text:p>
          </table:table-cell>
          <table:table-cell table:formula="of:=[.D36]+[.C37]" office:value-type="float" office:value="9.684" calcext:value-type="float">
            <text:p>9.684</text:p>
          </table:table-cell>
          <table:table-cell table:number-columns-repeated="8"/>
        </table:table-row>
        <table:table-row table:style-name="ro1">
          <table:table-cell office:value-type="float" office:value="59610" calcext:value-type="float">
            <text:p>59610</text:p>
          </table:table-cell>
          <table:table-cell table:formula="of:=[.A38]/1000" office:value-type="float" office:value="59.61" calcext:value-type="float">
            <text:p>59.61</text:p>
          </table:table-cell>
          <table:table-cell table:formula="of:=[.B38]-[.B37]" office:value-type="float" office:value="0.537999999999997" calcext:value-type="float">
            <text:p>0.537999999999997</text:p>
          </table:table-cell>
          <table:table-cell table:formula="of:=[.D37]+[.C38]" office:value-type="float" office:value="10.222" calcext:value-type="float">
            <text:p>10.222</text:p>
          </table:table-cell>
          <table:table-cell table:number-columns-repeated="8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formula="of:=[.A39]/1000" office:value-type="float" office:value="59.072" calcext:value-type="float">
            <text:p>59.072</text:p>
          </table:table-cell>
          <table:table-cell table:formula="of:=[.B39]-[.B38]" office:value-type="float" office:value="-0.537999999999997" calcext:value-type="float">
            <text:p>-0.537999999999997</text:p>
          </table:table-cell>
          <table:table-cell table:formula="of:=[.D38]+[.C39]" office:value-type="float" office:value="9.684" calcext:value-type="float">
            <text:p>9.684</text:p>
          </table:table-cell>
          <table:table-cell table:number-columns-repeated="8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formula="of:=[.A40]/1000" office:value-type="float" office:value="59.072" calcext:value-type="float">
            <text:p>59.072</text:p>
          </table:table-cell>
          <table:table-cell table:formula="of:=[.B40]-[.B39]" office:value-type="float" office:value="0" calcext:value-type="float">
            <text:p>0</text:p>
          </table:table-cell>
          <table:table-cell table:formula="of:=[.D39]+[.C40]" office:value-type="float" office:value="9.684" calcext:value-type="float">
            <text:p>9.684</text:p>
          </table:table-cell>
          <table:table-cell table:number-columns-repeated="8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formula="of:=[.A41]/1000" office:value-type="float" office:value="59.072" calcext:value-type="float">
            <text:p>59.072</text:p>
          </table:table-cell>
          <table:table-cell table:formula="of:=[.B41]-[.B40]" office:value-type="float" office:value="0" calcext:value-type="float">
            <text:p>0</text:p>
          </table:table-cell>
          <table:table-cell table:formula="of:=[.D40]+[.C41]" office:value-type="float" office:value="9.684" calcext:value-type="float">
            <text:p>9.684</text:p>
          </table:table-cell>
          <table:table-cell table:number-columns-repeated="8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formula="of:=[.A42]/1000" office:value-type="float" office:value="59.072" calcext:value-type="float">
            <text:p>59.072</text:p>
          </table:table-cell>
          <table:table-cell table:formula="of:=[.B42]-[.B41]" office:value-type="float" office:value="0" calcext:value-type="float">
            <text:p>0</text:p>
          </table:table-cell>
          <table:table-cell table:formula="of:=[.D41]+[.C42]" office:value-type="float" office:value="9.684" calcext:value-type="float">
            <text:p>9.684</text:p>
          </table:table-cell>
          <table:table-cell table:number-columns-repeated="8"/>
        </table:table-row>
        <table:table-row table:style-name="ro1">
          <table:table-cell office:value-type="float" office:value="59610" calcext:value-type="float">
            <text:p>59610</text:p>
          </table:table-cell>
          <table:table-cell table:formula="of:=[.A43]/1000" office:value-type="float" office:value="59.61" calcext:value-type="float">
            <text:p>59.61</text:p>
          </table:table-cell>
          <table:table-cell table:formula="of:=[.B43]-[.B42]" office:value-type="float" office:value="0.537999999999997" calcext:value-type="float">
            <text:p>0.537999999999997</text:p>
          </table:table-cell>
          <table:table-cell table:formula="of:=[.D42]+[.C43]" office:value-type="float" office:value="10.222" calcext:value-type="float">
            <text:p>10.222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44]/1000" office:value-type="float" office:value="60.148" calcext:value-type="float">
            <text:p>60.148</text:p>
          </table:table-cell>
          <table:table-cell table:formula="of:=[.B44]-[.B43]" office:value-type="float" office:value="0.538000000000004" calcext:value-type="float">
            <text:p>0.538000000000004</text:p>
          </table:table-cell>
          <table:table-cell table:formula="of:=[.D43]+[.C44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formula="of:=[.A45]/1000" office:value-type="float" office:value="59.072" calcext:value-type="float">
            <text:p>59.072</text:p>
          </table:table-cell>
          <table:table-cell table:formula="of:=[.B45]-[.B44]" office:value-type="float" office:value="-1.076" calcext:value-type="float">
            <text:p>-1.076</text:p>
          </table:table-cell>
          <table:table-cell table:formula="of:=[.D44]+[.C45]" office:value-type="float" office:value="9.684" calcext:value-type="float">
            <text:p>9.684</text:p>
          </table:table-cell>
          <table:table-cell table:number-columns-repeated="8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formula="of:=[.A46]/1000" office:value-type="float" office:value="59.072" calcext:value-type="float">
            <text:p>59.072</text:p>
          </table:table-cell>
          <table:table-cell table:formula="of:=[.B46]-[.B45]" office:value-type="float" office:value="0" calcext:value-type="float">
            <text:p>0</text:p>
          </table:table-cell>
          <table:table-cell table:formula="of:=[.D45]+[.C46]" office:value-type="float" office:value="9.684" calcext:value-type="float">
            <text:p>9.684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47]/1000" office:value-type="float" office:value="60.148" calcext:value-type="float">
            <text:p>60.148</text:p>
          </table:table-cell>
          <table:table-cell table:formula="of:=[.B47]-[.B46]" office:value-type="float" office:value="1.076" calcext:value-type="float">
            <text:p>1.076</text:p>
          </table:table-cell>
          <table:table-cell table:formula="of:=[.D46]+[.C47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formula="of:=[.A48]/1000" office:value-type="float" office:value="59.072" calcext:value-type="float">
            <text:p>59.072</text:p>
          </table:table-cell>
          <table:table-cell table:formula="of:=[.B48]-[.B47]" office:value-type="float" office:value="-1.076" calcext:value-type="float">
            <text:p>-1.076</text:p>
          </table:table-cell>
          <table:table-cell table:formula="of:=[.D47]+[.C48]" office:value-type="float" office:value="9.684" calcext:value-type="float">
            <text:p>9.684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49]/1000" office:value-type="float" office:value="60.148" calcext:value-type="float">
            <text:p>60.148</text:p>
          </table:table-cell>
          <table:table-cell table:formula="of:=[.B49]-[.B48]" office:value-type="float" office:value="1.076" calcext:value-type="float">
            <text:p>1.076</text:p>
          </table:table-cell>
          <table:table-cell table:formula="of:=[.D48]+[.C49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59610" calcext:value-type="float">
            <text:p>59610</text:p>
          </table:table-cell>
          <table:table-cell table:formula="of:=[.A50]/1000" office:value-type="float" office:value="59.61" calcext:value-type="float">
            <text:p>59.61</text:p>
          </table:table-cell>
          <table:table-cell table:formula="of:=[.B50]-[.B49]" office:value-type="float" office:value="-0.538000000000004" calcext:value-type="float">
            <text:p>-0.538000000000004</text:p>
          </table:table-cell>
          <table:table-cell table:formula="of:=[.D49]+[.C50]" office:value-type="float" office:value="10.222" calcext:value-type="float">
            <text:p>10.222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51]/1000" office:value-type="float" office:value="60.148" calcext:value-type="float">
            <text:p>60.148</text:p>
          </table:table-cell>
          <table:table-cell table:formula="of:=[.B51]-[.B50]" office:value-type="float" office:value="0.538000000000004" calcext:value-type="float">
            <text:p>0.538000000000004</text:p>
          </table:table-cell>
          <table:table-cell table:formula="of:=[.D50]+[.C51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52]/1000" office:value-type="float" office:value="60.148" calcext:value-type="float">
            <text:p>60.148</text:p>
          </table:table-cell>
          <table:table-cell table:formula="of:=[.B52]-[.B51]" office:value-type="float" office:value="0" calcext:value-type="float">
            <text:p>0</text:p>
          </table:table-cell>
          <table:table-cell table:formula="of:=[.D51]+[.C52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53]/1000" office:value-type="float" office:value="60.148" calcext:value-type="float">
            <text:p>60.148</text:p>
          </table:table-cell>
          <table:table-cell table:formula="of:=[.B53]-[.B52]" office:value-type="float" office:value="0" calcext:value-type="float">
            <text:p>0</text:p>
          </table:table-cell>
          <table:table-cell table:formula="of:=[.D52]+[.C53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59072" calcext:value-type="float">
            <text:p>59072</text:p>
          </table:table-cell>
          <table:table-cell table:formula="of:=[.A54]/1000" office:value-type="float" office:value="59.072" calcext:value-type="float">
            <text:p>59.072</text:p>
          </table:table-cell>
          <table:table-cell table:formula="of:=[.B54]-[.B53]" office:value-type="float" office:value="-1.076" calcext:value-type="float">
            <text:p>-1.076</text:p>
          </table:table-cell>
          <table:table-cell table:formula="of:=[.D53]+[.C54]" office:value-type="float" office:value="9.684" calcext:value-type="float">
            <text:p>9.684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55]/1000" office:value-type="float" office:value="60.148" calcext:value-type="float">
            <text:p>60.148</text:p>
          </table:table-cell>
          <table:table-cell table:formula="of:=[.B55]-[.B54]" office:value-type="float" office:value="1.076" calcext:value-type="float">
            <text:p>1.076</text:p>
          </table:table-cell>
          <table:table-cell table:formula="of:=[.D54]+[.C55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56]/1000" office:value-type="float" office:value="60.148" calcext:value-type="float">
            <text:p>60.148</text:p>
          </table:table-cell>
          <table:table-cell table:formula="of:=[.B56]-[.B55]" office:value-type="float" office:value="0" calcext:value-type="float">
            <text:p>0</text:p>
          </table:table-cell>
          <table:table-cell table:formula="of:=[.D55]+[.C56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57]/1000" office:value-type="float" office:value="60.148" calcext:value-type="float">
            <text:p>60.148</text:p>
          </table:table-cell>
          <table:table-cell table:formula="of:=[.B57]-[.B56]" office:value-type="float" office:value="0" calcext:value-type="float">
            <text:p>0</text:p>
          </table:table-cell>
          <table:table-cell table:formula="of:=[.D56]+[.C57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58]/1000" office:value-type="float" office:value="60.148" calcext:value-type="float">
            <text:p>60.148</text:p>
          </table:table-cell>
          <table:table-cell table:formula="of:=[.B58]-[.B57]" office:value-type="float" office:value="0" calcext:value-type="float">
            <text:p>0</text:p>
          </table:table-cell>
          <table:table-cell table:formula="of:=[.D57]+[.C58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59]/1000" office:value-type="float" office:value="60.148" calcext:value-type="float">
            <text:p>60.148</text:p>
          </table:table-cell>
          <table:table-cell table:formula="of:=[.B59]-[.B58]" office:value-type="float" office:value="0" calcext:value-type="float">
            <text:p>0</text:p>
          </table:table-cell>
          <table:table-cell table:formula="of:=[.D58]+[.C59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59610" calcext:value-type="float">
            <text:p>59610</text:p>
          </table:table-cell>
          <table:table-cell table:formula="of:=[.A60]/1000" office:value-type="float" office:value="59.61" calcext:value-type="float">
            <text:p>59.61</text:p>
          </table:table-cell>
          <table:table-cell table:formula="of:=[.B60]-[.B59]" office:value-type="float" office:value="-0.538000000000004" calcext:value-type="float">
            <text:p>-0.538000000000004</text:p>
          </table:table-cell>
          <table:table-cell table:formula="of:=[.D59]+[.C60]" office:value-type="float" office:value="10.222" calcext:value-type="float">
            <text:p>10.222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61]/1000" office:value-type="float" office:value="60.148" calcext:value-type="float">
            <text:p>60.148</text:p>
          </table:table-cell>
          <table:table-cell table:formula="of:=[.B61]-[.B60]" office:value-type="float" office:value="0.538000000000004" calcext:value-type="float">
            <text:p>0.538000000000004</text:p>
          </table:table-cell>
          <table:table-cell table:formula="of:=[.D60]+[.C61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59610" calcext:value-type="float">
            <text:p>59610</text:p>
          </table:table-cell>
          <table:table-cell table:formula="of:=[.A62]/1000" office:value-type="float" office:value="59.61" calcext:value-type="float">
            <text:p>59.61</text:p>
          </table:table-cell>
          <table:table-cell table:formula="of:=[.B62]-[.B61]" office:value-type="float" office:value="-0.538000000000004" calcext:value-type="float">
            <text:p>-0.538000000000004</text:p>
          </table:table-cell>
          <table:table-cell table:formula="of:=[.D61]+[.C62]" office:value-type="float" office:value="10.222" calcext:value-type="float">
            <text:p>10.222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63]/1000" office:value-type="float" office:value="60.686" calcext:value-type="float">
            <text:p>60.686</text:p>
          </table:table-cell>
          <table:table-cell table:formula="of:=[.B63]-[.B62]" office:value-type="float" office:value="1.076" calcext:value-type="float">
            <text:p>1.076</text:p>
          </table:table-cell>
          <table:table-cell table:formula="of:=[.D62]+[.C63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64]/1000" office:value-type="float" office:value="60.148" calcext:value-type="float">
            <text:p>60.148</text:p>
          </table:table-cell>
          <table:table-cell table:formula="of:=[.B64]-[.B63]" office:value-type="float" office:value="-0.537999999999997" calcext:value-type="float">
            <text:p>-0.537999999999997</text:p>
          </table:table-cell>
          <table:table-cell table:formula="of:=[.D63]+[.C64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65]/1000" office:value-type="float" office:value="60.148" calcext:value-type="float">
            <text:p>60.148</text:p>
          </table:table-cell>
          <table:table-cell table:formula="of:=[.B65]-[.B64]" office:value-type="float" office:value="0" calcext:value-type="float">
            <text:p>0</text:p>
          </table:table-cell>
          <table:table-cell table:formula="of:=[.D64]+[.C65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66]/1000" office:value-type="float" office:value="60.148" calcext:value-type="float">
            <text:p>60.148</text:p>
          </table:table-cell>
          <table:table-cell table:formula="of:=[.B66]-[.B65]" office:value-type="float" office:value="0" calcext:value-type="float">
            <text:p>0</text:p>
          </table:table-cell>
          <table:table-cell table:formula="of:=[.D65]+[.C66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67]/1000" office:value-type="float" office:value="60.148" calcext:value-type="float">
            <text:p>60.148</text:p>
          </table:table-cell>
          <table:table-cell table:formula="of:=[.B67]-[.B66]" office:value-type="float" office:value="0" calcext:value-type="float">
            <text:p>0</text:p>
          </table:table-cell>
          <table:table-cell table:formula="of:=[.D66]+[.C67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68]/1000" office:value-type="float" office:value="60.686" calcext:value-type="float">
            <text:p>60.686</text:p>
          </table:table-cell>
          <table:table-cell table:formula="of:=[.B68]-[.B67]" office:value-type="float" office:value="0.537999999999997" calcext:value-type="float">
            <text:p>0.537999999999997</text:p>
          </table:table-cell>
          <table:table-cell table:formula="of:=[.D67]+[.C68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69]/1000" office:value-type="float" office:value="60.686" calcext:value-type="float">
            <text:p>60.686</text:p>
          </table:table-cell>
          <table:table-cell table:formula="of:=[.B69]-[.B68]" office:value-type="float" office:value="0" calcext:value-type="float">
            <text:p>0</text:p>
          </table:table-cell>
          <table:table-cell table:formula="of:=[.D68]+[.C69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70]/1000" office:value-type="float" office:value="60.686" calcext:value-type="float">
            <text:p>60.686</text:p>
          </table:table-cell>
          <table:table-cell table:formula="of:=[.B70]-[.B69]" office:value-type="float" office:value="0" calcext:value-type="float">
            <text:p>0</text:p>
          </table:table-cell>
          <table:table-cell table:formula="of:=[.D69]+[.C70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71]/1000" office:value-type="float" office:value="60.148" calcext:value-type="float">
            <text:p>60.148</text:p>
          </table:table-cell>
          <table:table-cell table:formula="of:=[.B71]-[.B70]" office:value-type="float" office:value="-0.537999999999997" calcext:value-type="float">
            <text:p>-0.537999999999997</text:p>
          </table:table-cell>
          <table:table-cell table:formula="of:=[.D70]+[.C71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72]/1000" office:value-type="float" office:value="60.148" calcext:value-type="float">
            <text:p>60.148</text:p>
          </table:table-cell>
          <table:table-cell table:formula="of:=[.B72]-[.B71]" office:value-type="float" office:value="0" calcext:value-type="float">
            <text:p>0</text:p>
          </table:table-cell>
          <table:table-cell table:formula="of:=[.D71]+[.C72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73]/1000" office:value-type="float" office:value="60.148" calcext:value-type="float">
            <text:p>60.148</text:p>
          </table:table-cell>
          <table:table-cell table:formula="of:=[.B73]-[.B72]" office:value-type="float" office:value="0" calcext:value-type="float">
            <text:p>0</text:p>
          </table:table-cell>
          <table:table-cell table:formula="of:=[.D72]+[.C73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74]/1000" office:value-type="float" office:value="60.148" calcext:value-type="float">
            <text:p>60.148</text:p>
          </table:table-cell>
          <table:table-cell table:formula="of:=[.B74]-[.B73]" office:value-type="float" office:value="0" calcext:value-type="float">
            <text:p>0</text:p>
          </table:table-cell>
          <table:table-cell table:formula="of:=[.D73]+[.C74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75]/1000" office:value-type="float" office:value="60.686" calcext:value-type="float">
            <text:p>60.686</text:p>
          </table:table-cell>
          <table:table-cell table:formula="of:=[.B75]-[.B74]" office:value-type="float" office:value="0.537999999999997" calcext:value-type="float">
            <text:p>0.537999999999997</text:p>
          </table:table-cell>
          <table:table-cell table:formula="of:=[.D74]+[.C75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76]/1000" office:value-type="float" office:value="60.686" calcext:value-type="float">
            <text:p>60.686</text:p>
          </table:table-cell>
          <table:table-cell table:formula="of:=[.B76]-[.B75]" office:value-type="float" office:value="0" calcext:value-type="float">
            <text:p>0</text:p>
          </table:table-cell>
          <table:table-cell table:formula="of:=[.D75]+[.C76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77]/1000" office:value-type="float" office:value="61.224" calcext:value-type="float">
            <text:p>61.224</text:p>
          </table:table-cell>
          <table:table-cell table:formula="of:=[.B77]-[.B76]" office:value-type="float" office:value="0.537999999999997" calcext:value-type="float">
            <text:p>0.537999999999997</text:p>
          </table:table-cell>
          <table:table-cell table:formula="of:=[.D76]+[.C77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78]/1000" office:value-type="float" office:value="60.686" calcext:value-type="float">
            <text:p>60.686</text:p>
          </table:table-cell>
          <table:table-cell table:formula="of:=[.B78]-[.B77]" office:value-type="float" office:value="-0.537999999999997" calcext:value-type="float">
            <text:p>-0.537999999999997</text:p>
          </table:table-cell>
          <table:table-cell table:formula="of:=[.D77]+[.C78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79]/1000" office:value-type="float" office:value="60.148" calcext:value-type="float">
            <text:p>60.148</text:p>
          </table:table-cell>
          <table:table-cell table:formula="of:=[.B79]-[.B78]" office:value-type="float" office:value="-0.537999999999997" calcext:value-type="float">
            <text:p>-0.537999999999997</text:p>
          </table:table-cell>
          <table:table-cell table:formula="of:=[.D78]+[.C79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80]/1000" office:value-type="float" office:value="60.686" calcext:value-type="float">
            <text:p>60.686</text:p>
          </table:table-cell>
          <table:table-cell table:formula="of:=[.B80]-[.B79]" office:value-type="float" office:value="0.537999999999997" calcext:value-type="float">
            <text:p>0.537999999999997</text:p>
          </table:table-cell>
          <table:table-cell table:formula="of:=[.D79]+[.C80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81]/1000" office:value-type="float" office:value="60.148" calcext:value-type="float">
            <text:p>60.148</text:p>
          </table:table-cell>
          <table:table-cell table:formula="of:=[.B81]-[.B80]" office:value-type="float" office:value="-0.537999999999997" calcext:value-type="float">
            <text:p>-0.537999999999997</text:p>
          </table:table-cell>
          <table:table-cell table:formula="of:=[.D80]+[.C81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82]/1000" office:value-type="float" office:value="60.148" calcext:value-type="float">
            <text:p>60.148</text:p>
          </table:table-cell>
          <table:table-cell table:formula="of:=[.B82]-[.B81]" office:value-type="float" office:value="0" calcext:value-type="float">
            <text:p>0</text:p>
          </table:table-cell>
          <table:table-cell table:formula="of:=[.D81]+[.C82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83]/1000" office:value-type="float" office:value="61.224" calcext:value-type="float">
            <text:p>61.224</text:p>
          </table:table-cell>
          <table:table-cell table:formula="of:=[.B83]-[.B82]" office:value-type="float" office:value="1.07599999999999" calcext:value-type="float">
            <text:p>1.07599999999999</text:p>
          </table:table-cell>
          <table:table-cell table:formula="of:=[.D82]+[.C83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84]/1000" office:value-type="float" office:value="60.686" calcext:value-type="float">
            <text:p>60.686</text:p>
          </table:table-cell>
          <table:table-cell table:formula="of:=[.B84]-[.B83]" office:value-type="float" office:value="-0.537999999999997" calcext:value-type="float">
            <text:p>-0.537999999999997</text:p>
          </table:table-cell>
          <table:table-cell table:formula="of:=[.D83]+[.C84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85]/1000" office:value-type="float" office:value="60.686" calcext:value-type="float">
            <text:p>60.686</text:p>
          </table:table-cell>
          <table:table-cell table:formula="of:=[.B85]-[.B84]" office:value-type="float" office:value="0" calcext:value-type="float">
            <text:p>0</text:p>
          </table:table-cell>
          <table:table-cell table:formula="of:=[.D84]+[.C85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86]/1000" office:value-type="float" office:value="60.148" calcext:value-type="float">
            <text:p>60.148</text:p>
          </table:table-cell>
          <table:table-cell table:formula="of:=[.B86]-[.B85]" office:value-type="float" office:value="-0.537999999999997" calcext:value-type="float">
            <text:p>-0.537999999999997</text:p>
          </table:table-cell>
          <table:table-cell table:formula="of:=[.D85]+[.C86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87]/1000" office:value-type="float" office:value="60.686" calcext:value-type="float">
            <text:p>60.686</text:p>
          </table:table-cell>
          <table:table-cell table:formula="of:=[.B87]-[.B86]" office:value-type="float" office:value="0.537999999999997" calcext:value-type="float">
            <text:p>0.537999999999997</text:p>
          </table:table-cell>
          <table:table-cell table:formula="of:=[.D86]+[.C87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88]/1000" office:value-type="float" office:value="60.148" calcext:value-type="float">
            <text:p>60.148</text:p>
          </table:table-cell>
          <table:table-cell table:formula="of:=[.B88]-[.B87]" office:value-type="float" office:value="-0.537999999999997" calcext:value-type="float">
            <text:p>-0.537999999999997</text:p>
          </table:table-cell>
          <table:table-cell table:formula="of:=[.D87]+[.C88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0148" calcext:value-type="float">
            <text:p>60148</text:p>
          </table:table-cell>
          <table:table-cell table:formula="of:=[.A89]/1000" office:value-type="float" office:value="60.148" calcext:value-type="float">
            <text:p>60.148</text:p>
          </table:table-cell>
          <table:table-cell table:formula="of:=[.B89]-[.B88]" office:value-type="float" office:value="0" calcext:value-type="float">
            <text:p>0</text:p>
          </table:table-cell>
          <table:table-cell table:formula="of:=[.D88]+[.C89]" office:value-type="float" office:value="10.76" calcext:value-type="float">
            <text:p>10.76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90]/1000" office:value-type="float" office:value="61.762" calcext:value-type="float">
            <text:p>61.762</text:p>
          </table:table-cell>
          <table:table-cell table:formula="of:=[.B90]-[.B89]" office:value-type="float" office:value="1.614" calcext:value-type="float">
            <text:p>1.614</text:p>
          </table:table-cell>
          <table:table-cell table:formula="of:=[.D89]+[.C90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91]/1000" office:value-type="float" office:value="60.686" calcext:value-type="float">
            <text:p>60.686</text:p>
          </table:table-cell>
          <table:table-cell table:formula="of:=[.B91]-[.B90]" office:value-type="float" office:value="-1.076" calcext:value-type="float">
            <text:p>-1.076</text:p>
          </table:table-cell>
          <table:table-cell table:formula="of:=[.D90]+[.C91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92]/1000" office:value-type="float" office:value="60.686" calcext:value-type="float">
            <text:p>60.686</text:p>
          </table:table-cell>
          <table:table-cell table:formula="of:=[.B92]-[.B91]" office:value-type="float" office:value="0" calcext:value-type="float">
            <text:p>0</text:p>
          </table:table-cell>
          <table:table-cell table:formula="of:=[.D91]+[.C92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93]/1000" office:value-type="float" office:value="61.224" calcext:value-type="float">
            <text:p>61.224</text:p>
          </table:table-cell>
          <table:table-cell table:formula="of:=[.B93]-[.B92]" office:value-type="float" office:value="0.537999999999997" calcext:value-type="float">
            <text:p>0.537999999999997</text:p>
          </table:table-cell>
          <table:table-cell table:formula="of:=[.D92]+[.C93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94]/1000" office:value-type="float" office:value="61.224" calcext:value-type="float">
            <text:p>61.224</text:p>
          </table:table-cell>
          <table:table-cell table:formula="of:=[.B94]-[.B93]" office:value-type="float" office:value="0" calcext:value-type="float">
            <text:p>0</text:p>
          </table:table-cell>
          <table:table-cell table:formula="of:=[.D93]+[.C94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95]/1000" office:value-type="float" office:value="60.686" calcext:value-type="float">
            <text:p>60.686</text:p>
          </table:table-cell>
          <table:table-cell table:formula="of:=[.B95]-[.B94]" office:value-type="float" office:value="-0.537999999999997" calcext:value-type="float">
            <text:p>-0.537999999999997</text:p>
          </table:table-cell>
          <table:table-cell table:formula="of:=[.D94]+[.C95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96]/1000" office:value-type="float" office:value="61.224" calcext:value-type="float">
            <text:p>61.224</text:p>
          </table:table-cell>
          <table:table-cell table:formula="of:=[.B96]-[.B95]" office:value-type="float" office:value="0.537999999999997" calcext:value-type="float">
            <text:p>0.537999999999997</text:p>
          </table:table-cell>
          <table:table-cell table:formula="of:=[.D95]+[.C96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97]/1000" office:value-type="float" office:value="61.224" calcext:value-type="float">
            <text:p>61.224</text:p>
          </table:table-cell>
          <table:table-cell table:formula="of:=[.B97]-[.B96]" office:value-type="float" office:value="0" calcext:value-type="float">
            <text:p>0</text:p>
          </table:table-cell>
          <table:table-cell table:formula="of:=[.D96]+[.C97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98]/1000" office:value-type="float" office:value="61.224" calcext:value-type="float">
            <text:p>61.224</text:p>
          </table:table-cell>
          <table:table-cell table:formula="of:=[.B98]-[.B97]" office:value-type="float" office:value="0" calcext:value-type="float">
            <text:p>0</text:p>
          </table:table-cell>
          <table:table-cell table:formula="of:=[.D97]+[.C98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99]/1000" office:value-type="float" office:value="60.686" calcext:value-type="float">
            <text:p>60.686</text:p>
          </table:table-cell>
          <table:table-cell table:formula="of:=[.B99]-[.B98]" office:value-type="float" office:value="-0.537999999999997" calcext:value-type="float">
            <text:p>-0.537999999999997</text:p>
          </table:table-cell>
          <table:table-cell table:formula="of:=[.D98]+[.C99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00]/1000" office:value-type="float" office:value="61.224" calcext:value-type="float">
            <text:p>61.224</text:p>
          </table:table-cell>
          <table:table-cell table:formula="of:=[.B100]-[.B99]" office:value-type="float" office:value="0.537999999999997" calcext:value-type="float">
            <text:p>0.537999999999997</text:p>
          </table:table-cell>
          <table:table-cell table:formula="of:=[.D99]+[.C100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01]/1000" office:value-type="float" office:value="61.224" calcext:value-type="float">
            <text:p>61.224</text:p>
          </table:table-cell>
          <table:table-cell table:formula="of:=[.B101]-[.B100]" office:value-type="float" office:value="0" calcext:value-type="float">
            <text:p>0</text:p>
          </table:table-cell>
          <table:table-cell table:formula="of:=[.D100]+[.C101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102]/1000" office:value-type="float" office:value="60.686" calcext:value-type="float">
            <text:p>60.686</text:p>
          </table:table-cell>
          <table:table-cell table:formula="of:=[.B102]-[.B101]" office:value-type="float" office:value="-0.537999999999997" calcext:value-type="float">
            <text:p>-0.537999999999997</text:p>
          </table:table-cell>
          <table:table-cell table:formula="of:=[.D101]+[.C102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03]/1000" office:value-type="float" office:value="61.224" calcext:value-type="float">
            <text:p>61.224</text:p>
          </table:table-cell>
          <table:table-cell table:formula="of:=[.B103]-[.B102]" office:value-type="float" office:value="0.537999999999997" calcext:value-type="float">
            <text:p>0.537999999999997</text:p>
          </table:table-cell>
          <table:table-cell table:formula="of:=[.D102]+[.C103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04]/1000" office:value-type="float" office:value="61.762" calcext:value-type="float">
            <text:p>61.762</text:p>
          </table:table-cell>
          <table:table-cell table:formula="of:=[.B104]-[.B103]" office:value-type="float" office:value="0.538000000000004" calcext:value-type="float">
            <text:p>0.538000000000004</text:p>
          </table:table-cell>
          <table:table-cell table:formula="of:=[.D103]+[.C104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05]/1000" office:value-type="float" office:value="61.762" calcext:value-type="float">
            <text:p>61.762</text:p>
          </table:table-cell>
          <table:table-cell table:formula="of:=[.B105]-[.B104]" office:value-type="float" office:value="0" calcext:value-type="float">
            <text:p>0</text:p>
          </table:table-cell>
          <table:table-cell table:formula="of:=[.D104]+[.C105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06]/1000" office:value-type="float" office:value="61.224" calcext:value-type="float">
            <text:p>61.224</text:p>
          </table:table-cell>
          <table:table-cell table:formula="of:=[.B106]-[.B105]" office:value-type="float" office:value="-0.538000000000004" calcext:value-type="float">
            <text:p>-0.538000000000004</text:p>
          </table:table-cell>
          <table:table-cell table:formula="of:=[.D105]+[.C106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07]/1000" office:value-type="float" office:value="61.762" calcext:value-type="float">
            <text:p>61.762</text:p>
          </table:table-cell>
          <table:table-cell table:formula="of:=[.B107]-[.B106]" office:value-type="float" office:value="0.538000000000004" calcext:value-type="float">
            <text:p>0.538000000000004</text:p>
          </table:table-cell>
          <table:table-cell table:formula="of:=[.D106]+[.C107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08]/1000" office:value-type="float" office:value="61.224" calcext:value-type="float">
            <text:p>61.224</text:p>
          </table:table-cell>
          <table:table-cell table:formula="of:=[.B108]-[.B107]" office:value-type="float" office:value="-0.538000000000004" calcext:value-type="float">
            <text:p>-0.538000000000004</text:p>
          </table:table-cell>
          <table:table-cell table:formula="of:=[.D107]+[.C108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0686" calcext:value-type="float">
            <text:p>60686</text:p>
          </table:table-cell>
          <table:table-cell table:formula="of:=[.A109]/1000" office:value-type="float" office:value="60.686" calcext:value-type="float">
            <text:p>60.686</text:p>
          </table:table-cell>
          <table:table-cell table:formula="of:=[.B109]-[.B108]" office:value-type="float" office:value="-0.537999999999997" calcext:value-type="float">
            <text:p>-0.537999999999997</text:p>
          </table:table-cell>
          <table:table-cell table:formula="of:=[.D108]+[.C109]" office:value-type="float" office:value="11.298" calcext:value-type="float">
            <text:p>11.298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10]/1000" office:value-type="float" office:value="61.762" calcext:value-type="float">
            <text:p>61.762</text:p>
          </table:table-cell>
          <table:table-cell table:formula="of:=[.B110]-[.B109]" office:value-type="float" office:value="1.076" calcext:value-type="float">
            <text:p>1.076</text:p>
          </table:table-cell>
          <table:table-cell table:formula="of:=[.D109]+[.C110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11]/1000" office:value-type="float" office:value="61.762" calcext:value-type="float">
            <text:p>61.762</text:p>
          </table:table-cell>
          <table:table-cell table:formula="of:=[.B111]-[.B110]" office:value-type="float" office:value="0" calcext:value-type="float">
            <text:p>0</text:p>
          </table:table-cell>
          <table:table-cell table:formula="of:=[.D110]+[.C111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12]/1000" office:value-type="float" office:value="61.224" calcext:value-type="float">
            <text:p>61.224</text:p>
          </table:table-cell>
          <table:table-cell table:formula="of:=[.B112]-[.B111]" office:value-type="float" office:value="-0.538000000000004" calcext:value-type="float">
            <text:p>-0.538000000000004</text:p>
          </table:table-cell>
          <table:table-cell table:formula="of:=[.D111]+[.C112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13]/1000" office:value-type="float" office:value="61.224" calcext:value-type="float">
            <text:p>61.224</text:p>
          </table:table-cell>
          <table:table-cell table:formula="of:=[.B113]-[.B112]" office:value-type="float" office:value="0" calcext:value-type="float">
            <text:p>0</text:p>
          </table:table-cell>
          <table:table-cell table:formula="of:=[.D112]+[.C113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14]/1000" office:value-type="float" office:value="61.762" calcext:value-type="float">
            <text:p>61.762</text:p>
          </table:table-cell>
          <table:table-cell table:formula="of:=[.B114]-[.B113]" office:value-type="float" office:value="0.538000000000004" calcext:value-type="float">
            <text:p>0.538000000000004</text:p>
          </table:table-cell>
          <table:table-cell table:formula="of:=[.D113]+[.C114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15]/1000" office:value-type="float" office:value="61.224" calcext:value-type="float">
            <text:p>61.224</text:p>
          </table:table-cell>
          <table:table-cell table:formula="of:=[.B115]-[.B114]" office:value-type="float" office:value="-0.538000000000004" calcext:value-type="float">
            <text:p>-0.538000000000004</text:p>
          </table:table-cell>
          <table:table-cell table:formula="of:=[.D114]+[.C115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16]/1000" office:value-type="float" office:value="61.224" calcext:value-type="float">
            <text:p>61.224</text:p>
          </table:table-cell>
          <table:table-cell table:formula="of:=[.B116]-[.B115]" office:value-type="float" office:value="0" calcext:value-type="float">
            <text:p>0</text:p>
          </table:table-cell>
          <table:table-cell table:formula="of:=[.D115]+[.C116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17]/1000" office:value-type="float" office:value="61.224" calcext:value-type="float">
            <text:p>61.224</text:p>
          </table:table-cell>
          <table:table-cell table:formula="of:=[.B117]-[.B116]" office:value-type="float" office:value="0" calcext:value-type="float">
            <text:p>0</text:p>
          </table:table-cell>
          <table:table-cell table:formula="of:=[.D116]+[.C117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18]/1000" office:value-type="float" office:value="62.3" calcext:value-type="float">
            <text:p>62.3</text:p>
          </table:table-cell>
          <table:table-cell table:formula="of:=[.B118]-[.B117]" office:value-type="float" office:value="1.076" calcext:value-type="float">
            <text:p>1.076</text:p>
          </table:table-cell>
          <table:table-cell table:formula="of:=[.D117]+[.C11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19]/1000" office:value-type="float" office:value="61.224" calcext:value-type="float">
            <text:p>61.224</text:p>
          </table:table-cell>
          <table:table-cell table:formula="of:=[.B119]-[.B118]" office:value-type="float" office:value="-1.076" calcext:value-type="float">
            <text:p>-1.076</text:p>
          </table:table-cell>
          <table:table-cell table:formula="of:=[.D118]+[.C119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20]/1000" office:value-type="float" office:value="61.762" calcext:value-type="float">
            <text:p>61.762</text:p>
          </table:table-cell>
          <table:table-cell table:formula="of:=[.B120]-[.B119]" office:value-type="float" office:value="0.538000000000004" calcext:value-type="float">
            <text:p>0.538000000000004</text:p>
          </table:table-cell>
          <table:table-cell table:formula="of:=[.D119]+[.C120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21]/1000" office:value-type="float" office:value="61.224" calcext:value-type="float">
            <text:p>61.224</text:p>
          </table:table-cell>
          <table:table-cell table:formula="of:=[.B121]-[.B120]" office:value-type="float" office:value="-0.538000000000004" calcext:value-type="float">
            <text:p>-0.538000000000004</text:p>
          </table:table-cell>
          <table:table-cell table:formula="of:=[.D120]+[.C121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22]/1000" office:value-type="float" office:value="61.762" calcext:value-type="float">
            <text:p>61.762</text:p>
          </table:table-cell>
          <table:table-cell table:formula="of:=[.B122]-[.B121]" office:value-type="float" office:value="0.538000000000004" calcext:value-type="float">
            <text:p>0.538000000000004</text:p>
          </table:table-cell>
          <table:table-cell table:formula="of:=[.D121]+[.C122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23]/1000" office:value-type="float" office:value="61.224" calcext:value-type="float">
            <text:p>61.224</text:p>
          </table:table-cell>
          <table:table-cell table:formula="of:=[.B123]-[.B122]" office:value-type="float" office:value="-0.538000000000004" calcext:value-type="float">
            <text:p>-0.538000000000004</text:p>
          </table:table-cell>
          <table:table-cell table:formula="of:=[.D122]+[.C123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24]/1000" office:value-type="float" office:value="61.762" calcext:value-type="float">
            <text:p>61.762</text:p>
          </table:table-cell>
          <table:table-cell table:formula="of:=[.B124]-[.B123]" office:value-type="float" office:value="0.538000000000004" calcext:value-type="float">
            <text:p>0.538000000000004</text:p>
          </table:table-cell>
          <table:table-cell table:formula="of:=[.D123]+[.C124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25]/1000" office:value-type="float" office:value="61.224" calcext:value-type="float">
            <text:p>61.224</text:p>
          </table:table-cell>
          <table:table-cell table:formula="of:=[.B125]-[.B124]" office:value-type="float" office:value="-0.538000000000004" calcext:value-type="float">
            <text:p>-0.538000000000004</text:p>
          </table:table-cell>
          <table:table-cell table:formula="of:=[.D124]+[.C125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26]/1000" office:value-type="float" office:value="61.762" calcext:value-type="float">
            <text:p>61.762</text:p>
          </table:table-cell>
          <table:table-cell table:formula="of:=[.B126]-[.B125]" office:value-type="float" office:value="0.538000000000004" calcext:value-type="float">
            <text:p>0.538000000000004</text:p>
          </table:table-cell>
          <table:table-cell table:formula="of:=[.D125]+[.C126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27]/1000" office:value-type="float" office:value="61.762" calcext:value-type="float">
            <text:p>61.762</text:p>
          </table:table-cell>
          <table:table-cell table:formula="of:=[.B127]-[.B126]" office:value-type="float" office:value="0" calcext:value-type="float">
            <text:p>0</text:p>
          </table:table-cell>
          <table:table-cell table:formula="of:=[.D126]+[.C127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28]/1000" office:value-type="float" office:value="62.3" calcext:value-type="float">
            <text:p>62.3</text:p>
          </table:table-cell>
          <table:table-cell table:formula="of:=[.B128]-[.B127]" office:value-type="float" office:value="0.537999999999997" calcext:value-type="float">
            <text:p>0.537999999999997</text:p>
          </table:table-cell>
          <table:table-cell table:formula="of:=[.D127]+[.C12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29]/1000" office:value-type="float" office:value="61.762" calcext:value-type="float">
            <text:p>61.762</text:p>
          </table:table-cell>
          <table:table-cell table:formula="of:=[.B129]-[.B128]" office:value-type="float" office:value="-0.537999999999997" calcext:value-type="float">
            <text:p>-0.537999999999997</text:p>
          </table:table-cell>
          <table:table-cell table:formula="of:=[.D128]+[.C129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30]/1000" office:value-type="float" office:value="61.762" calcext:value-type="float">
            <text:p>61.762</text:p>
          </table:table-cell>
          <table:table-cell table:formula="of:=[.B130]-[.B129]" office:value-type="float" office:value="0" calcext:value-type="float">
            <text:p>0</text:p>
          </table:table-cell>
          <table:table-cell table:formula="of:=[.D129]+[.C130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31]/1000" office:value-type="float" office:value="62.3" calcext:value-type="float">
            <text:p>62.3</text:p>
          </table:table-cell>
          <table:table-cell table:formula="of:=[.B131]-[.B130]" office:value-type="float" office:value="0.537999999999997" calcext:value-type="float">
            <text:p>0.537999999999997</text:p>
          </table:table-cell>
          <table:table-cell table:formula="of:=[.D130]+[.C13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32]/1000" office:value-type="float" office:value="61.224" calcext:value-type="float">
            <text:p>61.224</text:p>
          </table:table-cell>
          <table:table-cell table:formula="of:=[.B132]-[.B131]" office:value-type="float" office:value="-1.076" calcext:value-type="float">
            <text:p>-1.076</text:p>
          </table:table-cell>
          <table:table-cell table:formula="of:=[.D131]+[.C132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33]/1000" office:value-type="float" office:value="62.3" calcext:value-type="float">
            <text:p>62.3</text:p>
          </table:table-cell>
          <table:table-cell table:formula="of:=[.B133]-[.B132]" office:value-type="float" office:value="1.076" calcext:value-type="float">
            <text:p>1.076</text:p>
          </table:table-cell>
          <table:table-cell table:formula="of:=[.D132]+[.C13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34]/1000" office:value-type="float" office:value="61.224" calcext:value-type="float">
            <text:p>61.224</text:p>
          </table:table-cell>
          <table:table-cell table:formula="of:=[.B134]-[.B133]" office:value-type="float" office:value="-1.076" calcext:value-type="float">
            <text:p>-1.076</text:p>
          </table:table-cell>
          <table:table-cell table:formula="of:=[.D133]+[.C134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35]/1000" office:value-type="float" office:value="62.3" calcext:value-type="float">
            <text:p>62.3</text:p>
          </table:table-cell>
          <table:table-cell table:formula="of:=[.B135]-[.B134]" office:value-type="float" office:value="1.076" calcext:value-type="float">
            <text:p>1.076</text:p>
          </table:table-cell>
          <table:table-cell table:formula="of:=[.D134]+[.C13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36]/1000" office:value-type="float" office:value="62.3" calcext:value-type="float">
            <text:p>62.3</text:p>
          </table:table-cell>
          <table:table-cell table:formula="of:=[.B136]-[.B135]" office:value-type="float" office:value="0" calcext:value-type="float">
            <text:p>0</text:p>
          </table:table-cell>
          <table:table-cell table:formula="of:=[.D135]+[.C13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37]/1000" office:value-type="float" office:value="62.3" calcext:value-type="float">
            <text:p>62.3</text:p>
          </table:table-cell>
          <table:table-cell table:formula="of:=[.B137]-[.B136]" office:value-type="float" office:value="0" calcext:value-type="float">
            <text:p>0</text:p>
          </table:table-cell>
          <table:table-cell table:formula="of:=[.D136]+[.C13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38]/1000" office:value-type="float" office:value="62.3" calcext:value-type="float">
            <text:p>62.3</text:p>
          </table:table-cell>
          <table:table-cell table:formula="of:=[.B138]-[.B137]" office:value-type="float" office:value="0" calcext:value-type="float">
            <text:p>0</text:p>
          </table:table-cell>
          <table:table-cell table:formula="of:=[.D137]+[.C13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39]/1000" office:value-type="float" office:value="62.3" calcext:value-type="float">
            <text:p>62.3</text:p>
          </table:table-cell>
          <table:table-cell table:formula="of:=[.B139]-[.B138]" office:value-type="float" office:value="0" calcext:value-type="float">
            <text:p>0</text:p>
          </table:table-cell>
          <table:table-cell table:formula="of:=[.D138]+[.C13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40]/1000" office:value-type="float" office:value="61.224" calcext:value-type="float">
            <text:p>61.224</text:p>
          </table:table-cell>
          <table:table-cell table:formula="of:=[.B140]-[.B139]" office:value-type="float" office:value="-1.076" calcext:value-type="float">
            <text:p>-1.076</text:p>
          </table:table-cell>
          <table:table-cell table:formula="of:=[.D139]+[.C140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41]/1000" office:value-type="float" office:value="61.762" calcext:value-type="float">
            <text:p>61.762</text:p>
          </table:table-cell>
          <table:table-cell table:formula="of:=[.B141]-[.B140]" office:value-type="float" office:value="0.538000000000004" calcext:value-type="float">
            <text:p>0.538000000000004</text:p>
          </table:table-cell>
          <table:table-cell table:formula="of:=[.D140]+[.C141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42]/1000" office:value-type="float" office:value="62.3" calcext:value-type="float">
            <text:p>62.3</text:p>
          </table:table-cell>
          <table:table-cell table:formula="of:=[.B142]-[.B141]" office:value-type="float" office:value="0.537999999999997" calcext:value-type="float">
            <text:p>0.537999999999997</text:p>
          </table:table-cell>
          <table:table-cell table:formula="of:=[.D141]+[.C142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43]/1000" office:value-type="float" office:value="62.3" calcext:value-type="float">
            <text:p>62.3</text:p>
          </table:table-cell>
          <table:table-cell table:formula="of:=[.B143]-[.B142]" office:value-type="float" office:value="0" calcext:value-type="float">
            <text:p>0</text:p>
          </table:table-cell>
          <table:table-cell table:formula="of:=[.D142]+[.C14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44]/1000" office:value-type="float" office:value="61.762" calcext:value-type="float">
            <text:p>61.762</text:p>
          </table:table-cell>
          <table:table-cell table:formula="of:=[.B144]-[.B143]" office:value-type="float" office:value="-0.537999999999997" calcext:value-type="float">
            <text:p>-0.537999999999997</text:p>
          </table:table-cell>
          <table:table-cell table:formula="of:=[.D143]+[.C144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45]/1000" office:value-type="float" office:value="62.3" calcext:value-type="float">
            <text:p>62.3</text:p>
          </table:table-cell>
          <table:table-cell table:formula="of:=[.B145]-[.B144]" office:value-type="float" office:value="0.537999999999997" calcext:value-type="float">
            <text:p>0.537999999999997</text:p>
          </table:table-cell>
          <table:table-cell table:formula="of:=[.D144]+[.C14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46]/1000" office:value-type="float" office:value="61.762" calcext:value-type="float">
            <text:p>61.762</text:p>
          </table:table-cell>
          <table:table-cell table:formula="of:=[.B146]-[.B145]" office:value-type="float" office:value="-0.537999999999997" calcext:value-type="float">
            <text:p>-0.537999999999997</text:p>
          </table:table-cell>
          <table:table-cell table:formula="of:=[.D145]+[.C146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47]/1000" office:value-type="float" office:value="62.3" calcext:value-type="float">
            <text:p>62.3</text:p>
          </table:table-cell>
          <table:table-cell table:formula="of:=[.B147]-[.B146]" office:value-type="float" office:value="0.537999999999997" calcext:value-type="float">
            <text:p>0.537999999999997</text:p>
          </table:table-cell>
          <table:table-cell table:formula="of:=[.D146]+[.C14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48]/1000" office:value-type="float" office:value="61.224" calcext:value-type="float">
            <text:p>61.224</text:p>
          </table:table-cell>
          <table:table-cell table:formula="of:=[.B148]-[.B147]" office:value-type="float" office:value="-1.076" calcext:value-type="float">
            <text:p>-1.076</text:p>
          </table:table-cell>
          <table:table-cell table:formula="of:=[.D147]+[.C148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49]/1000" office:value-type="float" office:value="61.224" calcext:value-type="float">
            <text:p>61.224</text:p>
          </table:table-cell>
          <table:table-cell table:formula="of:=[.B149]-[.B148]" office:value-type="float" office:value="0" calcext:value-type="float">
            <text:p>0</text:p>
          </table:table-cell>
          <table:table-cell table:formula="of:=[.D148]+[.C149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50]/1000" office:value-type="float" office:value="61.224" calcext:value-type="float">
            <text:p>61.224</text:p>
          </table:table-cell>
          <table:table-cell table:formula="of:=[.B150]-[.B149]" office:value-type="float" office:value="0" calcext:value-type="float">
            <text:p>0</text:p>
          </table:table-cell>
          <table:table-cell table:formula="of:=[.D149]+[.C150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51]/1000" office:value-type="float" office:value="62.3" calcext:value-type="float">
            <text:p>62.3</text:p>
          </table:table-cell>
          <table:table-cell table:formula="of:=[.B151]-[.B150]" office:value-type="float" office:value="1.076" calcext:value-type="float">
            <text:p>1.076</text:p>
          </table:table-cell>
          <table:table-cell table:formula="of:=[.D150]+[.C15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224" calcext:value-type="float">
            <text:p>61224</text:p>
          </table:table-cell>
          <table:table-cell table:formula="of:=[.A152]/1000" office:value-type="float" office:value="61.224" calcext:value-type="float">
            <text:p>61.224</text:p>
          </table:table-cell>
          <table:table-cell table:formula="of:=[.B152]-[.B151]" office:value-type="float" office:value="-1.076" calcext:value-type="float">
            <text:p>-1.076</text:p>
          </table:table-cell>
          <table:table-cell table:formula="of:=[.D151]+[.C152]" office:value-type="float" office:value="11.836" calcext:value-type="float">
            <text:p>11.836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53]/1000" office:value-type="float" office:value="62.3" calcext:value-type="float">
            <text:p>62.3</text:p>
          </table:table-cell>
          <table:table-cell table:formula="of:=[.B153]-[.B152]" office:value-type="float" office:value="1.076" calcext:value-type="float">
            <text:p>1.076</text:p>
          </table:table-cell>
          <table:table-cell table:formula="of:=[.D152]+[.C15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54]/1000" office:value-type="float" office:value="61.762" calcext:value-type="float">
            <text:p>61.762</text:p>
          </table:table-cell>
          <table:table-cell table:formula="of:=[.B154]-[.B153]" office:value-type="float" office:value="-0.537999999999997" calcext:value-type="float">
            <text:p>-0.537999999999997</text:p>
          </table:table-cell>
          <table:table-cell table:formula="of:=[.D153]+[.C154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55]/1000" office:value-type="float" office:value="61.762" calcext:value-type="float">
            <text:p>61.762</text:p>
          </table:table-cell>
          <table:table-cell table:formula="of:=[.B155]-[.B154]" office:value-type="float" office:value="0" calcext:value-type="float">
            <text:p>0</text:p>
          </table:table-cell>
          <table:table-cell table:formula="of:=[.D154]+[.C155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56]/1000" office:value-type="float" office:value="61.762" calcext:value-type="float">
            <text:p>61.762</text:p>
          </table:table-cell>
          <table:table-cell table:formula="of:=[.B156]-[.B155]" office:value-type="float" office:value="0" calcext:value-type="float">
            <text:p>0</text:p>
          </table:table-cell>
          <table:table-cell table:formula="of:=[.D155]+[.C156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57]/1000" office:value-type="float" office:value="62.3" calcext:value-type="float">
            <text:p>62.3</text:p>
          </table:table-cell>
          <table:table-cell table:formula="of:=[.B157]-[.B156]" office:value-type="float" office:value="0.537999999999997" calcext:value-type="float">
            <text:p>0.537999999999997</text:p>
          </table:table-cell>
          <table:table-cell table:formula="of:=[.D156]+[.C15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58]/1000" office:value-type="float" office:value="62.3" calcext:value-type="float">
            <text:p>62.3</text:p>
          </table:table-cell>
          <table:table-cell table:formula="of:=[.B158]-[.B157]" office:value-type="float" office:value="0" calcext:value-type="float">
            <text:p>0</text:p>
          </table:table-cell>
          <table:table-cell table:formula="of:=[.D157]+[.C15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59]/1000" office:value-type="float" office:value="62.3" calcext:value-type="float">
            <text:p>62.3</text:p>
          </table:table-cell>
          <table:table-cell table:formula="of:=[.B159]-[.B158]" office:value-type="float" office:value="0" calcext:value-type="float">
            <text:p>0</text:p>
          </table:table-cell>
          <table:table-cell table:formula="of:=[.D158]+[.C15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60]/1000" office:value-type="float" office:value="61.762" calcext:value-type="float">
            <text:p>61.762</text:p>
          </table:table-cell>
          <table:table-cell table:formula="of:=[.B160]-[.B159]" office:value-type="float" office:value="-0.537999999999997" calcext:value-type="float">
            <text:p>-0.537999999999997</text:p>
          </table:table-cell>
          <table:table-cell table:formula="of:=[.D159]+[.C160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61]/1000" office:value-type="float" office:value="62.3" calcext:value-type="float">
            <text:p>62.3</text:p>
          </table:table-cell>
          <table:table-cell table:formula="of:=[.B161]-[.B160]" office:value-type="float" office:value="0.537999999999997" calcext:value-type="float">
            <text:p>0.537999999999997</text:p>
          </table:table-cell>
          <table:table-cell table:formula="of:=[.D160]+[.C16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62]/1000" office:value-type="float" office:value="62.3" calcext:value-type="float">
            <text:p>62.3</text:p>
          </table:table-cell>
          <table:table-cell table:formula="of:=[.B162]-[.B161]" office:value-type="float" office:value="0" calcext:value-type="float">
            <text:p>0</text:p>
          </table:table-cell>
          <table:table-cell table:formula="of:=[.D161]+[.C162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63]/1000" office:value-type="float" office:value="62.3" calcext:value-type="float">
            <text:p>62.3</text:p>
          </table:table-cell>
          <table:table-cell table:formula="of:=[.B163]-[.B162]" office:value-type="float" office:value="0" calcext:value-type="float">
            <text:p>0</text:p>
          </table:table-cell>
          <table:table-cell table:formula="of:=[.D162]+[.C16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64]/1000" office:value-type="float" office:value="62.3" calcext:value-type="float">
            <text:p>62.3</text:p>
          </table:table-cell>
          <table:table-cell table:formula="of:=[.B164]-[.B163]" office:value-type="float" office:value="0" calcext:value-type="float">
            <text:p>0</text:p>
          </table:table-cell>
          <table:table-cell table:formula="of:=[.D163]+[.C16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65]/1000" office:value-type="float" office:value="62.3" calcext:value-type="float">
            <text:p>62.3</text:p>
          </table:table-cell>
          <table:table-cell table:formula="of:=[.B165]-[.B164]" office:value-type="float" office:value="0" calcext:value-type="float">
            <text:p>0</text:p>
          </table:table-cell>
          <table:table-cell table:formula="of:=[.D164]+[.C16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66]/1000" office:value-type="float" office:value="62.3" calcext:value-type="float">
            <text:p>62.3</text:p>
          </table:table-cell>
          <table:table-cell table:formula="of:=[.B166]-[.B165]" office:value-type="float" office:value="0" calcext:value-type="float">
            <text:p>0</text:p>
          </table:table-cell>
          <table:table-cell table:formula="of:=[.D165]+[.C16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67]/1000" office:value-type="float" office:value="62.3" calcext:value-type="float">
            <text:p>62.3</text:p>
          </table:table-cell>
          <table:table-cell table:formula="of:=[.B167]-[.B166]" office:value-type="float" office:value="0" calcext:value-type="float">
            <text:p>0</text:p>
          </table:table-cell>
          <table:table-cell table:formula="of:=[.D166]+[.C16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68]/1000" office:value-type="float" office:value="61.762" calcext:value-type="float">
            <text:p>61.762</text:p>
          </table:table-cell>
          <table:table-cell table:formula="of:=[.B168]-[.B167]" office:value-type="float" office:value="-0.537999999999997" calcext:value-type="float">
            <text:p>-0.537999999999997</text:p>
          </table:table-cell>
          <table:table-cell table:formula="of:=[.D167]+[.C168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69]/1000" office:value-type="float" office:value="61.762" calcext:value-type="float">
            <text:p>61.762</text:p>
          </table:table-cell>
          <table:table-cell table:formula="of:=[.B169]-[.B168]" office:value-type="float" office:value="0" calcext:value-type="float">
            <text:p>0</text:p>
          </table:table-cell>
          <table:table-cell table:formula="of:=[.D168]+[.C169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0]/1000" office:value-type="float" office:value="62.3" calcext:value-type="float">
            <text:p>62.3</text:p>
          </table:table-cell>
          <table:table-cell table:formula="of:=[.B170]-[.B169]" office:value-type="float" office:value="0.537999999999997" calcext:value-type="float">
            <text:p>0.537999999999997</text:p>
          </table:table-cell>
          <table:table-cell table:formula="of:=[.D169]+[.C170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1]/1000" office:value-type="float" office:value="62.3" calcext:value-type="float">
            <text:p>62.3</text:p>
          </table:table-cell>
          <table:table-cell table:formula="of:=[.B171]-[.B170]" office:value-type="float" office:value="0" calcext:value-type="float">
            <text:p>0</text:p>
          </table:table-cell>
          <table:table-cell table:formula="of:=[.D170]+[.C17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2]/1000" office:value-type="float" office:value="62.3" calcext:value-type="float">
            <text:p>62.3</text:p>
          </table:table-cell>
          <table:table-cell table:formula="of:=[.B172]-[.B171]" office:value-type="float" office:value="0" calcext:value-type="float">
            <text:p>0</text:p>
          </table:table-cell>
          <table:table-cell table:formula="of:=[.D171]+[.C172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3]/1000" office:value-type="float" office:value="62.3" calcext:value-type="float">
            <text:p>62.3</text:p>
          </table:table-cell>
          <table:table-cell table:formula="of:=[.B173]-[.B172]" office:value-type="float" office:value="0" calcext:value-type="float">
            <text:p>0</text:p>
          </table:table-cell>
          <table:table-cell table:formula="of:=[.D172]+[.C17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4]/1000" office:value-type="float" office:value="62.3" calcext:value-type="float">
            <text:p>62.3</text:p>
          </table:table-cell>
          <table:table-cell table:formula="of:=[.B174]-[.B173]" office:value-type="float" office:value="0" calcext:value-type="float">
            <text:p>0</text:p>
          </table:table-cell>
          <table:table-cell table:formula="of:=[.D173]+[.C17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5]/1000" office:value-type="float" office:value="62.3" calcext:value-type="float">
            <text:p>62.3</text:p>
          </table:table-cell>
          <table:table-cell table:formula="of:=[.B175]-[.B174]" office:value-type="float" office:value="0" calcext:value-type="float">
            <text:p>0</text:p>
          </table:table-cell>
          <table:table-cell table:formula="of:=[.D174]+[.C17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6]/1000" office:value-type="float" office:value="62.3" calcext:value-type="float">
            <text:p>62.3</text:p>
          </table:table-cell>
          <table:table-cell table:formula="of:=[.B176]-[.B175]" office:value-type="float" office:value="0" calcext:value-type="float">
            <text:p>0</text:p>
          </table:table-cell>
          <table:table-cell table:formula="of:=[.D175]+[.C17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7]/1000" office:value-type="float" office:value="62.3" calcext:value-type="float">
            <text:p>62.3</text:p>
          </table:table-cell>
          <table:table-cell table:formula="of:=[.B177]-[.B176]" office:value-type="float" office:value="0" calcext:value-type="float">
            <text:p>0</text:p>
          </table:table-cell>
          <table:table-cell table:formula="of:=[.D176]+[.C17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8]/1000" office:value-type="float" office:value="62.3" calcext:value-type="float">
            <text:p>62.3</text:p>
          </table:table-cell>
          <table:table-cell table:formula="of:=[.B178]-[.B177]" office:value-type="float" office:value="0" calcext:value-type="float">
            <text:p>0</text:p>
          </table:table-cell>
          <table:table-cell table:formula="of:=[.D177]+[.C17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79]/1000" office:value-type="float" office:value="62.3" calcext:value-type="float">
            <text:p>62.3</text:p>
          </table:table-cell>
          <table:table-cell table:formula="of:=[.B179]-[.B178]" office:value-type="float" office:value="0" calcext:value-type="float">
            <text:p>0</text:p>
          </table:table-cell>
          <table:table-cell table:formula="of:=[.D178]+[.C17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80]/1000" office:value-type="float" office:value="62.3" calcext:value-type="float">
            <text:p>62.3</text:p>
          </table:table-cell>
          <table:table-cell table:formula="of:=[.B180]-[.B179]" office:value-type="float" office:value="0" calcext:value-type="float">
            <text:p>0</text:p>
          </table:table-cell>
          <table:table-cell table:formula="of:=[.D179]+[.C180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81]/1000" office:value-type="float" office:value="62.3" calcext:value-type="float">
            <text:p>62.3</text:p>
          </table:table-cell>
          <table:table-cell table:formula="of:=[.B181]-[.B180]" office:value-type="float" office:value="0" calcext:value-type="float">
            <text:p>0</text:p>
          </table:table-cell>
          <table:table-cell table:formula="of:=[.D180]+[.C18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82]/1000" office:value-type="float" office:value="62.3" calcext:value-type="float">
            <text:p>62.3</text:p>
          </table:table-cell>
          <table:table-cell table:formula="of:=[.B182]-[.B181]" office:value-type="float" office:value="0" calcext:value-type="float">
            <text:p>0</text:p>
          </table:table-cell>
          <table:table-cell table:formula="of:=[.D181]+[.C182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83]/1000" office:value-type="float" office:value="62.3" calcext:value-type="float">
            <text:p>62.3</text:p>
          </table:table-cell>
          <table:table-cell table:formula="of:=[.B183]-[.B182]" office:value-type="float" office:value="0" calcext:value-type="float">
            <text:p>0</text:p>
          </table:table-cell>
          <table:table-cell table:formula="of:=[.D182]+[.C18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84]/1000" office:value-type="float" office:value="62.3" calcext:value-type="float">
            <text:p>62.3</text:p>
          </table:table-cell>
          <table:table-cell table:formula="of:=[.B184]-[.B183]" office:value-type="float" office:value="0" calcext:value-type="float">
            <text:p>0</text:p>
          </table:table-cell>
          <table:table-cell table:formula="of:=[.D183]+[.C18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85]/1000" office:value-type="float" office:value="62.3" calcext:value-type="float">
            <text:p>62.3</text:p>
          </table:table-cell>
          <table:table-cell table:formula="of:=[.B185]-[.B184]" office:value-type="float" office:value="0" calcext:value-type="float">
            <text:p>0</text:p>
          </table:table-cell>
          <table:table-cell table:formula="of:=[.D184]+[.C18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186]/1000" office:value-type="float" office:value="62.838" calcext:value-type="float">
            <text:p>62.838</text:p>
          </table:table-cell>
          <table:table-cell table:formula="of:=[.B186]-[.B185]" office:value-type="float" office:value="0.538000000000004" calcext:value-type="float">
            <text:p>0.538000000000004</text:p>
          </table:table-cell>
          <table:table-cell table:formula="of:=[.D185]+[.C186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87]/1000" office:value-type="float" office:value="62.3" calcext:value-type="float">
            <text:p>62.3</text:p>
          </table:table-cell>
          <table:table-cell table:formula="of:=[.B187]-[.B186]" office:value-type="float" office:value="-0.538000000000004" calcext:value-type="float">
            <text:p>-0.538000000000004</text:p>
          </table:table-cell>
          <table:table-cell table:formula="of:=[.D186]+[.C18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88]/1000" office:value-type="float" office:value="62.3" calcext:value-type="float">
            <text:p>62.3</text:p>
          </table:table-cell>
          <table:table-cell table:formula="of:=[.B188]-[.B187]" office:value-type="float" office:value="0" calcext:value-type="float">
            <text:p>0</text:p>
          </table:table-cell>
          <table:table-cell table:formula="of:=[.D187]+[.C18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89]/1000" office:value-type="float" office:value="62.3" calcext:value-type="float">
            <text:p>62.3</text:p>
          </table:table-cell>
          <table:table-cell table:formula="of:=[.B189]-[.B188]" office:value-type="float" office:value="0" calcext:value-type="float">
            <text:p>0</text:p>
          </table:table-cell>
          <table:table-cell table:formula="of:=[.D188]+[.C18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90]/1000" office:value-type="float" office:value="62.3" calcext:value-type="float">
            <text:p>62.3</text:p>
          </table:table-cell>
          <table:table-cell table:formula="of:=[.B190]-[.B189]" office:value-type="float" office:value="0" calcext:value-type="float">
            <text:p>0</text:p>
          </table:table-cell>
          <table:table-cell table:formula="of:=[.D189]+[.C190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91]/1000" office:value-type="float" office:value="62.3" calcext:value-type="float">
            <text:p>62.3</text:p>
          </table:table-cell>
          <table:table-cell table:formula="of:=[.B191]-[.B190]" office:value-type="float" office:value="0" calcext:value-type="float">
            <text:p>0</text:p>
          </table:table-cell>
          <table:table-cell table:formula="of:=[.D190]+[.C19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92]/1000" office:value-type="float" office:value="62.3" calcext:value-type="float">
            <text:p>62.3</text:p>
          </table:table-cell>
          <table:table-cell table:formula="of:=[.B192]-[.B191]" office:value-type="float" office:value="0" calcext:value-type="float">
            <text:p>0</text:p>
          </table:table-cell>
          <table:table-cell table:formula="of:=[.D191]+[.C192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93]/1000" office:value-type="float" office:value="62.3" calcext:value-type="float">
            <text:p>62.3</text:p>
          </table:table-cell>
          <table:table-cell table:formula="of:=[.B193]-[.B192]" office:value-type="float" office:value="0" calcext:value-type="float">
            <text:p>0</text:p>
          </table:table-cell>
          <table:table-cell table:formula="of:=[.D192]+[.C19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94]/1000" office:value-type="float" office:value="62.3" calcext:value-type="float">
            <text:p>62.3</text:p>
          </table:table-cell>
          <table:table-cell table:formula="of:=[.B194]-[.B193]" office:value-type="float" office:value="0" calcext:value-type="float">
            <text:p>0</text:p>
          </table:table-cell>
          <table:table-cell table:formula="of:=[.D193]+[.C19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195]/1000" office:value-type="float" office:value="61.762" calcext:value-type="float">
            <text:p>61.762</text:p>
          </table:table-cell>
          <table:table-cell table:formula="of:=[.B195]-[.B194]" office:value-type="float" office:value="-0.537999999999997" calcext:value-type="float">
            <text:p>-0.537999999999997</text:p>
          </table:table-cell>
          <table:table-cell table:formula="of:=[.D194]+[.C195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96]/1000" office:value-type="float" office:value="62.3" calcext:value-type="float">
            <text:p>62.3</text:p>
          </table:table-cell>
          <table:table-cell table:formula="of:=[.B196]-[.B195]" office:value-type="float" office:value="0.537999999999997" calcext:value-type="float">
            <text:p>0.537999999999997</text:p>
          </table:table-cell>
          <table:table-cell table:formula="of:=[.D195]+[.C19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97]/1000" office:value-type="float" office:value="62.3" calcext:value-type="float">
            <text:p>62.3</text:p>
          </table:table-cell>
          <table:table-cell table:formula="of:=[.B197]-[.B196]" office:value-type="float" office:value="0" calcext:value-type="float">
            <text:p>0</text:p>
          </table:table-cell>
          <table:table-cell table:formula="of:=[.D196]+[.C19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98]/1000" office:value-type="float" office:value="62.3" calcext:value-type="float">
            <text:p>62.3</text:p>
          </table:table-cell>
          <table:table-cell table:formula="of:=[.B198]-[.B197]" office:value-type="float" office:value="0" calcext:value-type="float">
            <text:p>0</text:p>
          </table:table-cell>
          <table:table-cell table:formula="of:=[.D197]+[.C19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199]/1000" office:value-type="float" office:value="62.3" calcext:value-type="float">
            <text:p>62.3</text:p>
          </table:table-cell>
          <table:table-cell table:formula="of:=[.B199]-[.B198]" office:value-type="float" office:value="0" calcext:value-type="float">
            <text:p>0</text:p>
          </table:table-cell>
          <table:table-cell table:formula="of:=[.D198]+[.C19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00]/1000" office:value-type="float" office:value="62.3" calcext:value-type="float">
            <text:p>62.3</text:p>
          </table:table-cell>
          <table:table-cell table:formula="of:=[.B200]-[.B199]" office:value-type="float" office:value="0" calcext:value-type="float">
            <text:p>0</text:p>
          </table:table-cell>
          <table:table-cell table:formula="of:=[.D199]+[.C200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01]/1000" office:value-type="float" office:value="62.838" calcext:value-type="float">
            <text:p>62.838</text:p>
          </table:table-cell>
          <table:table-cell table:formula="of:=[.B201]-[.B200]" office:value-type="float" office:value="0.538000000000004" calcext:value-type="float">
            <text:p>0.538000000000004</text:p>
          </table:table-cell>
          <table:table-cell table:formula="of:=[.D200]+[.C201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02]/1000" office:value-type="float" office:value="62.3" calcext:value-type="float">
            <text:p>62.3</text:p>
          </table:table-cell>
          <table:table-cell table:formula="of:=[.B202]-[.B201]" office:value-type="float" office:value="-0.538000000000004" calcext:value-type="float">
            <text:p>-0.538000000000004</text:p>
          </table:table-cell>
          <table:table-cell table:formula="of:=[.D201]+[.C202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03]/1000" office:value-type="float" office:value="62.838" calcext:value-type="float">
            <text:p>62.838</text:p>
          </table:table-cell>
          <table:table-cell table:formula="of:=[.B203]-[.B202]" office:value-type="float" office:value="0.538000000000004" calcext:value-type="float">
            <text:p>0.538000000000004</text:p>
          </table:table-cell>
          <table:table-cell table:formula="of:=[.D202]+[.C20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04]/1000" office:value-type="float" office:value="62.3" calcext:value-type="float">
            <text:p>62.3</text:p>
          </table:table-cell>
          <table:table-cell table:formula="of:=[.B204]-[.B203]" office:value-type="float" office:value="-0.538000000000004" calcext:value-type="float">
            <text:p>-0.538000000000004</text:p>
          </table:table-cell>
          <table:table-cell table:formula="of:=[.D203]+[.C20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05]/1000" office:value-type="float" office:value="62.3" calcext:value-type="float">
            <text:p>62.3</text:p>
          </table:table-cell>
          <table:table-cell table:formula="of:=[.B205]-[.B204]" office:value-type="float" office:value="0" calcext:value-type="float">
            <text:p>0</text:p>
          </table:table-cell>
          <table:table-cell table:formula="of:=[.D204]+[.C20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06]/1000" office:value-type="float" office:value="62.3" calcext:value-type="float">
            <text:p>62.3</text:p>
          </table:table-cell>
          <table:table-cell table:formula="of:=[.B206]-[.B205]" office:value-type="float" office:value="0" calcext:value-type="float">
            <text:p>0</text:p>
          </table:table-cell>
          <table:table-cell table:formula="of:=[.D205]+[.C20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07]/1000" office:value-type="float" office:value="62.3" calcext:value-type="float">
            <text:p>62.3</text:p>
          </table:table-cell>
          <table:table-cell table:formula="of:=[.B207]-[.B206]" office:value-type="float" office:value="0" calcext:value-type="float">
            <text:p>0</text:p>
          </table:table-cell>
          <table:table-cell table:formula="of:=[.D206]+[.C20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08]/1000" office:value-type="float" office:value="62.838" calcext:value-type="float">
            <text:p>62.838</text:p>
          </table:table-cell>
          <table:table-cell table:formula="of:=[.B208]-[.B207]" office:value-type="float" office:value="0.538000000000004" calcext:value-type="float">
            <text:p>0.538000000000004</text:p>
          </table:table-cell>
          <table:table-cell table:formula="of:=[.D207]+[.C208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09]/1000" office:value-type="float" office:value="62.3" calcext:value-type="float">
            <text:p>62.3</text:p>
          </table:table-cell>
          <table:table-cell table:formula="of:=[.B209]-[.B208]" office:value-type="float" office:value="-0.538000000000004" calcext:value-type="float">
            <text:p>-0.538000000000004</text:p>
          </table:table-cell>
          <table:table-cell table:formula="of:=[.D208]+[.C20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10]/1000" office:value-type="float" office:value="62.3" calcext:value-type="float">
            <text:p>62.3</text:p>
          </table:table-cell>
          <table:table-cell table:formula="of:=[.B210]-[.B209]" office:value-type="float" office:value="0" calcext:value-type="float">
            <text:p>0</text:p>
          </table:table-cell>
          <table:table-cell table:formula="of:=[.D209]+[.C210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11]/1000" office:value-type="float" office:value="62.3" calcext:value-type="float">
            <text:p>62.3</text:p>
          </table:table-cell>
          <table:table-cell table:formula="of:=[.B211]-[.B210]" office:value-type="float" office:value="0" calcext:value-type="float">
            <text:p>0</text:p>
          </table:table-cell>
          <table:table-cell table:formula="of:=[.D210]+[.C21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12]/1000" office:value-type="float" office:value="62.838" calcext:value-type="float">
            <text:p>62.838</text:p>
          </table:table-cell>
          <table:table-cell table:formula="of:=[.B212]-[.B211]" office:value-type="float" office:value="0.538000000000004" calcext:value-type="float">
            <text:p>0.538000000000004</text:p>
          </table:table-cell>
          <table:table-cell table:formula="of:=[.D211]+[.C21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13]/1000" office:value-type="float" office:value="62.838" calcext:value-type="float">
            <text:p>62.838</text:p>
          </table:table-cell>
          <table:table-cell table:formula="of:=[.B213]-[.B212]" office:value-type="float" office:value="0" calcext:value-type="float">
            <text:p>0</text:p>
          </table:table-cell>
          <table:table-cell table:formula="of:=[.D212]+[.C21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14]/1000" office:value-type="float" office:value="62.3" calcext:value-type="float">
            <text:p>62.3</text:p>
          </table:table-cell>
          <table:table-cell table:formula="of:=[.B214]-[.B213]" office:value-type="float" office:value="-0.538000000000004" calcext:value-type="float">
            <text:p>-0.538000000000004</text:p>
          </table:table-cell>
          <table:table-cell table:formula="of:=[.D213]+[.C21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215]/1000" office:value-type="float" office:value="63.376" calcext:value-type="float">
            <text:p>63.376</text:p>
          </table:table-cell>
          <table:table-cell table:formula="of:=[.B215]-[.B214]" office:value-type="float" office:value="1.076" calcext:value-type="float">
            <text:p>1.076</text:p>
          </table:table-cell>
          <table:table-cell table:formula="of:=[.D214]+[.C21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16]/1000" office:value-type="float" office:value="62.3" calcext:value-type="float">
            <text:p>62.3</text:p>
          </table:table-cell>
          <table:table-cell table:formula="of:=[.B216]-[.B215]" office:value-type="float" office:value="-1.076" calcext:value-type="float">
            <text:p>-1.076</text:p>
          </table:table-cell>
          <table:table-cell table:formula="of:=[.D215]+[.C21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17]/1000" office:value-type="float" office:value="62.3" calcext:value-type="float">
            <text:p>62.3</text:p>
          </table:table-cell>
          <table:table-cell table:formula="of:=[.B217]-[.B216]" office:value-type="float" office:value="0" calcext:value-type="float">
            <text:p>0</text:p>
          </table:table-cell>
          <table:table-cell table:formula="of:=[.D216]+[.C21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18]/1000" office:value-type="float" office:value="62.3" calcext:value-type="float">
            <text:p>62.3</text:p>
          </table:table-cell>
          <table:table-cell table:formula="of:=[.B218]-[.B217]" office:value-type="float" office:value="0" calcext:value-type="float">
            <text:p>0</text:p>
          </table:table-cell>
          <table:table-cell table:formula="of:=[.D217]+[.C21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19]/1000" office:value-type="float" office:value="62.3" calcext:value-type="float">
            <text:p>62.3</text:p>
          </table:table-cell>
          <table:table-cell table:formula="of:=[.B219]-[.B218]" office:value-type="float" office:value="0" calcext:value-type="float">
            <text:p>0</text:p>
          </table:table-cell>
          <table:table-cell table:formula="of:=[.D218]+[.C21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20]/1000" office:value-type="float" office:value="62.3" calcext:value-type="float">
            <text:p>62.3</text:p>
          </table:table-cell>
          <table:table-cell table:formula="of:=[.B220]-[.B219]" office:value-type="float" office:value="0" calcext:value-type="float">
            <text:p>0</text:p>
          </table:table-cell>
          <table:table-cell table:formula="of:=[.D219]+[.C220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21]/1000" office:value-type="float" office:value="62.3" calcext:value-type="float">
            <text:p>62.3</text:p>
          </table:table-cell>
          <table:table-cell table:formula="of:=[.B221]-[.B220]" office:value-type="float" office:value="0" calcext:value-type="float">
            <text:p>0</text:p>
          </table:table-cell>
          <table:table-cell table:formula="of:=[.D220]+[.C22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22]/1000" office:value-type="float" office:value="62.838" calcext:value-type="float">
            <text:p>62.838</text:p>
          </table:table-cell>
          <table:table-cell table:formula="of:=[.B222]-[.B221]" office:value-type="float" office:value="0.538000000000004" calcext:value-type="float">
            <text:p>0.538000000000004</text:p>
          </table:table-cell>
          <table:table-cell table:formula="of:=[.D221]+[.C22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23]/1000" office:value-type="float" office:value="62.3" calcext:value-type="float">
            <text:p>62.3</text:p>
          </table:table-cell>
          <table:table-cell table:formula="of:=[.B223]-[.B222]" office:value-type="float" office:value="-0.538000000000004" calcext:value-type="float">
            <text:p>-0.538000000000004</text:p>
          </table:table-cell>
          <table:table-cell table:formula="of:=[.D222]+[.C22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24]/1000" office:value-type="float" office:value="62.838" calcext:value-type="float">
            <text:p>62.838</text:p>
          </table:table-cell>
          <table:table-cell table:formula="of:=[.B224]-[.B223]" office:value-type="float" office:value="0.538000000000004" calcext:value-type="float">
            <text:p>0.538000000000004</text:p>
          </table:table-cell>
          <table:table-cell table:formula="of:=[.D223]+[.C224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25]/1000" office:value-type="float" office:value="62.3" calcext:value-type="float">
            <text:p>62.3</text:p>
          </table:table-cell>
          <table:table-cell table:formula="of:=[.B225]-[.B224]" office:value-type="float" office:value="-0.538000000000004" calcext:value-type="float">
            <text:p>-0.538000000000004</text:p>
          </table:table-cell>
          <table:table-cell table:formula="of:=[.D224]+[.C22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26]/1000" office:value-type="float" office:value="62.3" calcext:value-type="float">
            <text:p>62.3</text:p>
          </table:table-cell>
          <table:table-cell table:formula="of:=[.B226]-[.B225]" office:value-type="float" office:value="0" calcext:value-type="float">
            <text:p>0</text:p>
          </table:table-cell>
          <table:table-cell table:formula="of:=[.D225]+[.C22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27]/1000" office:value-type="float" office:value="62.3" calcext:value-type="float">
            <text:p>62.3</text:p>
          </table:table-cell>
          <table:table-cell table:formula="of:=[.B227]-[.B226]" office:value-type="float" office:value="0" calcext:value-type="float">
            <text:p>0</text:p>
          </table:table-cell>
          <table:table-cell table:formula="of:=[.D226]+[.C22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28]/1000" office:value-type="float" office:value="62.3" calcext:value-type="float">
            <text:p>62.3</text:p>
          </table:table-cell>
          <table:table-cell table:formula="of:=[.B228]-[.B227]" office:value-type="float" office:value="0" calcext:value-type="float">
            <text:p>0</text:p>
          </table:table-cell>
          <table:table-cell table:formula="of:=[.D227]+[.C22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29]/1000" office:value-type="float" office:value="62.3" calcext:value-type="float">
            <text:p>62.3</text:p>
          </table:table-cell>
          <table:table-cell table:formula="of:=[.B229]-[.B228]" office:value-type="float" office:value="0" calcext:value-type="float">
            <text:p>0</text:p>
          </table:table-cell>
          <table:table-cell table:formula="of:=[.D228]+[.C22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1762" calcext:value-type="float">
            <text:p>61762</text:p>
          </table:table-cell>
          <table:table-cell table:formula="of:=[.A230]/1000" office:value-type="float" office:value="61.762" calcext:value-type="float">
            <text:p>61.762</text:p>
          </table:table-cell>
          <table:table-cell table:formula="of:=[.B230]-[.B229]" office:value-type="float" office:value="-0.537999999999997" calcext:value-type="float">
            <text:p>-0.537999999999997</text:p>
          </table:table-cell>
          <table:table-cell table:formula="of:=[.D229]+[.C230]" office:value-type="float" office:value="12.374" calcext:value-type="float">
            <text:p>12.374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31]/1000" office:value-type="float" office:value="62.3" calcext:value-type="float">
            <text:p>62.3</text:p>
          </table:table-cell>
          <table:table-cell table:formula="of:=[.B231]-[.B230]" office:value-type="float" office:value="0.537999999999997" calcext:value-type="float">
            <text:p>0.537999999999997</text:p>
          </table:table-cell>
          <table:table-cell table:formula="of:=[.D230]+[.C23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32]/1000" office:value-type="float" office:value="62.838" calcext:value-type="float">
            <text:p>62.838</text:p>
          </table:table-cell>
          <table:table-cell table:formula="of:=[.B232]-[.B231]" office:value-type="float" office:value="0.538000000000004" calcext:value-type="float">
            <text:p>0.538000000000004</text:p>
          </table:table-cell>
          <table:table-cell table:formula="of:=[.D231]+[.C23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33]/1000" office:value-type="float" office:value="62.3" calcext:value-type="float">
            <text:p>62.3</text:p>
          </table:table-cell>
          <table:table-cell table:formula="of:=[.B233]-[.B232]" office:value-type="float" office:value="-0.538000000000004" calcext:value-type="float">
            <text:p>-0.538000000000004</text:p>
          </table:table-cell>
          <table:table-cell table:formula="of:=[.D232]+[.C23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34]/1000" office:value-type="float" office:value="62.3" calcext:value-type="float">
            <text:p>62.3</text:p>
          </table:table-cell>
          <table:table-cell table:formula="of:=[.B234]-[.B233]" office:value-type="float" office:value="0" calcext:value-type="float">
            <text:p>0</text:p>
          </table:table-cell>
          <table:table-cell table:formula="of:=[.D233]+[.C23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35]/1000" office:value-type="float" office:value="62.3" calcext:value-type="float">
            <text:p>62.3</text:p>
          </table:table-cell>
          <table:table-cell table:formula="of:=[.B235]-[.B234]" office:value-type="float" office:value="0" calcext:value-type="float">
            <text:p>0</text:p>
          </table:table-cell>
          <table:table-cell table:formula="of:=[.D234]+[.C23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36]/1000" office:value-type="float" office:value="62.3" calcext:value-type="float">
            <text:p>62.3</text:p>
          </table:table-cell>
          <table:table-cell table:formula="of:=[.B236]-[.B235]" office:value-type="float" office:value="0" calcext:value-type="float">
            <text:p>0</text:p>
          </table:table-cell>
          <table:table-cell table:formula="of:=[.D235]+[.C23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37]/1000" office:value-type="float" office:value="62.838" calcext:value-type="float">
            <text:p>62.838</text:p>
          </table:table-cell>
          <table:table-cell table:formula="of:=[.B237]-[.B236]" office:value-type="float" office:value="0.538000000000004" calcext:value-type="float">
            <text:p>0.538000000000004</text:p>
          </table:table-cell>
          <table:table-cell table:formula="of:=[.D236]+[.C23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38]/1000" office:value-type="float" office:value="62.838" calcext:value-type="float">
            <text:p>62.838</text:p>
          </table:table-cell>
          <table:table-cell table:formula="of:=[.B238]-[.B237]" office:value-type="float" office:value="0" calcext:value-type="float">
            <text:p>0</text:p>
          </table:table-cell>
          <table:table-cell table:formula="of:=[.D237]+[.C238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39]/1000" office:value-type="float" office:value="62.838" calcext:value-type="float">
            <text:p>62.838</text:p>
          </table:table-cell>
          <table:table-cell table:formula="of:=[.B239]-[.B238]" office:value-type="float" office:value="0" calcext:value-type="float">
            <text:p>0</text:p>
          </table:table-cell>
          <table:table-cell table:formula="of:=[.D238]+[.C239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40]/1000" office:value-type="float" office:value="62.838" calcext:value-type="float">
            <text:p>62.838</text:p>
          </table:table-cell>
          <table:table-cell table:formula="of:=[.B240]-[.B239]" office:value-type="float" office:value="0" calcext:value-type="float">
            <text:p>0</text:p>
          </table:table-cell>
          <table:table-cell table:formula="of:=[.D239]+[.C240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41]/1000" office:value-type="float" office:value="62.838" calcext:value-type="float">
            <text:p>62.838</text:p>
          </table:table-cell>
          <table:table-cell table:formula="of:=[.B241]-[.B240]" office:value-type="float" office:value="0" calcext:value-type="float">
            <text:p>0</text:p>
          </table:table-cell>
          <table:table-cell table:formula="of:=[.D240]+[.C241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42]/1000" office:value-type="float" office:value="62.838" calcext:value-type="float">
            <text:p>62.838</text:p>
          </table:table-cell>
          <table:table-cell table:formula="of:=[.B242]-[.B241]" office:value-type="float" office:value="0" calcext:value-type="float">
            <text:p>0</text:p>
          </table:table-cell>
          <table:table-cell table:formula="of:=[.D241]+[.C24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43]/1000" office:value-type="float" office:value="62.3" calcext:value-type="float">
            <text:p>62.3</text:p>
          </table:table-cell>
          <table:table-cell table:formula="of:=[.B243]-[.B242]" office:value-type="float" office:value="-0.538000000000004" calcext:value-type="float">
            <text:p>-0.538000000000004</text:p>
          </table:table-cell>
          <table:table-cell table:formula="of:=[.D242]+[.C24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44]/1000" office:value-type="float" office:value="62.3" calcext:value-type="float">
            <text:p>62.3</text:p>
          </table:table-cell>
          <table:table-cell table:formula="of:=[.B244]-[.B243]" office:value-type="float" office:value="0" calcext:value-type="float">
            <text:p>0</text:p>
          </table:table-cell>
          <table:table-cell table:formula="of:=[.D243]+[.C24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45]/1000" office:value-type="float" office:value="62.3" calcext:value-type="float">
            <text:p>62.3</text:p>
          </table:table-cell>
          <table:table-cell table:formula="of:=[.B245]-[.B244]" office:value-type="float" office:value="0" calcext:value-type="float">
            <text:p>0</text:p>
          </table:table-cell>
          <table:table-cell table:formula="of:=[.D244]+[.C24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46]/1000" office:value-type="float" office:value="62.3" calcext:value-type="float">
            <text:p>62.3</text:p>
          </table:table-cell>
          <table:table-cell table:formula="of:=[.B246]-[.B245]" office:value-type="float" office:value="0" calcext:value-type="float">
            <text:p>0</text:p>
          </table:table-cell>
          <table:table-cell table:formula="of:=[.D245]+[.C24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47]/1000" office:value-type="float" office:value="62.838" calcext:value-type="float">
            <text:p>62.838</text:p>
          </table:table-cell>
          <table:table-cell table:formula="of:=[.B247]-[.B246]" office:value-type="float" office:value="0.538000000000004" calcext:value-type="float">
            <text:p>0.538000000000004</text:p>
          </table:table-cell>
          <table:table-cell table:formula="of:=[.D246]+[.C24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48]/1000" office:value-type="float" office:value="62.838" calcext:value-type="float">
            <text:p>62.838</text:p>
          </table:table-cell>
          <table:table-cell table:formula="of:=[.B248]-[.B247]" office:value-type="float" office:value="0" calcext:value-type="float">
            <text:p>0</text:p>
          </table:table-cell>
          <table:table-cell table:formula="of:=[.D247]+[.C248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49]/1000" office:value-type="float" office:value="62.838" calcext:value-type="float">
            <text:p>62.838</text:p>
          </table:table-cell>
          <table:table-cell table:formula="of:=[.B249]-[.B248]" office:value-type="float" office:value="0" calcext:value-type="float">
            <text:p>0</text:p>
          </table:table-cell>
          <table:table-cell table:formula="of:=[.D248]+[.C249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50]/1000" office:value-type="float" office:value="62.3" calcext:value-type="float">
            <text:p>62.3</text:p>
          </table:table-cell>
          <table:table-cell table:formula="of:=[.B250]-[.B249]" office:value-type="float" office:value="-0.538000000000004" calcext:value-type="float">
            <text:p>-0.538000000000004</text:p>
          </table:table-cell>
          <table:table-cell table:formula="of:=[.D249]+[.C250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51]/1000" office:value-type="float" office:value="62.3" calcext:value-type="float">
            <text:p>62.3</text:p>
          </table:table-cell>
          <table:table-cell table:formula="of:=[.B251]-[.B250]" office:value-type="float" office:value="0" calcext:value-type="float">
            <text:p>0</text:p>
          </table:table-cell>
          <table:table-cell table:formula="of:=[.D250]+[.C25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52]/1000" office:value-type="float" office:value="62.3" calcext:value-type="float">
            <text:p>62.3</text:p>
          </table:table-cell>
          <table:table-cell table:formula="of:=[.B252]-[.B251]" office:value-type="float" office:value="0" calcext:value-type="float">
            <text:p>0</text:p>
          </table:table-cell>
          <table:table-cell table:formula="of:=[.D251]+[.C252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53]/1000" office:value-type="float" office:value="62.3" calcext:value-type="float">
            <text:p>62.3</text:p>
          </table:table-cell>
          <table:table-cell table:formula="of:=[.B253]-[.B252]" office:value-type="float" office:value="0" calcext:value-type="float">
            <text:p>0</text:p>
          </table:table-cell>
          <table:table-cell table:formula="of:=[.D252]+[.C25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54]/1000" office:value-type="float" office:value="62.3" calcext:value-type="float">
            <text:p>62.3</text:p>
          </table:table-cell>
          <table:table-cell table:formula="of:=[.B254]-[.B253]" office:value-type="float" office:value="0" calcext:value-type="float">
            <text:p>0</text:p>
          </table:table-cell>
          <table:table-cell table:formula="of:=[.D253]+[.C25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55]/1000" office:value-type="float" office:value="62.3" calcext:value-type="float">
            <text:p>62.3</text:p>
          </table:table-cell>
          <table:table-cell table:formula="of:=[.B255]-[.B254]" office:value-type="float" office:value="0" calcext:value-type="float">
            <text:p>0</text:p>
          </table:table-cell>
          <table:table-cell table:formula="of:=[.D254]+[.C25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256]/1000" office:value-type="float" office:value="63.376" calcext:value-type="float">
            <text:p>63.376</text:p>
          </table:table-cell>
          <table:table-cell table:formula="of:=[.B256]-[.B255]" office:value-type="float" office:value="1.076" calcext:value-type="float">
            <text:p>1.076</text:p>
          </table:table-cell>
          <table:table-cell table:formula="of:=[.D255]+[.C25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57]/1000" office:value-type="float" office:value="62.838" calcext:value-type="float">
            <text:p>62.838</text:p>
          </table:table-cell>
          <table:table-cell table:formula="of:=[.B257]-[.B256]" office:value-type="float" office:value="-0.537999999999997" calcext:value-type="float">
            <text:p>-0.537999999999997</text:p>
          </table:table-cell>
          <table:table-cell table:formula="of:=[.D256]+[.C25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58]/1000" office:value-type="float" office:value="62.3" calcext:value-type="float">
            <text:p>62.3</text:p>
          </table:table-cell>
          <table:table-cell table:formula="of:=[.B258]-[.B257]" office:value-type="float" office:value="-0.538000000000004" calcext:value-type="float">
            <text:p>-0.538000000000004</text:p>
          </table:table-cell>
          <table:table-cell table:formula="of:=[.D257]+[.C25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59]/1000" office:value-type="float" office:value="62.838" calcext:value-type="float">
            <text:p>62.838</text:p>
          </table:table-cell>
          <table:table-cell table:formula="of:=[.B259]-[.B258]" office:value-type="float" office:value="0.538000000000004" calcext:value-type="float">
            <text:p>0.538000000000004</text:p>
          </table:table-cell>
          <table:table-cell table:formula="of:=[.D258]+[.C259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60]/1000" office:value-type="float" office:value="62.838" calcext:value-type="float">
            <text:p>62.838</text:p>
          </table:table-cell>
          <table:table-cell table:formula="of:=[.B260]-[.B259]" office:value-type="float" office:value="0" calcext:value-type="float">
            <text:p>0</text:p>
          </table:table-cell>
          <table:table-cell table:formula="of:=[.D259]+[.C260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61]/1000" office:value-type="float" office:value="62.3" calcext:value-type="float">
            <text:p>62.3</text:p>
          </table:table-cell>
          <table:table-cell table:formula="of:=[.B261]-[.B260]" office:value-type="float" office:value="-0.538000000000004" calcext:value-type="float">
            <text:p>-0.538000000000004</text:p>
          </table:table-cell>
          <table:table-cell table:formula="of:=[.D260]+[.C26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62]/1000" office:value-type="float" office:value="62.838" calcext:value-type="float">
            <text:p>62.838</text:p>
          </table:table-cell>
          <table:table-cell table:formula="of:=[.B262]-[.B261]" office:value-type="float" office:value="0.538000000000004" calcext:value-type="float">
            <text:p>0.538000000000004</text:p>
          </table:table-cell>
          <table:table-cell table:formula="of:=[.D261]+[.C26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63]/1000" office:value-type="float" office:value="62.838" calcext:value-type="float">
            <text:p>62.838</text:p>
          </table:table-cell>
          <table:table-cell table:formula="of:=[.B263]-[.B262]" office:value-type="float" office:value="0" calcext:value-type="float">
            <text:p>0</text:p>
          </table:table-cell>
          <table:table-cell table:formula="of:=[.D262]+[.C26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64]/1000" office:value-type="float" office:value="62.838" calcext:value-type="float">
            <text:p>62.838</text:p>
          </table:table-cell>
          <table:table-cell table:formula="of:=[.B264]-[.B263]" office:value-type="float" office:value="0" calcext:value-type="float">
            <text:p>0</text:p>
          </table:table-cell>
          <table:table-cell table:formula="of:=[.D263]+[.C264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65]/1000" office:value-type="float" office:value="62.3" calcext:value-type="float">
            <text:p>62.3</text:p>
          </table:table-cell>
          <table:table-cell table:formula="of:=[.B265]-[.B264]" office:value-type="float" office:value="-0.538000000000004" calcext:value-type="float">
            <text:p>-0.538000000000004</text:p>
          </table:table-cell>
          <table:table-cell table:formula="of:=[.D264]+[.C26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66]/1000" office:value-type="float" office:value="62.838" calcext:value-type="float">
            <text:p>62.838</text:p>
          </table:table-cell>
          <table:table-cell table:formula="of:=[.B266]-[.B265]" office:value-type="float" office:value="0.538000000000004" calcext:value-type="float">
            <text:p>0.538000000000004</text:p>
          </table:table-cell>
          <table:table-cell table:formula="of:=[.D265]+[.C266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67]/1000" office:value-type="float" office:value="62.3" calcext:value-type="float">
            <text:p>62.3</text:p>
          </table:table-cell>
          <table:table-cell table:formula="of:=[.B267]-[.B266]" office:value-type="float" office:value="-0.538000000000004" calcext:value-type="float">
            <text:p>-0.538000000000004</text:p>
          </table:table-cell>
          <table:table-cell table:formula="of:=[.D266]+[.C267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68]/1000" office:value-type="float" office:value="62.3" calcext:value-type="float">
            <text:p>62.3</text:p>
          </table:table-cell>
          <table:table-cell table:formula="of:=[.B268]-[.B267]" office:value-type="float" office:value="0" calcext:value-type="float">
            <text:p>0</text:p>
          </table:table-cell>
          <table:table-cell table:formula="of:=[.D267]+[.C26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69]/1000" office:value-type="float" office:value="62.3" calcext:value-type="float">
            <text:p>62.3</text:p>
          </table:table-cell>
          <table:table-cell table:formula="of:=[.B269]-[.B268]" office:value-type="float" office:value="0" calcext:value-type="float">
            <text:p>0</text:p>
          </table:table-cell>
          <table:table-cell table:formula="of:=[.D268]+[.C26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70]/1000" office:value-type="float" office:value="62.838" calcext:value-type="float">
            <text:p>62.838</text:p>
          </table:table-cell>
          <table:table-cell table:formula="of:=[.B270]-[.B269]" office:value-type="float" office:value="0.538000000000004" calcext:value-type="float">
            <text:p>0.538000000000004</text:p>
          </table:table-cell>
          <table:table-cell table:formula="of:=[.D269]+[.C270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71]/1000" office:value-type="float" office:value="62.3" calcext:value-type="float">
            <text:p>62.3</text:p>
          </table:table-cell>
          <table:table-cell table:formula="of:=[.B271]-[.B270]" office:value-type="float" office:value="-0.538000000000004" calcext:value-type="float">
            <text:p>-0.538000000000004</text:p>
          </table:table-cell>
          <table:table-cell table:formula="of:=[.D270]+[.C27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72]/1000" office:value-type="float" office:value="62.838" calcext:value-type="float">
            <text:p>62.838</text:p>
          </table:table-cell>
          <table:table-cell table:formula="of:=[.B272]-[.B271]" office:value-type="float" office:value="0.538000000000004" calcext:value-type="float">
            <text:p>0.538000000000004</text:p>
          </table:table-cell>
          <table:table-cell table:formula="of:=[.D271]+[.C27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73]/1000" office:value-type="float" office:value="62.838" calcext:value-type="float">
            <text:p>62.838</text:p>
          </table:table-cell>
          <table:table-cell table:formula="of:=[.B273]-[.B272]" office:value-type="float" office:value="0" calcext:value-type="float">
            <text:p>0</text:p>
          </table:table-cell>
          <table:table-cell table:formula="of:=[.D272]+[.C27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274]/1000" office:value-type="float" office:value="63.376" calcext:value-type="float">
            <text:p>63.376</text:p>
          </table:table-cell>
          <table:table-cell table:formula="of:=[.B274]-[.B273]" office:value-type="float" office:value="0.537999999999997" calcext:value-type="float">
            <text:p>0.537999999999997</text:p>
          </table:table-cell>
          <table:table-cell table:formula="of:=[.D273]+[.C27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75]/1000" office:value-type="float" office:value="62.838" calcext:value-type="float">
            <text:p>62.838</text:p>
          </table:table-cell>
          <table:table-cell table:formula="of:=[.B275]-[.B274]" office:value-type="float" office:value="-0.537999999999997" calcext:value-type="float">
            <text:p>-0.537999999999997</text:p>
          </table:table-cell>
          <table:table-cell table:formula="of:=[.D274]+[.C275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76]/1000" office:value-type="float" office:value="62.3" calcext:value-type="float">
            <text:p>62.3</text:p>
          </table:table-cell>
          <table:table-cell table:formula="of:=[.B276]-[.B275]" office:value-type="float" office:value="-0.538000000000004" calcext:value-type="float">
            <text:p>-0.538000000000004</text:p>
          </table:table-cell>
          <table:table-cell table:formula="of:=[.D275]+[.C276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77]/1000" office:value-type="float" office:value="62.838" calcext:value-type="float">
            <text:p>62.838</text:p>
          </table:table-cell>
          <table:table-cell table:formula="of:=[.B277]-[.B276]" office:value-type="float" office:value="0.538000000000004" calcext:value-type="float">
            <text:p>0.538000000000004</text:p>
          </table:table-cell>
          <table:table-cell table:formula="of:=[.D276]+[.C27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78]/1000" office:value-type="float" office:value="62.838" calcext:value-type="float">
            <text:p>62.838</text:p>
          </table:table-cell>
          <table:table-cell table:formula="of:=[.B278]-[.B277]" office:value-type="float" office:value="0" calcext:value-type="float">
            <text:p>0</text:p>
          </table:table-cell>
          <table:table-cell table:formula="of:=[.D277]+[.C278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79]/1000" office:value-type="float" office:value="62.838" calcext:value-type="float">
            <text:p>62.838</text:p>
          </table:table-cell>
          <table:table-cell table:formula="of:=[.B279]-[.B278]" office:value-type="float" office:value="0" calcext:value-type="float">
            <text:p>0</text:p>
          </table:table-cell>
          <table:table-cell table:formula="of:=[.D278]+[.C279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80]/1000" office:value-type="float" office:value="62.3" calcext:value-type="float">
            <text:p>62.3</text:p>
          </table:table-cell>
          <table:table-cell table:formula="of:=[.B280]-[.B279]" office:value-type="float" office:value="-0.538000000000004" calcext:value-type="float">
            <text:p>-0.538000000000004</text:p>
          </table:table-cell>
          <table:table-cell table:formula="of:=[.D279]+[.C280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81]/1000" office:value-type="float" office:value="62.838" calcext:value-type="float">
            <text:p>62.838</text:p>
          </table:table-cell>
          <table:table-cell table:formula="of:=[.B281]-[.B280]" office:value-type="float" office:value="0.538000000000004" calcext:value-type="float">
            <text:p>0.538000000000004</text:p>
          </table:table-cell>
          <table:table-cell table:formula="of:=[.D280]+[.C281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82]/1000" office:value-type="float" office:value="62.838" calcext:value-type="float">
            <text:p>62.838</text:p>
          </table:table-cell>
          <table:table-cell table:formula="of:=[.B282]-[.B281]" office:value-type="float" office:value="0" calcext:value-type="float">
            <text:p>0</text:p>
          </table:table-cell>
          <table:table-cell table:formula="of:=[.D281]+[.C28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83]/1000" office:value-type="float" office:value="62.838" calcext:value-type="float">
            <text:p>62.838</text:p>
          </table:table-cell>
          <table:table-cell table:formula="of:=[.B283]-[.B282]" office:value-type="float" office:value="0" calcext:value-type="float">
            <text:p>0</text:p>
          </table:table-cell>
          <table:table-cell table:formula="of:=[.D282]+[.C28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284]/1000" office:value-type="float" office:value="63.376" calcext:value-type="float">
            <text:p>63.376</text:p>
          </table:table-cell>
          <table:table-cell table:formula="of:=[.B284]-[.B283]" office:value-type="float" office:value="0.537999999999997" calcext:value-type="float">
            <text:p>0.537999999999997</text:p>
          </table:table-cell>
          <table:table-cell table:formula="of:=[.D283]+[.C28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85]/1000" office:value-type="float" office:value="62.3" calcext:value-type="float">
            <text:p>62.3</text:p>
          </table:table-cell>
          <table:table-cell table:formula="of:=[.B285]-[.B284]" office:value-type="float" office:value="-1.076" calcext:value-type="float">
            <text:p>-1.076</text:p>
          </table:table-cell>
          <table:table-cell table:formula="of:=[.D284]+[.C285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86]/1000" office:value-type="float" office:value="62.838" calcext:value-type="float">
            <text:p>62.838</text:p>
          </table:table-cell>
          <table:table-cell table:formula="of:=[.B286]-[.B285]" office:value-type="float" office:value="0.538000000000004" calcext:value-type="float">
            <text:p>0.538000000000004</text:p>
          </table:table-cell>
          <table:table-cell table:formula="of:=[.D285]+[.C286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87]/1000" office:value-type="float" office:value="62.838" calcext:value-type="float">
            <text:p>62.838</text:p>
          </table:table-cell>
          <table:table-cell table:formula="of:=[.B287]-[.B286]" office:value-type="float" office:value="0" calcext:value-type="float">
            <text:p>0</text:p>
          </table:table-cell>
          <table:table-cell table:formula="of:=[.D286]+[.C28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88]/1000" office:value-type="float" office:value="62.838" calcext:value-type="float">
            <text:p>62.838</text:p>
          </table:table-cell>
          <table:table-cell table:formula="of:=[.B288]-[.B287]" office:value-type="float" office:value="0" calcext:value-type="float">
            <text:p>0</text:p>
          </table:table-cell>
          <table:table-cell table:formula="of:=[.D287]+[.C288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89]/1000" office:value-type="float" office:value="62.3" calcext:value-type="float">
            <text:p>62.3</text:p>
          </table:table-cell>
          <table:table-cell table:formula="of:=[.B289]-[.B288]" office:value-type="float" office:value="-0.538000000000004" calcext:value-type="float">
            <text:p>-0.538000000000004</text:p>
          </table:table-cell>
          <table:table-cell table:formula="of:=[.D288]+[.C28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90]/1000" office:value-type="float" office:value="62.838" calcext:value-type="float">
            <text:p>62.838</text:p>
          </table:table-cell>
          <table:table-cell table:formula="of:=[.B290]-[.B289]" office:value-type="float" office:value="0.538000000000004" calcext:value-type="float">
            <text:p>0.538000000000004</text:p>
          </table:table-cell>
          <table:table-cell table:formula="of:=[.D289]+[.C290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91]/1000" office:value-type="float" office:value="62.838" calcext:value-type="float">
            <text:p>62.838</text:p>
          </table:table-cell>
          <table:table-cell table:formula="of:=[.B291]-[.B290]" office:value-type="float" office:value="0" calcext:value-type="float">
            <text:p>0</text:p>
          </table:table-cell>
          <table:table-cell table:formula="of:=[.D290]+[.C291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292]/1000" office:value-type="float" office:value="63.376" calcext:value-type="float">
            <text:p>63.376</text:p>
          </table:table-cell>
          <table:table-cell table:formula="of:=[.B292]-[.B291]" office:value-type="float" office:value="0.537999999999997" calcext:value-type="float">
            <text:p>0.537999999999997</text:p>
          </table:table-cell>
          <table:table-cell table:formula="of:=[.D291]+[.C29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93]/1000" office:value-type="float" office:value="62.3" calcext:value-type="float">
            <text:p>62.3</text:p>
          </table:table-cell>
          <table:table-cell table:formula="of:=[.B293]-[.B292]" office:value-type="float" office:value="-1.076" calcext:value-type="float">
            <text:p>-1.076</text:p>
          </table:table-cell>
          <table:table-cell table:formula="of:=[.D292]+[.C29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94]/1000" office:value-type="float" office:value="62.3" calcext:value-type="float">
            <text:p>62.3</text:p>
          </table:table-cell>
          <table:table-cell table:formula="of:=[.B294]-[.B293]" office:value-type="float" office:value="0" calcext:value-type="float">
            <text:p>0</text:p>
          </table:table-cell>
          <table:table-cell table:formula="of:=[.D293]+[.C29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295]/1000" office:value-type="float" office:value="63.376" calcext:value-type="float">
            <text:p>63.376</text:p>
          </table:table-cell>
          <table:table-cell table:formula="of:=[.B295]-[.B294]" office:value-type="float" office:value="1.076" calcext:value-type="float">
            <text:p>1.076</text:p>
          </table:table-cell>
          <table:table-cell table:formula="of:=[.D294]+[.C29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96]/1000" office:value-type="float" office:value="62.838" calcext:value-type="float">
            <text:p>62.838</text:p>
          </table:table-cell>
          <table:table-cell table:formula="of:=[.B296]-[.B295]" office:value-type="float" office:value="-0.537999999999997" calcext:value-type="float">
            <text:p>-0.537999999999997</text:p>
          </table:table-cell>
          <table:table-cell table:formula="of:=[.D295]+[.C296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297]/1000" office:value-type="float" office:value="62.838" calcext:value-type="float">
            <text:p>62.838</text:p>
          </table:table-cell>
          <table:table-cell table:formula="of:=[.B297]-[.B296]" office:value-type="float" office:value="0" calcext:value-type="float">
            <text:p>0</text:p>
          </table:table-cell>
          <table:table-cell table:formula="of:=[.D296]+[.C29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298]/1000" office:value-type="float" office:value="62.3" calcext:value-type="float">
            <text:p>62.3</text:p>
          </table:table-cell>
          <table:table-cell table:formula="of:=[.B298]-[.B297]" office:value-type="float" office:value="-0.538000000000004" calcext:value-type="float">
            <text:p>-0.538000000000004</text:p>
          </table:table-cell>
          <table:table-cell table:formula="of:=[.D297]+[.C29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299]/1000" office:value-type="float" office:value="63.376" calcext:value-type="float">
            <text:p>63.376</text:p>
          </table:table-cell>
          <table:table-cell table:formula="of:=[.B299]-[.B298]" office:value-type="float" office:value="1.076" calcext:value-type="float">
            <text:p>1.076</text:p>
          </table:table-cell>
          <table:table-cell table:formula="of:=[.D298]+[.C29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00]/1000" office:value-type="float" office:value="62.838" calcext:value-type="float">
            <text:p>62.838</text:p>
          </table:table-cell>
          <table:table-cell table:formula="of:=[.B300]-[.B299]" office:value-type="float" office:value="-0.537999999999997" calcext:value-type="float">
            <text:p>-0.537999999999997</text:p>
          </table:table-cell>
          <table:table-cell table:formula="of:=[.D299]+[.C300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01]/1000" office:value-type="float" office:value="63.376" calcext:value-type="float">
            <text:p>63.376</text:p>
          </table:table-cell>
          <table:table-cell table:formula="of:=[.B301]-[.B300]" office:value-type="float" office:value="0.537999999999997" calcext:value-type="float">
            <text:p>0.537999999999997</text:p>
          </table:table-cell>
          <table:table-cell table:formula="of:=[.D300]+[.C30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02]/1000" office:value-type="float" office:value="63.376" calcext:value-type="float">
            <text:p>63.376</text:p>
          </table:table-cell>
          <table:table-cell table:formula="of:=[.B302]-[.B301]" office:value-type="float" office:value="0" calcext:value-type="float">
            <text:p>0</text:p>
          </table:table-cell>
          <table:table-cell table:formula="of:=[.D301]+[.C30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303]/1000" office:value-type="float" office:value="62.3" calcext:value-type="float">
            <text:p>62.3</text:p>
          </table:table-cell>
          <table:table-cell table:formula="of:=[.B303]-[.B302]" office:value-type="float" office:value="-1.076" calcext:value-type="float">
            <text:p>-1.076</text:p>
          </table:table-cell>
          <table:table-cell table:formula="of:=[.D302]+[.C303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04]/1000" office:value-type="float" office:value="63.376" calcext:value-type="float">
            <text:p>63.376</text:p>
          </table:table-cell>
          <table:table-cell table:formula="of:=[.B304]-[.B303]" office:value-type="float" office:value="1.076" calcext:value-type="float">
            <text:p>1.076</text:p>
          </table:table-cell>
          <table:table-cell table:formula="of:=[.D303]+[.C30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05]/1000" office:value-type="float" office:value="62.838" calcext:value-type="float">
            <text:p>62.838</text:p>
          </table:table-cell>
          <table:table-cell table:formula="of:=[.B305]-[.B304]" office:value-type="float" office:value="-0.537999999999997" calcext:value-type="float">
            <text:p>-0.537999999999997</text:p>
          </table:table-cell>
          <table:table-cell table:formula="of:=[.D304]+[.C305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06]/1000" office:value-type="float" office:value="62.838" calcext:value-type="float">
            <text:p>62.838</text:p>
          </table:table-cell>
          <table:table-cell table:formula="of:=[.B306]-[.B305]" office:value-type="float" office:value="0" calcext:value-type="float">
            <text:p>0</text:p>
          </table:table-cell>
          <table:table-cell table:formula="of:=[.D305]+[.C306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07]/1000" office:value-type="float" office:value="62.838" calcext:value-type="float">
            <text:p>62.838</text:p>
          </table:table-cell>
          <table:table-cell table:formula="of:=[.B307]-[.B306]" office:value-type="float" office:value="0" calcext:value-type="float">
            <text:p>0</text:p>
          </table:table-cell>
          <table:table-cell table:formula="of:=[.D306]+[.C30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308]/1000" office:value-type="float" office:value="62.3" calcext:value-type="float">
            <text:p>62.3</text:p>
          </table:table-cell>
          <table:table-cell table:formula="of:=[.B308]-[.B307]" office:value-type="float" office:value="-0.538000000000004" calcext:value-type="float">
            <text:p>-0.538000000000004</text:p>
          </table:table-cell>
          <table:table-cell table:formula="of:=[.D307]+[.C30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309]/1000" office:value-type="float" office:value="62.3" calcext:value-type="float">
            <text:p>62.3</text:p>
          </table:table-cell>
          <table:table-cell table:formula="of:=[.B309]-[.B308]" office:value-type="float" office:value="0" calcext:value-type="float">
            <text:p>0</text:p>
          </table:table-cell>
          <table:table-cell table:formula="of:=[.D308]+[.C309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10]/1000" office:value-type="float" office:value="63.376" calcext:value-type="float">
            <text:p>63.376</text:p>
          </table:table-cell>
          <table:table-cell table:formula="of:=[.B310]-[.B309]" office:value-type="float" office:value="1.076" calcext:value-type="float">
            <text:p>1.076</text:p>
          </table:table-cell>
          <table:table-cell table:formula="of:=[.D309]+[.C31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311]/1000" office:value-type="float" office:value="62.3" calcext:value-type="float">
            <text:p>62.3</text:p>
          </table:table-cell>
          <table:table-cell table:formula="of:=[.B311]-[.B310]" office:value-type="float" office:value="-1.076" calcext:value-type="float">
            <text:p>-1.076</text:p>
          </table:table-cell>
          <table:table-cell table:formula="of:=[.D310]+[.C31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12]/1000" office:value-type="float" office:value="62.838" calcext:value-type="float">
            <text:p>62.838</text:p>
          </table:table-cell>
          <table:table-cell table:formula="of:=[.B312]-[.B311]" office:value-type="float" office:value="0.538000000000004" calcext:value-type="float">
            <text:p>0.538000000000004</text:p>
          </table:table-cell>
          <table:table-cell table:formula="of:=[.D311]+[.C31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13]/1000" office:value-type="float" office:value="63.376" calcext:value-type="float">
            <text:p>63.376</text:p>
          </table:table-cell>
          <table:table-cell table:formula="of:=[.B313]-[.B312]" office:value-type="float" office:value="0.537999999999997" calcext:value-type="float">
            <text:p>0.537999999999997</text:p>
          </table:table-cell>
          <table:table-cell table:formula="of:=[.D312]+[.C31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314]/1000" office:value-type="float" office:value="62.3" calcext:value-type="float">
            <text:p>62.3</text:p>
          </table:table-cell>
          <table:table-cell table:formula="of:=[.B314]-[.B313]" office:value-type="float" office:value="-1.076" calcext:value-type="float">
            <text:p>-1.076</text:p>
          </table:table-cell>
          <table:table-cell table:formula="of:=[.D313]+[.C314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15]/1000" office:value-type="float" office:value="62.838" calcext:value-type="float">
            <text:p>62.838</text:p>
          </table:table-cell>
          <table:table-cell table:formula="of:=[.B315]-[.B314]" office:value-type="float" office:value="0.538000000000004" calcext:value-type="float">
            <text:p>0.538000000000004</text:p>
          </table:table-cell>
          <table:table-cell table:formula="of:=[.D314]+[.C315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16]/1000" office:value-type="float" office:value="63.376" calcext:value-type="float">
            <text:p>63.376</text:p>
          </table:table-cell>
          <table:table-cell table:formula="of:=[.B316]-[.B315]" office:value-type="float" office:value="0.537999999999997" calcext:value-type="float">
            <text:p>0.537999999999997</text:p>
          </table:table-cell>
          <table:table-cell table:formula="of:=[.D315]+[.C31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17]/1000" office:value-type="float" office:value="63.376" calcext:value-type="float">
            <text:p>63.376</text:p>
          </table:table-cell>
          <table:table-cell table:formula="of:=[.B317]-[.B316]" office:value-type="float" office:value="0" calcext:value-type="float">
            <text:p>0</text:p>
          </table:table-cell>
          <table:table-cell table:formula="of:=[.D316]+[.C31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18]/1000" office:value-type="float" office:value="63.376" calcext:value-type="float">
            <text:p>63.376</text:p>
          </table:table-cell>
          <table:table-cell table:formula="of:=[.B318]-[.B317]" office:value-type="float" office:value="0" calcext:value-type="float">
            <text:p>0</text:p>
          </table:table-cell>
          <table:table-cell table:formula="of:=[.D317]+[.C31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19]/1000" office:value-type="float" office:value="63.376" calcext:value-type="float">
            <text:p>63.376</text:p>
          </table:table-cell>
          <table:table-cell table:formula="of:=[.B319]-[.B318]" office:value-type="float" office:value="0" calcext:value-type="float">
            <text:p>0</text:p>
          </table:table-cell>
          <table:table-cell table:formula="of:=[.D318]+[.C31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20]/1000" office:value-type="float" office:value="62.838" calcext:value-type="float">
            <text:p>62.838</text:p>
          </table:table-cell>
          <table:table-cell table:formula="of:=[.B320]-[.B319]" office:value-type="float" office:value="-0.537999999999997" calcext:value-type="float">
            <text:p>-0.537999999999997</text:p>
          </table:table-cell>
          <table:table-cell table:formula="of:=[.D319]+[.C320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21]/1000" office:value-type="float" office:value="63.376" calcext:value-type="float">
            <text:p>63.376</text:p>
          </table:table-cell>
          <table:table-cell table:formula="of:=[.B321]-[.B320]" office:value-type="float" office:value="0.537999999999997" calcext:value-type="float">
            <text:p>0.537999999999997</text:p>
          </table:table-cell>
          <table:table-cell table:formula="of:=[.D320]+[.C32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322]/1000" office:value-type="float" office:value="62.3" calcext:value-type="float">
            <text:p>62.3</text:p>
          </table:table-cell>
          <table:table-cell table:formula="of:=[.B322]-[.B321]" office:value-type="float" office:value="-1.076" calcext:value-type="float">
            <text:p>-1.076</text:p>
          </table:table-cell>
          <table:table-cell table:formula="of:=[.D321]+[.C322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23]/1000" office:value-type="float" office:value="63.376" calcext:value-type="float">
            <text:p>63.376</text:p>
          </table:table-cell>
          <table:table-cell table:formula="of:=[.B323]-[.B322]" office:value-type="float" office:value="1.076" calcext:value-type="float">
            <text:p>1.076</text:p>
          </table:table-cell>
          <table:table-cell table:formula="of:=[.D322]+[.C32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24]/1000" office:value-type="float" office:value="62.838" calcext:value-type="float">
            <text:p>62.838</text:p>
          </table:table-cell>
          <table:table-cell table:formula="of:=[.B324]-[.B323]" office:value-type="float" office:value="-0.537999999999997" calcext:value-type="float">
            <text:p>-0.537999999999997</text:p>
          </table:table-cell>
          <table:table-cell table:formula="of:=[.D323]+[.C324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25]/1000" office:value-type="float" office:value="62.838" calcext:value-type="float">
            <text:p>62.838</text:p>
          </table:table-cell>
          <table:table-cell table:formula="of:=[.B325]-[.B324]" office:value-type="float" office:value="0" calcext:value-type="float">
            <text:p>0</text:p>
          </table:table-cell>
          <table:table-cell table:formula="of:=[.D324]+[.C325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26]/1000" office:value-type="float" office:value="63.376" calcext:value-type="float">
            <text:p>63.376</text:p>
          </table:table-cell>
          <table:table-cell table:formula="of:=[.B326]-[.B325]" office:value-type="float" office:value="0.537999999999997" calcext:value-type="float">
            <text:p>0.537999999999997</text:p>
          </table:table-cell>
          <table:table-cell table:formula="of:=[.D325]+[.C32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27]/1000" office:value-type="float" office:value="62.838" calcext:value-type="float">
            <text:p>62.838</text:p>
          </table:table-cell>
          <table:table-cell table:formula="of:=[.B327]-[.B326]" office:value-type="float" office:value="-0.537999999999997" calcext:value-type="float">
            <text:p>-0.537999999999997</text:p>
          </table:table-cell>
          <table:table-cell table:formula="of:=[.D326]+[.C32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328]/1000" office:value-type="float" office:value="62.3" calcext:value-type="float">
            <text:p>62.3</text:p>
          </table:table-cell>
          <table:table-cell table:formula="of:=[.B328]-[.B327]" office:value-type="float" office:value="-0.538000000000004" calcext:value-type="float">
            <text:p>-0.538000000000004</text:p>
          </table:table-cell>
          <table:table-cell table:formula="of:=[.D327]+[.C32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29]/1000" office:value-type="float" office:value="62.838" calcext:value-type="float">
            <text:p>62.838</text:p>
          </table:table-cell>
          <table:table-cell table:formula="of:=[.B329]-[.B328]" office:value-type="float" office:value="0.538000000000004" calcext:value-type="float">
            <text:p>0.538000000000004</text:p>
          </table:table-cell>
          <table:table-cell table:formula="of:=[.D328]+[.C329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30]/1000" office:value-type="float" office:value="63.376" calcext:value-type="float">
            <text:p>63.376</text:p>
          </table:table-cell>
          <table:table-cell table:formula="of:=[.B330]-[.B329]" office:value-type="float" office:value="0.537999999999997" calcext:value-type="float">
            <text:p>0.537999999999997</text:p>
          </table:table-cell>
          <table:table-cell table:formula="of:=[.D329]+[.C33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31]/1000" office:value-type="float" office:value="63.376" calcext:value-type="float">
            <text:p>63.376</text:p>
          </table:table-cell>
          <table:table-cell table:formula="of:=[.B331]-[.B330]" office:value-type="float" office:value="0" calcext:value-type="float">
            <text:p>0</text:p>
          </table:table-cell>
          <table:table-cell table:formula="of:=[.D330]+[.C33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32]/1000" office:value-type="float" office:value="62.838" calcext:value-type="float">
            <text:p>62.838</text:p>
          </table:table-cell>
          <table:table-cell table:formula="of:=[.B332]-[.B331]" office:value-type="float" office:value="-0.537999999999997" calcext:value-type="float">
            <text:p>-0.537999999999997</text:p>
          </table:table-cell>
          <table:table-cell table:formula="of:=[.D331]+[.C33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33]/1000" office:value-type="float" office:value="63.376" calcext:value-type="float">
            <text:p>63.376</text:p>
          </table:table-cell>
          <table:table-cell table:formula="of:=[.B333]-[.B332]" office:value-type="float" office:value="0.537999999999997" calcext:value-type="float">
            <text:p>0.537999999999997</text:p>
          </table:table-cell>
          <table:table-cell table:formula="of:=[.D332]+[.C33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34]/1000" office:value-type="float" office:value="63.376" calcext:value-type="float">
            <text:p>63.376</text:p>
          </table:table-cell>
          <table:table-cell table:formula="of:=[.B334]-[.B333]" office:value-type="float" office:value="0" calcext:value-type="float">
            <text:p>0</text:p>
          </table:table-cell>
          <table:table-cell table:formula="of:=[.D333]+[.C33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35]/1000" office:value-type="float" office:value="62.838" calcext:value-type="float">
            <text:p>62.838</text:p>
          </table:table-cell>
          <table:table-cell table:formula="of:=[.B335]-[.B334]" office:value-type="float" office:value="-0.537999999999997" calcext:value-type="float">
            <text:p>-0.537999999999997</text:p>
          </table:table-cell>
          <table:table-cell table:formula="of:=[.D334]+[.C335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36]/1000" office:value-type="float" office:value="63.376" calcext:value-type="float">
            <text:p>63.376</text:p>
          </table:table-cell>
          <table:table-cell table:formula="of:=[.B336]-[.B335]" office:value-type="float" office:value="0.537999999999997" calcext:value-type="float">
            <text:p>0.537999999999997</text:p>
          </table:table-cell>
          <table:table-cell table:formula="of:=[.D335]+[.C33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37]/1000" office:value-type="float" office:value="62.838" calcext:value-type="float">
            <text:p>62.838</text:p>
          </table:table-cell>
          <table:table-cell table:formula="of:=[.B337]-[.B336]" office:value-type="float" office:value="-0.537999999999997" calcext:value-type="float">
            <text:p>-0.537999999999997</text:p>
          </table:table-cell>
          <table:table-cell table:formula="of:=[.D336]+[.C33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38]/1000" office:value-type="float" office:value="62.838" calcext:value-type="float">
            <text:p>62.838</text:p>
          </table:table-cell>
          <table:table-cell table:formula="of:=[.B338]-[.B337]" office:value-type="float" office:value="0" calcext:value-type="float">
            <text:p>0</text:p>
          </table:table-cell>
          <table:table-cell table:formula="of:=[.D337]+[.C338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39]/1000" office:value-type="float" office:value="63.376" calcext:value-type="float">
            <text:p>63.376</text:p>
          </table:table-cell>
          <table:table-cell table:formula="of:=[.B339]-[.B338]" office:value-type="float" office:value="0.537999999999997" calcext:value-type="float">
            <text:p>0.537999999999997</text:p>
          </table:table-cell>
          <table:table-cell table:formula="of:=[.D338]+[.C33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40]/1000" office:value-type="float" office:value="63.376" calcext:value-type="float">
            <text:p>63.376</text:p>
          </table:table-cell>
          <table:table-cell table:formula="of:=[.B340]-[.B339]" office:value-type="float" office:value="0" calcext:value-type="float">
            <text:p>0</text:p>
          </table:table-cell>
          <table:table-cell table:formula="of:=[.D339]+[.C34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41]/1000" office:value-type="float" office:value="62.838" calcext:value-type="float">
            <text:p>62.838</text:p>
          </table:table-cell>
          <table:table-cell table:formula="of:=[.B341]-[.B340]" office:value-type="float" office:value="-0.537999999999997" calcext:value-type="float">
            <text:p>-0.537999999999997</text:p>
          </table:table-cell>
          <table:table-cell table:formula="of:=[.D340]+[.C341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42]/1000" office:value-type="float" office:value="63.376" calcext:value-type="float">
            <text:p>63.376</text:p>
          </table:table-cell>
          <table:table-cell table:formula="of:=[.B342]-[.B341]" office:value-type="float" office:value="0.537999999999997" calcext:value-type="float">
            <text:p>0.537999999999997</text:p>
          </table:table-cell>
          <table:table-cell table:formula="of:=[.D341]+[.C34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43]/1000" office:value-type="float" office:value="63.376" calcext:value-type="float">
            <text:p>63.376</text:p>
          </table:table-cell>
          <table:table-cell table:formula="of:=[.B343]-[.B342]" office:value-type="float" office:value="0" calcext:value-type="float">
            <text:p>0</text:p>
          </table:table-cell>
          <table:table-cell table:formula="of:=[.D342]+[.C34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44]/1000" office:value-type="float" office:value="63.376" calcext:value-type="float">
            <text:p>63.376</text:p>
          </table:table-cell>
          <table:table-cell table:formula="of:=[.B344]-[.B343]" office:value-type="float" office:value="0" calcext:value-type="float">
            <text:p>0</text:p>
          </table:table-cell>
          <table:table-cell table:formula="of:=[.D343]+[.C34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45]/1000" office:value-type="float" office:value="62.838" calcext:value-type="float">
            <text:p>62.838</text:p>
          </table:table-cell>
          <table:table-cell table:formula="of:=[.B345]-[.B344]" office:value-type="float" office:value="-0.537999999999997" calcext:value-type="float">
            <text:p>-0.537999999999997</text:p>
          </table:table-cell>
          <table:table-cell table:formula="of:=[.D344]+[.C345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46]/1000" office:value-type="float" office:value="62.838" calcext:value-type="float">
            <text:p>62.838</text:p>
          </table:table-cell>
          <table:table-cell table:formula="of:=[.B346]-[.B345]" office:value-type="float" office:value="0" calcext:value-type="float">
            <text:p>0</text:p>
          </table:table-cell>
          <table:table-cell table:formula="of:=[.D345]+[.C346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47]/1000" office:value-type="float" office:value="62.838" calcext:value-type="float">
            <text:p>62.838</text:p>
          </table:table-cell>
          <table:table-cell table:formula="of:=[.B347]-[.B346]" office:value-type="float" office:value="0" calcext:value-type="float">
            <text:p>0</text:p>
          </table:table-cell>
          <table:table-cell table:formula="of:=[.D346]+[.C34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48]/1000" office:value-type="float" office:value="63.376" calcext:value-type="float">
            <text:p>63.376</text:p>
          </table:table-cell>
          <table:table-cell table:formula="of:=[.B348]-[.B347]" office:value-type="float" office:value="0.537999999999997" calcext:value-type="float">
            <text:p>0.537999999999997</text:p>
          </table:table-cell>
          <table:table-cell table:formula="of:=[.D347]+[.C34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49]/1000" office:value-type="float" office:value="62.838" calcext:value-type="float">
            <text:p>62.838</text:p>
          </table:table-cell>
          <table:table-cell table:formula="of:=[.B349]-[.B348]" office:value-type="float" office:value="-0.537999999999997" calcext:value-type="float">
            <text:p>-0.537999999999997</text:p>
          </table:table-cell>
          <table:table-cell table:formula="of:=[.D348]+[.C349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50]/1000" office:value-type="float" office:value="63.376" calcext:value-type="float">
            <text:p>63.376</text:p>
          </table:table-cell>
          <table:table-cell table:formula="of:=[.B350]-[.B349]" office:value-type="float" office:value="0.537999999999997" calcext:value-type="float">
            <text:p>0.537999999999997</text:p>
          </table:table-cell>
          <table:table-cell table:formula="of:=[.D349]+[.C35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51]/1000" office:value-type="float" office:value="63.376" calcext:value-type="float">
            <text:p>63.376</text:p>
          </table:table-cell>
          <table:table-cell table:formula="of:=[.B351]-[.B350]" office:value-type="float" office:value="0" calcext:value-type="float">
            <text:p>0</text:p>
          </table:table-cell>
          <table:table-cell table:formula="of:=[.D350]+[.C35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52]/1000" office:value-type="float" office:value="62.838" calcext:value-type="float">
            <text:p>62.838</text:p>
          </table:table-cell>
          <table:table-cell table:formula="of:=[.B352]-[.B351]" office:value-type="float" office:value="-0.537999999999997" calcext:value-type="float">
            <text:p>-0.537999999999997</text:p>
          </table:table-cell>
          <table:table-cell table:formula="of:=[.D351]+[.C35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53]/1000" office:value-type="float" office:value="62.838" calcext:value-type="float">
            <text:p>62.838</text:p>
          </table:table-cell>
          <table:table-cell table:formula="of:=[.B353]-[.B352]" office:value-type="float" office:value="0" calcext:value-type="float">
            <text:p>0</text:p>
          </table:table-cell>
          <table:table-cell table:formula="of:=[.D352]+[.C35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54]/1000" office:value-type="float" office:value="62.838" calcext:value-type="float">
            <text:p>62.838</text:p>
          </table:table-cell>
          <table:table-cell table:formula="of:=[.B354]-[.B353]" office:value-type="float" office:value="0" calcext:value-type="float">
            <text:p>0</text:p>
          </table:table-cell>
          <table:table-cell table:formula="of:=[.D353]+[.C354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55]/1000" office:value-type="float" office:value="63.376" calcext:value-type="float">
            <text:p>63.376</text:p>
          </table:table-cell>
          <table:table-cell table:formula="of:=[.B355]-[.B354]" office:value-type="float" office:value="0.537999999999997" calcext:value-type="float">
            <text:p>0.537999999999997</text:p>
          </table:table-cell>
          <table:table-cell table:formula="of:=[.D354]+[.C35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56]/1000" office:value-type="float" office:value="63.376" calcext:value-type="float">
            <text:p>63.376</text:p>
          </table:table-cell>
          <table:table-cell table:formula="of:=[.B356]-[.B355]" office:value-type="float" office:value="0" calcext:value-type="float">
            <text:p>0</text:p>
          </table:table-cell>
          <table:table-cell table:formula="of:=[.D355]+[.C35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57]/1000" office:value-type="float" office:value="63.376" calcext:value-type="float">
            <text:p>63.376</text:p>
          </table:table-cell>
          <table:table-cell table:formula="of:=[.B357]-[.B356]" office:value-type="float" office:value="0" calcext:value-type="float">
            <text:p>0</text:p>
          </table:table-cell>
          <table:table-cell table:formula="of:=[.D356]+[.C35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58]/1000" office:value-type="float" office:value="62.838" calcext:value-type="float">
            <text:p>62.838</text:p>
          </table:table-cell>
          <table:table-cell table:formula="of:=[.B358]-[.B357]" office:value-type="float" office:value="-0.537999999999997" calcext:value-type="float">
            <text:p>-0.537999999999997</text:p>
          </table:table-cell>
          <table:table-cell table:formula="of:=[.D357]+[.C358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59]/1000" office:value-type="float" office:value="62.838" calcext:value-type="float">
            <text:p>62.838</text:p>
          </table:table-cell>
          <table:table-cell table:formula="of:=[.B359]-[.B358]" office:value-type="float" office:value="0" calcext:value-type="float">
            <text:p>0</text:p>
          </table:table-cell>
          <table:table-cell table:formula="of:=[.D358]+[.C359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60]/1000" office:value-type="float" office:value="62.838" calcext:value-type="float">
            <text:p>62.838</text:p>
          </table:table-cell>
          <table:table-cell table:formula="of:=[.B360]-[.B359]" office:value-type="float" office:value="0" calcext:value-type="float">
            <text:p>0</text:p>
          </table:table-cell>
          <table:table-cell table:formula="of:=[.D359]+[.C360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61]/1000" office:value-type="float" office:value="63.376" calcext:value-type="float">
            <text:p>63.376</text:p>
          </table:table-cell>
          <table:table-cell table:formula="of:=[.B361]-[.B360]" office:value-type="float" office:value="0.537999999999997" calcext:value-type="float">
            <text:p>0.537999999999997</text:p>
          </table:table-cell>
          <table:table-cell table:formula="of:=[.D360]+[.C36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62]/1000" office:value-type="float" office:value="62.838" calcext:value-type="float">
            <text:p>62.838</text:p>
          </table:table-cell>
          <table:table-cell table:formula="of:=[.B362]-[.B361]" office:value-type="float" office:value="-0.537999999999997" calcext:value-type="float">
            <text:p>-0.537999999999997</text:p>
          </table:table-cell>
          <table:table-cell table:formula="of:=[.D361]+[.C36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63]/1000" office:value-type="float" office:value="63.376" calcext:value-type="float">
            <text:p>63.376</text:p>
          </table:table-cell>
          <table:table-cell table:formula="of:=[.B363]-[.B362]" office:value-type="float" office:value="0.537999999999997" calcext:value-type="float">
            <text:p>0.537999999999997</text:p>
          </table:table-cell>
          <table:table-cell table:formula="of:=[.D362]+[.C36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64]/1000" office:value-type="float" office:value="63.376" calcext:value-type="float">
            <text:p>63.376</text:p>
          </table:table-cell>
          <table:table-cell table:formula="of:=[.B364]-[.B363]" office:value-type="float" office:value="0" calcext:value-type="float">
            <text:p>0</text:p>
          </table:table-cell>
          <table:table-cell table:formula="of:=[.D363]+[.C36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65]/1000" office:value-type="float" office:value="62.838" calcext:value-type="float">
            <text:p>62.838</text:p>
          </table:table-cell>
          <table:table-cell table:formula="of:=[.B365]-[.B364]" office:value-type="float" office:value="-0.537999999999997" calcext:value-type="float">
            <text:p>-0.537999999999997</text:p>
          </table:table-cell>
          <table:table-cell table:formula="of:=[.D364]+[.C365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66]/1000" office:value-type="float" office:value="63.376" calcext:value-type="float">
            <text:p>63.376</text:p>
          </table:table-cell>
          <table:table-cell table:formula="of:=[.B366]-[.B365]" office:value-type="float" office:value="0.537999999999997" calcext:value-type="float">
            <text:p>0.537999999999997</text:p>
          </table:table-cell>
          <table:table-cell table:formula="of:=[.D365]+[.C36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67]/1000" office:value-type="float" office:value="62.838" calcext:value-type="float">
            <text:p>62.838</text:p>
          </table:table-cell>
          <table:table-cell table:formula="of:=[.B367]-[.B366]" office:value-type="float" office:value="-0.537999999999997" calcext:value-type="float">
            <text:p>-0.537999999999997</text:p>
          </table:table-cell>
          <table:table-cell table:formula="of:=[.D366]+[.C36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68]/1000" office:value-type="float" office:value="62.838" calcext:value-type="float">
            <text:p>62.838</text:p>
          </table:table-cell>
          <table:table-cell table:formula="of:=[.B368]-[.B367]" office:value-type="float" office:value="0" calcext:value-type="float">
            <text:p>0</text:p>
          </table:table-cell>
          <table:table-cell table:formula="of:=[.D367]+[.C368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69]/1000" office:value-type="float" office:value="63.376" calcext:value-type="float">
            <text:p>63.376</text:p>
          </table:table-cell>
          <table:table-cell table:formula="of:=[.B369]-[.B368]" office:value-type="float" office:value="0.537999999999997" calcext:value-type="float">
            <text:p>0.537999999999997</text:p>
          </table:table-cell>
          <table:table-cell table:formula="of:=[.D368]+[.C36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70]/1000" office:value-type="float" office:value="63.376" calcext:value-type="float">
            <text:p>63.376</text:p>
          </table:table-cell>
          <table:table-cell table:formula="of:=[.B370]-[.B369]" office:value-type="float" office:value="0" calcext:value-type="float">
            <text:p>0</text:p>
          </table:table-cell>
          <table:table-cell table:formula="of:=[.D369]+[.C37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71]/1000" office:value-type="float" office:value="62.838" calcext:value-type="float">
            <text:p>62.838</text:p>
          </table:table-cell>
          <table:table-cell table:formula="of:=[.B371]-[.B370]" office:value-type="float" office:value="-0.537999999999997" calcext:value-type="float">
            <text:p>-0.537999999999997</text:p>
          </table:table-cell>
          <table:table-cell table:formula="of:=[.D370]+[.C371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72]/1000" office:value-type="float" office:value="62.838" calcext:value-type="float">
            <text:p>62.838</text:p>
          </table:table-cell>
          <table:table-cell table:formula="of:=[.B372]-[.B371]" office:value-type="float" office:value="0" calcext:value-type="float">
            <text:p>0</text:p>
          </table:table-cell>
          <table:table-cell table:formula="of:=[.D371]+[.C37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73]/1000" office:value-type="float" office:value="62.838" calcext:value-type="float">
            <text:p>62.838</text:p>
          </table:table-cell>
          <table:table-cell table:formula="of:=[.B373]-[.B372]" office:value-type="float" office:value="0" calcext:value-type="float">
            <text:p>0</text:p>
          </table:table-cell>
          <table:table-cell table:formula="of:=[.D372]+[.C37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74]/1000" office:value-type="float" office:value="63.376" calcext:value-type="float">
            <text:p>63.376</text:p>
          </table:table-cell>
          <table:table-cell table:formula="of:=[.B374]-[.B373]" office:value-type="float" office:value="0.537999999999997" calcext:value-type="float">
            <text:p>0.537999999999997</text:p>
          </table:table-cell>
          <table:table-cell table:formula="of:=[.D373]+[.C37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75]/1000" office:value-type="float" office:value="63.376" calcext:value-type="float">
            <text:p>63.376</text:p>
          </table:table-cell>
          <table:table-cell table:formula="of:=[.B375]-[.B374]" office:value-type="float" office:value="0" calcext:value-type="float">
            <text:p>0</text:p>
          </table:table-cell>
          <table:table-cell table:formula="of:=[.D374]+[.C37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76]/1000" office:value-type="float" office:value="62.838" calcext:value-type="float">
            <text:p>62.838</text:p>
          </table:table-cell>
          <table:table-cell table:formula="of:=[.B376]-[.B375]" office:value-type="float" office:value="-0.537999999999997" calcext:value-type="float">
            <text:p>-0.537999999999997</text:p>
          </table:table-cell>
          <table:table-cell table:formula="of:=[.D375]+[.C376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77]/1000" office:value-type="float" office:value="62.838" calcext:value-type="float">
            <text:p>62.838</text:p>
          </table:table-cell>
          <table:table-cell table:formula="of:=[.B377]-[.B376]" office:value-type="float" office:value="0" calcext:value-type="float">
            <text:p>0</text:p>
          </table:table-cell>
          <table:table-cell table:formula="of:=[.D376]+[.C37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78]/1000" office:value-type="float" office:value="63.376" calcext:value-type="float">
            <text:p>63.376</text:p>
          </table:table-cell>
          <table:table-cell table:formula="of:=[.B378]-[.B377]" office:value-type="float" office:value="0.537999999999997" calcext:value-type="float">
            <text:p>0.537999999999997</text:p>
          </table:table-cell>
          <table:table-cell table:formula="of:=[.D377]+[.C37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79]/1000" office:value-type="float" office:value="63.376" calcext:value-type="float">
            <text:p>63.376</text:p>
          </table:table-cell>
          <table:table-cell table:formula="of:=[.B379]-[.B378]" office:value-type="float" office:value="0" calcext:value-type="float">
            <text:p>0</text:p>
          </table:table-cell>
          <table:table-cell table:formula="of:=[.D378]+[.C37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80]/1000" office:value-type="float" office:value="63.376" calcext:value-type="float">
            <text:p>63.376</text:p>
          </table:table-cell>
          <table:table-cell table:formula="of:=[.B380]-[.B379]" office:value-type="float" office:value="0" calcext:value-type="float">
            <text:p>0</text:p>
          </table:table-cell>
          <table:table-cell table:formula="of:=[.D379]+[.C38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81]/1000" office:value-type="float" office:value="63.376" calcext:value-type="float">
            <text:p>63.376</text:p>
          </table:table-cell>
          <table:table-cell table:formula="of:=[.B381]-[.B380]" office:value-type="float" office:value="0" calcext:value-type="float">
            <text:p>0</text:p>
          </table:table-cell>
          <table:table-cell table:formula="of:=[.D380]+[.C38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82]/1000" office:value-type="float" office:value="62.838" calcext:value-type="float">
            <text:p>62.838</text:p>
          </table:table-cell>
          <table:table-cell table:formula="of:=[.B382]-[.B381]" office:value-type="float" office:value="-0.537999999999997" calcext:value-type="float">
            <text:p>-0.537999999999997</text:p>
          </table:table-cell>
          <table:table-cell table:formula="of:=[.D381]+[.C382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83]/1000" office:value-type="float" office:value="63.376" calcext:value-type="float">
            <text:p>63.376</text:p>
          </table:table-cell>
          <table:table-cell table:formula="of:=[.B383]-[.B382]" office:value-type="float" office:value="0.537999999999997" calcext:value-type="float">
            <text:p>0.537999999999997</text:p>
          </table:table-cell>
          <table:table-cell table:formula="of:=[.D382]+[.C38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84]/1000" office:value-type="float" office:value="63.376" calcext:value-type="float">
            <text:p>63.376</text:p>
          </table:table-cell>
          <table:table-cell table:formula="of:=[.B384]-[.B383]" office:value-type="float" office:value="0" calcext:value-type="float">
            <text:p>0</text:p>
          </table:table-cell>
          <table:table-cell table:formula="of:=[.D383]+[.C38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85]/1000" office:value-type="float" office:value="62.838" calcext:value-type="float">
            <text:p>62.838</text:p>
          </table:table-cell>
          <table:table-cell table:formula="of:=[.B385]-[.B384]" office:value-type="float" office:value="-0.537999999999997" calcext:value-type="float">
            <text:p>-0.537999999999997</text:p>
          </table:table-cell>
          <table:table-cell table:formula="of:=[.D384]+[.C385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86]/1000" office:value-type="float" office:value="63.376" calcext:value-type="float">
            <text:p>63.376</text:p>
          </table:table-cell>
          <table:table-cell table:formula="of:=[.B386]-[.B385]" office:value-type="float" office:value="0.537999999999997" calcext:value-type="float">
            <text:p>0.537999999999997</text:p>
          </table:table-cell>
          <table:table-cell table:formula="of:=[.D385]+[.C38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87]/1000" office:value-type="float" office:value="63.376" calcext:value-type="float">
            <text:p>63.376</text:p>
          </table:table-cell>
          <table:table-cell table:formula="of:=[.B387]-[.B386]" office:value-type="float" office:value="0" calcext:value-type="float">
            <text:p>0</text:p>
          </table:table-cell>
          <table:table-cell table:formula="of:=[.D386]+[.C38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88]/1000" office:value-type="float" office:value="63.376" calcext:value-type="float">
            <text:p>63.376</text:p>
          </table:table-cell>
          <table:table-cell table:formula="of:=[.B388]-[.B387]" office:value-type="float" office:value="0" calcext:value-type="float">
            <text:p>0</text:p>
          </table:table-cell>
          <table:table-cell table:formula="of:=[.D387]+[.C38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89]/1000" office:value-type="float" office:value="62.838" calcext:value-type="float">
            <text:p>62.838</text:p>
          </table:table-cell>
          <table:table-cell table:formula="of:=[.B389]-[.B388]" office:value-type="float" office:value="-0.537999999999997" calcext:value-type="float">
            <text:p>-0.537999999999997</text:p>
          </table:table-cell>
          <table:table-cell table:formula="of:=[.D388]+[.C389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90]/1000" office:value-type="float" office:value="63.376" calcext:value-type="float">
            <text:p>63.376</text:p>
          </table:table-cell>
          <table:table-cell table:formula="of:=[.B390]-[.B389]" office:value-type="float" office:value="0.537999999999997" calcext:value-type="float">
            <text:p>0.537999999999997</text:p>
          </table:table-cell>
          <table:table-cell table:formula="of:=[.D389]+[.C39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91]/1000" office:value-type="float" office:value="62.838" calcext:value-type="float">
            <text:p>62.838</text:p>
          </table:table-cell>
          <table:table-cell table:formula="of:=[.B391]-[.B390]" office:value-type="float" office:value="-0.537999999999997" calcext:value-type="float">
            <text:p>-0.537999999999997</text:p>
          </table:table-cell>
          <table:table-cell table:formula="of:=[.D390]+[.C391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92]/1000" office:value-type="float" office:value="63.376" calcext:value-type="float">
            <text:p>63.376</text:p>
          </table:table-cell>
          <table:table-cell table:formula="of:=[.B392]-[.B391]" office:value-type="float" office:value="0.537999999999997" calcext:value-type="float">
            <text:p>0.537999999999997</text:p>
          </table:table-cell>
          <table:table-cell table:formula="of:=[.D391]+[.C39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393]/1000" office:value-type="float" office:value="62.838" calcext:value-type="float">
            <text:p>62.838</text:p>
          </table:table-cell>
          <table:table-cell table:formula="of:=[.B393]-[.B392]" office:value-type="float" office:value="-0.537999999999997" calcext:value-type="float">
            <text:p>-0.537999999999997</text:p>
          </table:table-cell>
          <table:table-cell table:formula="of:=[.D392]+[.C39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94]/1000" office:value-type="float" office:value="63.376" calcext:value-type="float">
            <text:p>63.376</text:p>
          </table:table-cell>
          <table:table-cell table:formula="of:=[.B394]-[.B393]" office:value-type="float" office:value="0.537999999999997" calcext:value-type="float">
            <text:p>0.537999999999997</text:p>
          </table:table-cell>
          <table:table-cell table:formula="of:=[.D393]+[.C39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914" calcext:value-type="float">
            <text:p>63914</text:p>
          </table:table-cell>
          <table:table-cell table:formula="of:=[.A395]/1000" office:value-type="float" office:value="63.914" calcext:value-type="float">
            <text:p>63.914</text:p>
          </table:table-cell>
          <table:table-cell table:formula="of:=[.B395]-[.B394]" office:value-type="float" office:value="0.538000000000004" calcext:value-type="float">
            <text:p>0.538000000000004</text:p>
          </table:table-cell>
          <table:table-cell table:formula="of:=[.D394]+[.C395]" office:value-type="float" office:value="14.526" calcext:value-type="float">
            <text:p>14.526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96]/1000" office:value-type="float" office:value="63.376" calcext:value-type="float">
            <text:p>63.376</text:p>
          </table:table-cell>
          <table:table-cell table:formula="of:=[.B396]-[.B395]" office:value-type="float" office:value="-0.538000000000004" calcext:value-type="float">
            <text:p>-0.538000000000004</text:p>
          </table:table-cell>
          <table:table-cell table:formula="of:=[.D395]+[.C39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97]/1000" office:value-type="float" office:value="63.376" calcext:value-type="float">
            <text:p>63.376</text:p>
          </table:table-cell>
          <table:table-cell table:formula="of:=[.B397]-[.B396]" office:value-type="float" office:value="0" calcext:value-type="float">
            <text:p>0</text:p>
          </table:table-cell>
          <table:table-cell table:formula="of:=[.D396]+[.C39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98]/1000" office:value-type="float" office:value="63.376" calcext:value-type="float">
            <text:p>63.376</text:p>
          </table:table-cell>
          <table:table-cell table:formula="of:=[.B398]-[.B397]" office:value-type="float" office:value="0" calcext:value-type="float">
            <text:p>0</text:p>
          </table:table-cell>
          <table:table-cell table:formula="of:=[.D397]+[.C39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399]/1000" office:value-type="float" office:value="63.376" calcext:value-type="float">
            <text:p>63.376</text:p>
          </table:table-cell>
          <table:table-cell table:formula="of:=[.B399]-[.B398]" office:value-type="float" office:value="0" calcext:value-type="float">
            <text:p>0</text:p>
          </table:table-cell>
          <table:table-cell table:formula="of:=[.D398]+[.C39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00]/1000" office:value-type="float" office:value="63.376" calcext:value-type="float">
            <text:p>63.376</text:p>
          </table:table-cell>
          <table:table-cell table:formula="of:=[.B400]-[.B399]" office:value-type="float" office:value="0" calcext:value-type="float">
            <text:p>0</text:p>
          </table:table-cell>
          <table:table-cell table:formula="of:=[.D399]+[.C40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01]/1000" office:value-type="float" office:value="63.376" calcext:value-type="float">
            <text:p>63.376</text:p>
          </table:table-cell>
          <table:table-cell table:formula="of:=[.B401]-[.B400]" office:value-type="float" office:value="0" calcext:value-type="float">
            <text:p>0</text:p>
          </table:table-cell>
          <table:table-cell table:formula="of:=[.D400]+[.C40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02]/1000" office:value-type="float" office:value="63.376" calcext:value-type="float">
            <text:p>63.376</text:p>
          </table:table-cell>
          <table:table-cell table:formula="of:=[.B402]-[.B401]" office:value-type="float" office:value="0" calcext:value-type="float">
            <text:p>0</text:p>
          </table:table-cell>
          <table:table-cell table:formula="of:=[.D401]+[.C40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03]/1000" office:value-type="float" office:value="62.838" calcext:value-type="float">
            <text:p>62.838</text:p>
          </table:table-cell>
          <table:table-cell table:formula="of:=[.B403]-[.B402]" office:value-type="float" office:value="-0.537999999999997" calcext:value-type="float">
            <text:p>-0.537999999999997</text:p>
          </table:table-cell>
          <table:table-cell table:formula="of:=[.D402]+[.C40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04]/1000" office:value-type="float" office:value="62.838" calcext:value-type="float">
            <text:p>62.838</text:p>
          </table:table-cell>
          <table:table-cell table:formula="of:=[.B404]-[.B403]" office:value-type="float" office:value="0" calcext:value-type="float">
            <text:p>0</text:p>
          </table:table-cell>
          <table:table-cell table:formula="of:=[.D403]+[.C404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05]/1000" office:value-type="float" office:value="63.376" calcext:value-type="float">
            <text:p>63.376</text:p>
          </table:table-cell>
          <table:table-cell table:formula="of:=[.B405]-[.B404]" office:value-type="float" office:value="0.537999999999997" calcext:value-type="float">
            <text:p>0.537999999999997</text:p>
          </table:table-cell>
          <table:table-cell table:formula="of:=[.D404]+[.C40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06]/1000" office:value-type="float" office:value="63.376" calcext:value-type="float">
            <text:p>63.376</text:p>
          </table:table-cell>
          <table:table-cell table:formula="of:=[.B406]-[.B405]" office:value-type="float" office:value="0" calcext:value-type="float">
            <text:p>0</text:p>
          </table:table-cell>
          <table:table-cell table:formula="of:=[.D405]+[.C40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07]/1000" office:value-type="float" office:value="62.838" calcext:value-type="float">
            <text:p>62.838</text:p>
          </table:table-cell>
          <table:table-cell table:formula="of:=[.B407]-[.B406]" office:value-type="float" office:value="-0.537999999999997" calcext:value-type="float">
            <text:p>-0.537999999999997</text:p>
          </table:table-cell>
          <table:table-cell table:formula="of:=[.D406]+[.C40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408]/1000" office:value-type="float" office:value="62.3" calcext:value-type="float">
            <text:p>62.3</text:p>
          </table:table-cell>
          <table:table-cell table:formula="of:=[.B408]-[.B407]" office:value-type="float" office:value="-0.538000000000004" calcext:value-type="float">
            <text:p>-0.538000000000004</text:p>
          </table:table-cell>
          <table:table-cell table:formula="of:=[.D407]+[.C408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09]/1000" office:value-type="float" office:value="63.376" calcext:value-type="float">
            <text:p>63.376</text:p>
          </table:table-cell>
          <table:table-cell table:formula="of:=[.B409]-[.B408]" office:value-type="float" office:value="1.076" calcext:value-type="float">
            <text:p>1.076</text:p>
          </table:table-cell>
          <table:table-cell table:formula="of:=[.D408]+[.C40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410]/1000" office:value-type="float" office:value="62.3" calcext:value-type="float">
            <text:p>62.3</text:p>
          </table:table-cell>
          <table:table-cell table:formula="of:=[.B410]-[.B409]" office:value-type="float" office:value="-1.076" calcext:value-type="float">
            <text:p>-1.076</text:p>
          </table:table-cell>
          <table:table-cell table:formula="of:=[.D409]+[.C410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11]/1000" office:value-type="float" office:value="63.376" calcext:value-type="float">
            <text:p>63.376</text:p>
          </table:table-cell>
          <table:table-cell table:formula="of:=[.B411]-[.B410]" office:value-type="float" office:value="1.076" calcext:value-type="float">
            <text:p>1.076</text:p>
          </table:table-cell>
          <table:table-cell table:formula="of:=[.D410]+[.C41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12]/1000" office:value-type="float" office:value="63.376" calcext:value-type="float">
            <text:p>63.376</text:p>
          </table:table-cell>
          <table:table-cell table:formula="of:=[.B412]-[.B411]" office:value-type="float" office:value="0" calcext:value-type="float">
            <text:p>0</text:p>
          </table:table-cell>
          <table:table-cell table:formula="of:=[.D411]+[.C41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13]/1000" office:value-type="float" office:value="63.376" calcext:value-type="float">
            <text:p>63.376</text:p>
          </table:table-cell>
          <table:table-cell table:formula="of:=[.B413]-[.B412]" office:value-type="float" office:value="0" calcext:value-type="float">
            <text:p>0</text:p>
          </table:table-cell>
          <table:table-cell table:formula="of:=[.D412]+[.C41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14]/1000" office:value-type="float" office:value="63.376" calcext:value-type="float">
            <text:p>63.376</text:p>
          </table:table-cell>
          <table:table-cell table:formula="of:=[.B414]-[.B413]" office:value-type="float" office:value="0" calcext:value-type="float">
            <text:p>0</text:p>
          </table:table-cell>
          <table:table-cell table:formula="of:=[.D413]+[.C41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15]/1000" office:value-type="float" office:value="63.376" calcext:value-type="float">
            <text:p>63.376</text:p>
          </table:table-cell>
          <table:table-cell table:formula="of:=[.B415]-[.B414]" office:value-type="float" office:value="0" calcext:value-type="float">
            <text:p>0</text:p>
          </table:table-cell>
          <table:table-cell table:formula="of:=[.D414]+[.C41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16]/1000" office:value-type="float" office:value="63.376" calcext:value-type="float">
            <text:p>63.376</text:p>
          </table:table-cell>
          <table:table-cell table:formula="of:=[.B416]-[.B415]" office:value-type="float" office:value="0" calcext:value-type="float">
            <text:p>0</text:p>
          </table:table-cell>
          <table:table-cell table:formula="of:=[.D415]+[.C41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17]/1000" office:value-type="float" office:value="62.838" calcext:value-type="float">
            <text:p>62.838</text:p>
          </table:table-cell>
          <table:table-cell table:formula="of:=[.B417]-[.B416]" office:value-type="float" office:value="-0.537999999999997" calcext:value-type="float">
            <text:p>-0.537999999999997</text:p>
          </table:table-cell>
          <table:table-cell table:formula="of:=[.D416]+[.C417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18]/1000" office:value-type="float" office:value="63.376" calcext:value-type="float">
            <text:p>63.376</text:p>
          </table:table-cell>
          <table:table-cell table:formula="of:=[.B418]-[.B417]" office:value-type="float" office:value="0.537999999999997" calcext:value-type="float">
            <text:p>0.537999999999997</text:p>
          </table:table-cell>
          <table:table-cell table:formula="of:=[.D417]+[.C41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19]/1000" office:value-type="float" office:value="63.376" calcext:value-type="float">
            <text:p>63.376</text:p>
          </table:table-cell>
          <table:table-cell table:formula="of:=[.B419]-[.B418]" office:value-type="float" office:value="0" calcext:value-type="float">
            <text:p>0</text:p>
          </table:table-cell>
          <table:table-cell table:formula="of:=[.D418]+[.C41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20]/1000" office:value-type="float" office:value="63.376" calcext:value-type="float">
            <text:p>63.376</text:p>
          </table:table-cell>
          <table:table-cell table:formula="of:=[.B420]-[.B419]" office:value-type="float" office:value="0" calcext:value-type="float">
            <text:p>0</text:p>
          </table:table-cell>
          <table:table-cell table:formula="of:=[.D419]+[.C42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21]/1000" office:value-type="float" office:value="62.838" calcext:value-type="float">
            <text:p>62.838</text:p>
          </table:table-cell>
          <table:table-cell table:formula="of:=[.B421]-[.B420]" office:value-type="float" office:value="-0.537999999999997" calcext:value-type="float">
            <text:p>-0.537999999999997</text:p>
          </table:table-cell>
          <table:table-cell table:formula="of:=[.D420]+[.C421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22]/1000" office:value-type="float" office:value="63.376" calcext:value-type="float">
            <text:p>63.376</text:p>
          </table:table-cell>
          <table:table-cell table:formula="of:=[.B422]-[.B421]" office:value-type="float" office:value="0.537999999999997" calcext:value-type="float">
            <text:p>0.537999999999997</text:p>
          </table:table-cell>
          <table:table-cell table:formula="of:=[.D421]+[.C42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23]/1000" office:value-type="float" office:value="63.376" calcext:value-type="float">
            <text:p>63.376</text:p>
          </table:table-cell>
          <table:table-cell table:formula="of:=[.B423]-[.B422]" office:value-type="float" office:value="0" calcext:value-type="float">
            <text:p>0</text:p>
          </table:table-cell>
          <table:table-cell table:formula="of:=[.D422]+[.C42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24]/1000" office:value-type="float" office:value="63.376" calcext:value-type="float">
            <text:p>63.376</text:p>
          </table:table-cell>
          <table:table-cell table:formula="of:=[.B424]-[.B423]" office:value-type="float" office:value="0" calcext:value-type="float">
            <text:p>0</text:p>
          </table:table-cell>
          <table:table-cell table:formula="of:=[.D423]+[.C42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25]/1000" office:value-type="float" office:value="63.376" calcext:value-type="float">
            <text:p>63.376</text:p>
          </table:table-cell>
          <table:table-cell table:formula="of:=[.B425]-[.B424]" office:value-type="float" office:value="0" calcext:value-type="float">
            <text:p>0</text:p>
          </table:table-cell>
          <table:table-cell table:formula="of:=[.D424]+[.C42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26]/1000" office:value-type="float" office:value="63.376" calcext:value-type="float">
            <text:p>63.376</text:p>
          </table:table-cell>
          <table:table-cell table:formula="of:=[.B426]-[.B425]" office:value-type="float" office:value="0" calcext:value-type="float">
            <text:p>0</text:p>
          </table:table-cell>
          <table:table-cell table:formula="of:=[.D425]+[.C42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27]/1000" office:value-type="float" office:value="63.376" calcext:value-type="float">
            <text:p>63.376</text:p>
          </table:table-cell>
          <table:table-cell table:formula="of:=[.B427]-[.B426]" office:value-type="float" office:value="0" calcext:value-type="float">
            <text:p>0</text:p>
          </table:table-cell>
          <table:table-cell table:formula="of:=[.D426]+[.C42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28]/1000" office:value-type="float" office:value="63.376" calcext:value-type="float">
            <text:p>63.376</text:p>
          </table:table-cell>
          <table:table-cell table:formula="of:=[.B428]-[.B427]" office:value-type="float" office:value="0" calcext:value-type="float">
            <text:p>0</text:p>
          </table:table-cell>
          <table:table-cell table:formula="of:=[.D427]+[.C42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29]/1000" office:value-type="float" office:value="63.376" calcext:value-type="float">
            <text:p>63.376</text:p>
          </table:table-cell>
          <table:table-cell table:formula="of:=[.B429]-[.B428]" office:value-type="float" office:value="0" calcext:value-type="float">
            <text:p>0</text:p>
          </table:table-cell>
          <table:table-cell table:formula="of:=[.D428]+[.C42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0]/1000" office:value-type="float" office:value="63.376" calcext:value-type="float">
            <text:p>63.376</text:p>
          </table:table-cell>
          <table:table-cell table:formula="of:=[.B430]-[.B429]" office:value-type="float" office:value="0" calcext:value-type="float">
            <text:p>0</text:p>
          </table:table-cell>
          <table:table-cell table:formula="of:=[.D429]+[.C43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1]/1000" office:value-type="float" office:value="63.376" calcext:value-type="float">
            <text:p>63.376</text:p>
          </table:table-cell>
          <table:table-cell table:formula="of:=[.B431]-[.B430]" office:value-type="float" office:value="0" calcext:value-type="float">
            <text:p>0</text:p>
          </table:table-cell>
          <table:table-cell table:formula="of:=[.D430]+[.C43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2]/1000" office:value-type="float" office:value="63.376" calcext:value-type="float">
            <text:p>63.376</text:p>
          </table:table-cell>
          <table:table-cell table:formula="of:=[.B432]-[.B431]" office:value-type="float" office:value="0" calcext:value-type="float">
            <text:p>0</text:p>
          </table:table-cell>
          <table:table-cell table:formula="of:=[.D431]+[.C43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3]/1000" office:value-type="float" office:value="63.376" calcext:value-type="float">
            <text:p>63.376</text:p>
          </table:table-cell>
          <table:table-cell table:formula="of:=[.B433]-[.B432]" office:value-type="float" office:value="0" calcext:value-type="float">
            <text:p>0</text:p>
          </table:table-cell>
          <table:table-cell table:formula="of:=[.D432]+[.C43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4]/1000" office:value-type="float" office:value="63.376" calcext:value-type="float">
            <text:p>63.376</text:p>
          </table:table-cell>
          <table:table-cell table:formula="of:=[.B434]-[.B433]" office:value-type="float" office:value="0" calcext:value-type="float">
            <text:p>0</text:p>
          </table:table-cell>
          <table:table-cell table:formula="of:=[.D433]+[.C43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5]/1000" office:value-type="float" office:value="63.376" calcext:value-type="float">
            <text:p>63.376</text:p>
          </table:table-cell>
          <table:table-cell table:formula="of:=[.B435]-[.B434]" office:value-type="float" office:value="0" calcext:value-type="float">
            <text:p>0</text:p>
          </table:table-cell>
          <table:table-cell table:formula="of:=[.D434]+[.C43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6]/1000" office:value-type="float" office:value="63.376" calcext:value-type="float">
            <text:p>63.376</text:p>
          </table:table-cell>
          <table:table-cell table:formula="of:=[.B436]-[.B435]" office:value-type="float" office:value="0" calcext:value-type="float">
            <text:p>0</text:p>
          </table:table-cell>
          <table:table-cell table:formula="of:=[.D435]+[.C43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7]/1000" office:value-type="float" office:value="63.376" calcext:value-type="float">
            <text:p>63.376</text:p>
          </table:table-cell>
          <table:table-cell table:formula="of:=[.B437]-[.B436]" office:value-type="float" office:value="0" calcext:value-type="float">
            <text:p>0</text:p>
          </table:table-cell>
          <table:table-cell table:formula="of:=[.D436]+[.C43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8]/1000" office:value-type="float" office:value="63.376" calcext:value-type="float">
            <text:p>63.376</text:p>
          </table:table-cell>
          <table:table-cell table:formula="of:=[.B438]-[.B437]" office:value-type="float" office:value="0" calcext:value-type="float">
            <text:p>0</text:p>
          </table:table-cell>
          <table:table-cell table:formula="of:=[.D437]+[.C43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39]/1000" office:value-type="float" office:value="63.376" calcext:value-type="float">
            <text:p>63.376</text:p>
          </table:table-cell>
          <table:table-cell table:formula="of:=[.B439]-[.B438]" office:value-type="float" office:value="0" calcext:value-type="float">
            <text:p>0</text:p>
          </table:table-cell>
          <table:table-cell table:formula="of:=[.D438]+[.C43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0]/1000" office:value-type="float" office:value="63.376" calcext:value-type="float">
            <text:p>63.376</text:p>
          </table:table-cell>
          <table:table-cell table:formula="of:=[.B440]-[.B439]" office:value-type="float" office:value="0" calcext:value-type="float">
            <text:p>0</text:p>
          </table:table-cell>
          <table:table-cell table:formula="of:=[.D439]+[.C44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1]/1000" office:value-type="float" office:value="63.376" calcext:value-type="float">
            <text:p>63.376</text:p>
          </table:table-cell>
          <table:table-cell table:formula="of:=[.B441]-[.B440]" office:value-type="float" office:value="0" calcext:value-type="float">
            <text:p>0</text:p>
          </table:table-cell>
          <table:table-cell table:formula="of:=[.D440]+[.C44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2]/1000" office:value-type="float" office:value="63.376" calcext:value-type="float">
            <text:p>63.376</text:p>
          </table:table-cell>
          <table:table-cell table:formula="of:=[.B442]-[.B441]" office:value-type="float" office:value="0" calcext:value-type="float">
            <text:p>0</text:p>
          </table:table-cell>
          <table:table-cell table:formula="of:=[.D441]+[.C44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3]/1000" office:value-type="float" office:value="63.376" calcext:value-type="float">
            <text:p>63.376</text:p>
          </table:table-cell>
          <table:table-cell table:formula="of:=[.B443]-[.B442]" office:value-type="float" office:value="0" calcext:value-type="float">
            <text:p>0</text:p>
          </table:table-cell>
          <table:table-cell table:formula="of:=[.D442]+[.C44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4]/1000" office:value-type="float" office:value="63.376" calcext:value-type="float">
            <text:p>63.376</text:p>
          </table:table-cell>
          <table:table-cell table:formula="of:=[.B444]-[.B443]" office:value-type="float" office:value="0" calcext:value-type="float">
            <text:p>0</text:p>
          </table:table-cell>
          <table:table-cell table:formula="of:=[.D443]+[.C44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5]/1000" office:value-type="float" office:value="63.376" calcext:value-type="float">
            <text:p>63.376</text:p>
          </table:table-cell>
          <table:table-cell table:formula="of:=[.B445]-[.B444]" office:value-type="float" office:value="0" calcext:value-type="float">
            <text:p>0</text:p>
          </table:table-cell>
          <table:table-cell table:formula="of:=[.D444]+[.C44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6]/1000" office:value-type="float" office:value="63.376" calcext:value-type="float">
            <text:p>63.376</text:p>
          </table:table-cell>
          <table:table-cell table:formula="of:=[.B446]-[.B445]" office:value-type="float" office:value="0" calcext:value-type="float">
            <text:p>0</text:p>
          </table:table-cell>
          <table:table-cell table:formula="of:=[.D445]+[.C44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7]/1000" office:value-type="float" office:value="63.376" calcext:value-type="float">
            <text:p>63.376</text:p>
          </table:table-cell>
          <table:table-cell table:formula="of:=[.B447]-[.B446]" office:value-type="float" office:value="0" calcext:value-type="float">
            <text:p>0</text:p>
          </table:table-cell>
          <table:table-cell table:formula="of:=[.D446]+[.C44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8]/1000" office:value-type="float" office:value="63.376" calcext:value-type="float">
            <text:p>63.376</text:p>
          </table:table-cell>
          <table:table-cell table:formula="of:=[.B448]-[.B447]" office:value-type="float" office:value="0" calcext:value-type="float">
            <text:p>0</text:p>
          </table:table-cell>
          <table:table-cell table:formula="of:=[.D447]+[.C44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49]/1000" office:value-type="float" office:value="63.376" calcext:value-type="float">
            <text:p>63.376</text:p>
          </table:table-cell>
          <table:table-cell table:formula="of:=[.B449]-[.B448]" office:value-type="float" office:value="0" calcext:value-type="float">
            <text:p>0</text:p>
          </table:table-cell>
          <table:table-cell table:formula="of:=[.D448]+[.C44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914" calcext:value-type="float">
            <text:p>63914</text:p>
          </table:table-cell>
          <table:table-cell table:formula="of:=[.A450]/1000" office:value-type="float" office:value="63.914" calcext:value-type="float">
            <text:p>63.914</text:p>
          </table:table-cell>
          <table:table-cell table:formula="of:=[.B450]-[.B449]" office:value-type="float" office:value="0.538000000000004" calcext:value-type="float">
            <text:p>0.538000000000004</text:p>
          </table:table-cell>
          <table:table-cell table:formula="of:=[.D449]+[.C450]" office:value-type="float" office:value="14.526" calcext:value-type="float">
            <text:p>14.526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51]/1000" office:value-type="float" office:value="63.376" calcext:value-type="float">
            <text:p>63.376</text:p>
          </table:table-cell>
          <table:table-cell table:formula="of:=[.B451]-[.B450]" office:value-type="float" office:value="-0.538000000000004" calcext:value-type="float">
            <text:p>-0.538000000000004</text:p>
          </table:table-cell>
          <table:table-cell table:formula="of:=[.D450]+[.C45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52]/1000" office:value-type="float" office:value="63.376" calcext:value-type="float">
            <text:p>63.376</text:p>
          </table:table-cell>
          <table:table-cell table:formula="of:=[.B452]-[.B451]" office:value-type="float" office:value="0" calcext:value-type="float">
            <text:p>0</text:p>
          </table:table-cell>
          <table:table-cell table:formula="of:=[.D451]+[.C45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53]/1000" office:value-type="float" office:value="63.376" calcext:value-type="float">
            <text:p>63.376</text:p>
          </table:table-cell>
          <table:table-cell table:formula="of:=[.B453]-[.B452]" office:value-type="float" office:value="0" calcext:value-type="float">
            <text:p>0</text:p>
          </table:table-cell>
          <table:table-cell table:formula="of:=[.D452]+[.C45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54]/1000" office:value-type="float" office:value="63.376" calcext:value-type="float">
            <text:p>63.376</text:p>
          </table:table-cell>
          <table:table-cell table:formula="of:=[.B454]-[.B453]" office:value-type="float" office:value="0" calcext:value-type="float">
            <text:p>0</text:p>
          </table:table-cell>
          <table:table-cell table:formula="of:=[.D453]+[.C45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55]/1000" office:value-type="float" office:value="62.838" calcext:value-type="float">
            <text:p>62.838</text:p>
          </table:table-cell>
          <table:table-cell table:formula="of:=[.B455]-[.B454]" office:value-type="float" office:value="-0.537999999999997" calcext:value-type="float">
            <text:p>-0.537999999999997</text:p>
          </table:table-cell>
          <table:table-cell table:formula="of:=[.D454]+[.C455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56]/1000" office:value-type="float" office:value="62.838" calcext:value-type="float">
            <text:p>62.838</text:p>
          </table:table-cell>
          <table:table-cell table:formula="of:=[.B456]-[.B455]" office:value-type="float" office:value="0" calcext:value-type="float">
            <text:p>0</text:p>
          </table:table-cell>
          <table:table-cell table:formula="of:=[.D455]+[.C456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57]/1000" office:value-type="float" office:value="63.376" calcext:value-type="float">
            <text:p>63.376</text:p>
          </table:table-cell>
          <table:table-cell table:formula="of:=[.B457]-[.B456]" office:value-type="float" office:value="0.537999999999997" calcext:value-type="float">
            <text:p>0.537999999999997</text:p>
          </table:table-cell>
          <table:table-cell table:formula="of:=[.D456]+[.C45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58]/1000" office:value-type="float" office:value="63.376" calcext:value-type="float">
            <text:p>63.376</text:p>
          </table:table-cell>
          <table:table-cell table:formula="of:=[.B458]-[.B457]" office:value-type="float" office:value="0" calcext:value-type="float">
            <text:p>0</text:p>
          </table:table-cell>
          <table:table-cell table:formula="of:=[.D457]+[.C45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59]/1000" office:value-type="float" office:value="63.376" calcext:value-type="float">
            <text:p>63.376</text:p>
          </table:table-cell>
          <table:table-cell table:formula="of:=[.B459]-[.B458]" office:value-type="float" office:value="0" calcext:value-type="float">
            <text:p>0</text:p>
          </table:table-cell>
          <table:table-cell table:formula="of:=[.D458]+[.C45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60]/1000" office:value-type="float" office:value="63.376" calcext:value-type="float">
            <text:p>63.376</text:p>
          </table:table-cell>
          <table:table-cell table:formula="of:=[.B460]-[.B459]" office:value-type="float" office:value="0" calcext:value-type="float">
            <text:p>0</text:p>
          </table:table-cell>
          <table:table-cell table:formula="of:=[.D459]+[.C46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61]/1000" office:value-type="float" office:value="63.376" calcext:value-type="float">
            <text:p>63.376</text:p>
          </table:table-cell>
          <table:table-cell table:formula="of:=[.B461]-[.B460]" office:value-type="float" office:value="0" calcext:value-type="float">
            <text:p>0</text:p>
          </table:table-cell>
          <table:table-cell table:formula="of:=[.D460]+[.C46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62]/1000" office:value-type="float" office:value="63.376" calcext:value-type="float">
            <text:p>63.376</text:p>
          </table:table-cell>
          <table:table-cell table:formula="of:=[.B462]-[.B461]" office:value-type="float" office:value="0" calcext:value-type="float">
            <text:p>0</text:p>
          </table:table-cell>
          <table:table-cell table:formula="of:=[.D461]+[.C46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63]/1000" office:value-type="float" office:value="62.838" calcext:value-type="float">
            <text:p>62.838</text:p>
          </table:table-cell>
          <table:table-cell table:formula="of:=[.B463]-[.B462]" office:value-type="float" office:value="-0.537999999999997" calcext:value-type="float">
            <text:p>-0.537999999999997</text:p>
          </table:table-cell>
          <table:table-cell table:formula="of:=[.D462]+[.C463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64]/1000" office:value-type="float" office:value="63.376" calcext:value-type="float">
            <text:p>63.376</text:p>
          </table:table-cell>
          <table:table-cell table:formula="of:=[.B464]-[.B463]" office:value-type="float" office:value="0.537999999999997" calcext:value-type="float">
            <text:p>0.537999999999997</text:p>
          </table:table-cell>
          <table:table-cell table:formula="of:=[.D463]+[.C46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65]/1000" office:value-type="float" office:value="63.376" calcext:value-type="float">
            <text:p>63.376</text:p>
          </table:table-cell>
          <table:table-cell table:formula="of:=[.B465]-[.B464]" office:value-type="float" office:value="0" calcext:value-type="float">
            <text:p>0</text:p>
          </table:table-cell>
          <table:table-cell table:formula="of:=[.D464]+[.C46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66]/1000" office:value-type="float" office:value="63.376" calcext:value-type="float">
            <text:p>63.376</text:p>
          </table:table-cell>
          <table:table-cell table:formula="of:=[.B466]-[.B465]" office:value-type="float" office:value="0" calcext:value-type="float">
            <text:p>0</text:p>
          </table:table-cell>
          <table:table-cell table:formula="of:=[.D465]+[.C46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67]/1000" office:value-type="float" office:value="63.376" calcext:value-type="float">
            <text:p>63.376</text:p>
          </table:table-cell>
          <table:table-cell table:formula="of:=[.B467]-[.B466]" office:value-type="float" office:value="0" calcext:value-type="float">
            <text:p>0</text:p>
          </table:table-cell>
          <table:table-cell table:formula="of:=[.D466]+[.C46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68]/1000" office:value-type="float" office:value="63.376" calcext:value-type="float">
            <text:p>63.376</text:p>
          </table:table-cell>
          <table:table-cell table:formula="of:=[.B468]-[.B467]" office:value-type="float" office:value="0" calcext:value-type="float">
            <text:p>0</text:p>
          </table:table-cell>
          <table:table-cell table:formula="of:=[.D467]+[.C46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914" calcext:value-type="float">
            <text:p>63914</text:p>
          </table:table-cell>
          <table:table-cell table:formula="of:=[.A469]/1000" office:value-type="float" office:value="63.914" calcext:value-type="float">
            <text:p>63.914</text:p>
          </table:table-cell>
          <table:table-cell table:formula="of:=[.B469]-[.B468]" office:value-type="float" office:value="0.538000000000004" calcext:value-type="float">
            <text:p>0.538000000000004</text:p>
          </table:table-cell>
          <table:table-cell table:formula="of:=[.D468]+[.C469]" office:value-type="float" office:value="14.526" calcext:value-type="float">
            <text:p>14.526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70]/1000" office:value-type="float" office:value="63.376" calcext:value-type="float">
            <text:p>63.376</text:p>
          </table:table-cell>
          <table:table-cell table:formula="of:=[.B470]-[.B469]" office:value-type="float" office:value="-0.538000000000004" calcext:value-type="float">
            <text:p>-0.538000000000004</text:p>
          </table:table-cell>
          <table:table-cell table:formula="of:=[.D469]+[.C47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300" calcext:value-type="float">
            <text:p>62300</text:p>
          </table:table-cell>
          <table:table-cell table:formula="of:=[.A471]/1000" office:value-type="float" office:value="62.3" calcext:value-type="float">
            <text:p>62.3</text:p>
          </table:table-cell>
          <table:table-cell table:formula="of:=[.B471]-[.B470]" office:value-type="float" office:value="-1.076" calcext:value-type="float">
            <text:p>-1.076</text:p>
          </table:table-cell>
          <table:table-cell table:formula="of:=[.D470]+[.C471]" office:value-type="float" office:value="12.912" calcext:value-type="float">
            <text:p>12.912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72]/1000" office:value-type="float" office:value="63.376" calcext:value-type="float">
            <text:p>63.376</text:p>
          </table:table-cell>
          <table:table-cell table:formula="of:=[.B472]-[.B471]" office:value-type="float" office:value="1.076" calcext:value-type="float">
            <text:p>1.076</text:p>
          </table:table-cell>
          <table:table-cell table:formula="of:=[.D471]+[.C47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914" calcext:value-type="float">
            <text:p>63914</text:p>
          </table:table-cell>
          <table:table-cell table:formula="of:=[.A473]/1000" office:value-type="float" office:value="63.914" calcext:value-type="float">
            <text:p>63.914</text:p>
          </table:table-cell>
          <table:table-cell table:formula="of:=[.B473]-[.B472]" office:value-type="float" office:value="0.538000000000004" calcext:value-type="float">
            <text:p>0.538000000000004</text:p>
          </table:table-cell>
          <table:table-cell table:formula="of:=[.D472]+[.C473]" office:value-type="float" office:value="14.526" calcext:value-type="float">
            <text:p>14.526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74]/1000" office:value-type="float" office:value="63.376" calcext:value-type="float">
            <text:p>63.376</text:p>
          </table:table-cell>
          <table:table-cell table:formula="of:=[.B474]-[.B473]" office:value-type="float" office:value="-0.538000000000004" calcext:value-type="float">
            <text:p>-0.538000000000004</text:p>
          </table:table-cell>
          <table:table-cell table:formula="of:=[.D473]+[.C47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75]/1000" office:value-type="float" office:value="63.376" calcext:value-type="float">
            <text:p>63.376</text:p>
          </table:table-cell>
          <table:table-cell table:formula="of:=[.B475]-[.B474]" office:value-type="float" office:value="0" calcext:value-type="float">
            <text:p>0</text:p>
          </table:table-cell>
          <table:table-cell table:formula="of:=[.D474]+[.C47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76]/1000" office:value-type="float" office:value="63.376" calcext:value-type="float">
            <text:p>63.376</text:p>
          </table:table-cell>
          <table:table-cell table:formula="of:=[.B476]-[.B475]" office:value-type="float" office:value="0" calcext:value-type="float">
            <text:p>0</text:p>
          </table:table-cell>
          <table:table-cell table:formula="of:=[.D475]+[.C47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77]/1000" office:value-type="float" office:value="63.376" calcext:value-type="float">
            <text:p>63.376</text:p>
          </table:table-cell>
          <table:table-cell table:formula="of:=[.B477]-[.B476]" office:value-type="float" office:value="0" calcext:value-type="float">
            <text:p>0</text:p>
          </table:table-cell>
          <table:table-cell table:formula="of:=[.D476]+[.C47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78]/1000" office:value-type="float" office:value="63.376" calcext:value-type="float">
            <text:p>63.376</text:p>
          </table:table-cell>
          <table:table-cell table:formula="of:=[.B478]-[.B477]" office:value-type="float" office:value="0" calcext:value-type="float">
            <text:p>0</text:p>
          </table:table-cell>
          <table:table-cell table:formula="of:=[.D477]+[.C47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79]/1000" office:value-type="float" office:value="63.376" calcext:value-type="float">
            <text:p>63.376</text:p>
          </table:table-cell>
          <table:table-cell table:formula="of:=[.B479]-[.B478]" office:value-type="float" office:value="0" calcext:value-type="float">
            <text:p>0</text:p>
          </table:table-cell>
          <table:table-cell table:formula="of:=[.D478]+[.C47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80]/1000" office:value-type="float" office:value="63.376" calcext:value-type="float">
            <text:p>63.376</text:p>
          </table:table-cell>
          <table:table-cell table:formula="of:=[.B480]-[.B479]" office:value-type="float" office:value="0" calcext:value-type="float">
            <text:p>0</text:p>
          </table:table-cell>
          <table:table-cell table:formula="of:=[.D479]+[.C48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81]/1000" office:value-type="float" office:value="62.838" calcext:value-type="float">
            <text:p>62.838</text:p>
          </table:table-cell>
          <table:table-cell table:formula="of:=[.B481]-[.B480]" office:value-type="float" office:value="-0.537999999999997" calcext:value-type="float">
            <text:p>-0.537999999999997</text:p>
          </table:table-cell>
          <table:table-cell table:formula="of:=[.D480]+[.C481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82]/1000" office:value-type="float" office:value="63.376" calcext:value-type="float">
            <text:p>63.376</text:p>
          </table:table-cell>
          <table:table-cell table:formula="of:=[.B482]-[.B481]" office:value-type="float" office:value="0.537999999999997" calcext:value-type="float">
            <text:p>0.537999999999997</text:p>
          </table:table-cell>
          <table:table-cell table:formula="of:=[.D481]+[.C48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83]/1000" office:value-type="float" office:value="63.376" calcext:value-type="float">
            <text:p>63.376</text:p>
          </table:table-cell>
          <table:table-cell table:formula="of:=[.B483]-[.B482]" office:value-type="float" office:value="0" calcext:value-type="float">
            <text:p>0</text:p>
          </table:table-cell>
          <table:table-cell table:formula="of:=[.D482]+[.C48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84]/1000" office:value-type="float" office:value="63.376" calcext:value-type="float">
            <text:p>63.376</text:p>
          </table:table-cell>
          <table:table-cell table:formula="of:=[.B484]-[.B483]" office:value-type="float" office:value="0" calcext:value-type="float">
            <text:p>0</text:p>
          </table:table-cell>
          <table:table-cell table:formula="of:=[.D483]+[.C484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85]/1000" office:value-type="float" office:value="63.376" calcext:value-type="float">
            <text:p>63.376</text:p>
          </table:table-cell>
          <table:table-cell table:formula="of:=[.B485]-[.B484]" office:value-type="float" office:value="0" calcext:value-type="float">
            <text:p>0</text:p>
          </table:table-cell>
          <table:table-cell table:formula="of:=[.D484]+[.C48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86]/1000" office:value-type="float" office:value="63.376" calcext:value-type="float">
            <text:p>63.376</text:p>
          </table:table-cell>
          <table:table-cell table:formula="of:=[.B486]-[.B485]" office:value-type="float" office:value="0" calcext:value-type="float">
            <text:p>0</text:p>
          </table:table-cell>
          <table:table-cell table:formula="of:=[.D485]+[.C48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87]/1000" office:value-type="float" office:value="63.376" calcext:value-type="float">
            <text:p>63.376</text:p>
          </table:table-cell>
          <table:table-cell table:formula="of:=[.B487]-[.B486]" office:value-type="float" office:value="0" calcext:value-type="float">
            <text:p>0</text:p>
          </table:table-cell>
          <table:table-cell table:formula="of:=[.D486]+[.C48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88]/1000" office:value-type="float" office:value="63.376" calcext:value-type="float">
            <text:p>63.376</text:p>
          </table:table-cell>
          <table:table-cell table:formula="of:=[.B488]-[.B487]" office:value-type="float" office:value="0" calcext:value-type="float">
            <text:p>0</text:p>
          </table:table-cell>
          <table:table-cell table:formula="of:=[.D487]+[.C48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89]/1000" office:value-type="float" office:value="63.376" calcext:value-type="float">
            <text:p>63.376</text:p>
          </table:table-cell>
          <table:table-cell table:formula="of:=[.B489]-[.B488]" office:value-type="float" office:value="0" calcext:value-type="float">
            <text:p>0</text:p>
          </table:table-cell>
          <table:table-cell table:formula="of:=[.D488]+[.C48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90]/1000" office:value-type="float" office:value="63.376" calcext:value-type="float">
            <text:p>63.376</text:p>
          </table:table-cell>
          <table:table-cell table:formula="of:=[.B490]-[.B489]" office:value-type="float" office:value="0" calcext:value-type="float">
            <text:p>0</text:p>
          </table:table-cell>
          <table:table-cell table:formula="of:=[.D489]+[.C490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91]/1000" office:value-type="float" office:value="63.376" calcext:value-type="float">
            <text:p>63.376</text:p>
          </table:table-cell>
          <table:table-cell table:formula="of:=[.B491]-[.B490]" office:value-type="float" office:value="0" calcext:value-type="float">
            <text:p>0</text:p>
          </table:table-cell>
          <table:table-cell table:formula="of:=[.D490]+[.C49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92]/1000" office:value-type="float" office:value="63.376" calcext:value-type="float">
            <text:p>63.376</text:p>
          </table:table-cell>
          <table:table-cell table:formula="of:=[.B492]-[.B491]" office:value-type="float" office:value="0" calcext:value-type="float">
            <text:p>0</text:p>
          </table:table-cell>
          <table:table-cell table:formula="of:=[.D491]+[.C492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93]/1000" office:value-type="float" office:value="63.376" calcext:value-type="float">
            <text:p>63.376</text:p>
          </table:table-cell>
          <table:table-cell table:formula="of:=[.B493]-[.B492]" office:value-type="float" office:value="0" calcext:value-type="float">
            <text:p>0</text:p>
          </table:table-cell>
          <table:table-cell table:formula="of:=[.D492]+[.C493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494]/1000" office:value-type="float" office:value="62.838" calcext:value-type="float">
            <text:p>62.838</text:p>
          </table:table-cell>
          <table:table-cell table:formula="of:=[.B494]-[.B493]" office:value-type="float" office:value="-0.537999999999997" calcext:value-type="float">
            <text:p>-0.537999999999997</text:p>
          </table:table-cell>
          <table:table-cell table:formula="of:=[.D493]+[.C494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95]/1000" office:value-type="float" office:value="63.376" calcext:value-type="float">
            <text:p>63.376</text:p>
          </table:table-cell>
          <table:table-cell table:formula="of:=[.B495]-[.B494]" office:value-type="float" office:value="0.537999999999997" calcext:value-type="float">
            <text:p>0.537999999999997</text:p>
          </table:table-cell>
          <table:table-cell table:formula="of:=[.D494]+[.C495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96]/1000" office:value-type="float" office:value="63.376" calcext:value-type="float">
            <text:p>63.376</text:p>
          </table:table-cell>
          <table:table-cell table:formula="of:=[.B496]-[.B495]" office:value-type="float" office:value="0" calcext:value-type="float">
            <text:p>0</text:p>
          </table:table-cell>
          <table:table-cell table:formula="of:=[.D495]+[.C496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97]/1000" office:value-type="float" office:value="63.376" calcext:value-type="float">
            <text:p>63.376</text:p>
          </table:table-cell>
          <table:table-cell table:formula="of:=[.B497]-[.B496]" office:value-type="float" office:value="0" calcext:value-type="float">
            <text:p>0</text:p>
          </table:table-cell>
          <table:table-cell table:formula="of:=[.D496]+[.C497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98]/1000" office:value-type="float" office:value="63.376" calcext:value-type="float">
            <text:p>63.376</text:p>
          </table:table-cell>
          <table:table-cell table:formula="of:=[.B498]-[.B497]" office:value-type="float" office:value="0" calcext:value-type="float">
            <text:p>0</text:p>
          </table:table-cell>
          <table:table-cell table:formula="of:=[.D497]+[.C498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499]/1000" office:value-type="float" office:value="63.376" calcext:value-type="float">
            <text:p>63.376</text:p>
          </table:table-cell>
          <table:table-cell table:formula="of:=[.B499]-[.B498]" office:value-type="float" office:value="0" calcext:value-type="float">
            <text:p>0</text:p>
          </table:table-cell>
          <table:table-cell table:formula="of:=[.D498]+[.C499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2838" calcext:value-type="float">
            <text:p>62838</text:p>
          </table:table-cell>
          <table:table-cell table:formula="of:=[.A500]/1000" office:value-type="float" office:value="62.838" calcext:value-type="float">
            <text:p>62.838</text:p>
          </table:table-cell>
          <table:table-cell table:formula="of:=[.B500]-[.B499]" office:value-type="float" office:value="-0.537999999999997" calcext:value-type="float">
            <text:p>-0.537999999999997</text:p>
          </table:table-cell>
          <table:table-cell table:formula="of:=[.D499]+[.C500]" office:value-type="float" office:value="13.45" calcext:value-type="float">
            <text:p>13.45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501]/1000" office:value-type="float" office:value="63.376" calcext:value-type="float">
            <text:p>63.376</text:p>
          </table:table-cell>
          <table:table-cell table:formula="of:=[.B501]-[.B500]" office:value-type="float" office:value="0.537999999999997" calcext:value-type="float">
            <text:p>0.537999999999997</text:p>
          </table:table-cell>
          <table:table-cell table:formula="of:=[.D500]+[.C501]" office:value-type="float" office:value="13.988" calcext:value-type="float">
            <text:p>13.988</text:p>
          </table:table-cell>
          <table:table-cell table:number-columns-repeated="8"/>
        </table:table-row>
        <table:table-row table:style-name="ro1">
          <table:table-cell office:value-type="float" office:value="63376" calcext:value-type="float">
            <text:p>63376</text:p>
          </table:table-cell>
          <table:table-cell table:formula="of:=[.A502]/1000" office:value-type="float" office:value="63.376" calcext:value-type="float">
            <text:p>63.376</text:p>
          </table:table-cell>
          <table:table-cell table:formula="of:=[.B502]-[.B501]" office:value-type="float" office:value="0" calcext:value-type="float">
            <text:p>0</text:p>
          </table:table-cell>
          <table:table-cell table:formula="of:=[.D501]+[.C502]" office:value-type="float" office:value="13.988" calcext:value-type="float">
            <text:p>13.98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7T05:45:50.157945530</dc:date>
    <meta:editing-duration>PT3M20S</meta:editing-duration>
    <meta:editing-cycles>1</meta:editing-cycles>
    <meta:document-statistic meta:table-count="1" meta:cell-count="2014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mean-value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48" chart:maximum="66" chart:origin="0" chart:interval-maj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 chart:mean-value="tru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392cm" svg:height="18.09cm" xlink:href=".." xlink:type="simple" chart:class="chart:scatter" chart:style-name="ch1">
        <chart:legend chart:legend-position="end" svg:x="32.612cm" svg:y="1.017cm" style:legend-expansion="custom" chartooo:width="3.436cm" chartooo:height="1.096cm" style:legend-expansion-aspect-ratio="3.13503649635036" chart:style-name="ch2"/>
        <chart:plot-area chart:style-name="ch3" table:cell-range-address="temperature_1621247856.B1:temperature_1621247856.B502" chart:data-source-has-labels="row" svg:x="2.367cm" svg:y="0.612cm" svg:width="30.391cm" svg:height="16.511cm">
          <chartooo:coordinate-region svg:x="2.988cm" svg:y="0.811cm" svg:width="29.49cm" svg:height="15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mperature_1621247856.B2:temperature_1621247856.B502" chart:label-cell-address="temperature_1621247856.B1:temperature_1621247856.B1" chart:class="chart:scatter">
            <chart:mean-value chart:style-name="ch8"/>
            <chart:regression-curve chart:style-name="ch9"/>
            <chart:data-point chart:repeated="468"/>
            <chart:data-point chart:style-name="ch10"/>
            <chart:data-point chart:repeated="4"/>
            <chart:data-point chart:style-name="ch10"/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sius</text:p>
                <draw:g>
                  <svg:desc>temperature_1621247856.B1:temperature_162124785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388">
                <text:p>49.388</text:p>
                <draw:g>
                  <svg:desc>temperature_1621247856.B2:temperature_1621247856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768">
                <text:p>54.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.768">
                <text:p>54.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23">
                <text:p>54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768">
                <text:p>54.7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768">
                <text:p>54.7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768">
                <text:p>54.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768">
                <text:p>54.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.844">
                <text:p>55.8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844">
                <text:p>55.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5.844">
                <text:p>55.8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.844">
                <text:p>55.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382">
                <text:p>56.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382">
                <text:p>56.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92">
                <text:p>56.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458">
                <text:p>57.4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458">
                <text:p>57.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458">
                <text:p>57.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.996">
                <text:p>57.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.458">
                <text:p>57.4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996">
                <text:p>57.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996">
                <text:p>57.9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.996">
                <text:p>57.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996">
                <text:p>57.9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996">
                <text:p>57.9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34">
                <text:p>58.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534">
                <text:p>58.5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.534">
                <text:p>58.5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.534">
                <text:p>58.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.534">
                <text:p>58.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072">
                <text:p>59.0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072">
                <text:p>59.0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.072">
                <text:p>59.0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072">
                <text:p>59.0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072">
                <text:p>59.0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.072">
                <text:p>59.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072">
                <text:p>59.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.072">
                <text:p>59.0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072">
                <text:p>59.0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61">
                <text:p>59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0.148">
                <text:p>60.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.686">
                <text:p>60.6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.224">
                <text:p>61.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1.762">
                <text:p>61.7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914">
                <text:p>63.9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3.914">
                <text:p>63.9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3.914">
                <text:p>63.9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3.914">
                <text:p>63.9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2.838">
                <text:p>62.8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3.376">
                <text:p>63.3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3.376">
                <text:p>63.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>
        <chart:symbol-image xlink:href="Pictures/2000000E000000DD000000DD2AAB7C94030DC146.svm"/>
      </style:chart-properties>
    </style:style>
    <style:style style:name="ch4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ff4000" draw:fill-color="#ff4000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392cm" svg:height="18.09cm" xlink:href=".." xlink:type="simple" chart:class="chart:scatter" chart:style-name="ch1">
        <chart:legend chart:legend-position="end" svg:x="32.612cm" svg:y="1.017cm" style:legend-expansion="custom" chartooo:width="3.436cm" chartooo:height="1.096cm" style:legend-expansion-aspect-ratio="3.13503649635036" chart:style-name="ch2"/>
        <chart:plot-area chart:style-name="ch3" table:cell-range-address="temperature_1621247856.C1:temperature_1621247856.C502" chart:data-source-has-labels="row" svg:x="2.446cm" svg:y="0.612cm" svg:width="30.312cm" svg:height="16.063cm">
          <chartooo:coordinate-region svg:x="2.988cm" svg:y="0.811cm" svg:width="29.49cm" svg:height="15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mperature_1621247856.C2:temperature_1621247856.C502" chart:label-cell-address="temperature_1621247856.C1:temperature_1621247856.C1" chart:class="chart:scatter">
            <chart:data-point chart:repeated="468"/>
            <chart:data-point chart:style-name="ch8"/>
            <chart:data-point chart:repeated="4"/>
            <chart:data-point chart:style-name="ch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pe</text:p>
                <draw:g>
                  <svg:desc>temperature_1621247856.C1:temperature_1621247856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mperature_1621247856.C2:temperature_1621247856.C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7599999999999">
                <text:p>1.075999999999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14">
                <text:p>1.6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076">
                <text:p>-1.07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538000000000004">
                <text:p>0.53800000000000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538000000000004">
                <text:p>-0.5380000000000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537999999999997">
                <text:p>-0.5379999999999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37999999999997">
                <text:p>0.53799999999999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5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25cm" svg:stroke-color="#81d41a" draw:fill-color="#81d41a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9.392cm" svg:height="18.09cm" xlink:href=".." xlink:type="simple" chart:class="chart:scatter" chart:style-name="ch1">
        <chart:legend chart:legend-position="end" svg:x="32.612cm" svg:y="1.017cm" style:legend-expansion="custom" chartooo:width="3.436cm" chartooo:height="1.096cm" style:legend-expansion-aspect-ratio="3.13503649635036" chart:style-name="ch2"/>
        <chart:plot-area chart:style-name="ch3" table:cell-range-address="temperature_1621247856.D1:temperature_1621247856.D502" chart:data-source-has-labels="row" svg:x="2.367cm" svg:y="0.612cm" svg:width="30.391cm" svg:height="16.511cm">
          <chartooo:coordinate-region svg:x="2.988cm" svg:y="0.811cm" svg:width="29.49cm" svg:height="15.6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mperature_1621247856.D2:temperature_1621247856.D502" chart:label-cell-address="temperature_1621247856.D1:temperature_1621247856.D1" chart:class="chart:scatter">
            <chart:data-point chart:repeated="468"/>
            <chart:data-point chart:style-name="ch8"/>
            <chart:data-point chart:repeated="4"/>
            <chart:data-point chart:style-name="ch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mm</text:p>
                <draw:g>
                  <svg:desc>temperature_1621247856.D1:temperature_162124785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mperature_1621247856.D2:temperature_1621247856.D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42">
                <text:p>4.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42">
                <text:p>4.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842">
                <text:p>4.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456">
                <text:p>6.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456">
                <text:p>6.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56">
                <text:p>6.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456">
                <text:p>6.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994">
                <text:p>6.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994">
                <text:p>6.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532">
                <text:p>7.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532">
                <text:p>7.5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532">
                <text:p>7.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532">
                <text:p>7.5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608">
                <text:p>8.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608">
                <text:p>8.6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08">
                <text:p>8.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08">
                <text:p>8.6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608">
                <text:p>8.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608">
                <text:p>8.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146">
                <text:p>9.1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146">
                <text:p>9.1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146">
                <text:p>9.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46">
                <text:p>9.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146">
                <text:p>9.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222">
                <text:p>10.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222">
                <text:p>10.2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222">
                <text:p>10.2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.684">
                <text:p>9.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.222">
                <text:p>10.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222">
                <text:p>10.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.76">
                <text:p>10.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298">
                <text:p>11.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836">
                <text:p>11.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374">
                <text:p>12.3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4.526">
                <text:p>14.5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.526">
                <text:p>14.5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.526">
                <text:p>14.5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.912">
                <text:p>12.9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.526">
                <text:p>14.5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.988">
                <text:p>13.9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.988">
                <text:p>13.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